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67.41pt"/>
    </style:style>
    <style:style style:name="co3" style:family="table-column">
      <style:table-column-properties fo:break-before="auto" style:column-width="36.91pt"/>
    </style:style>
    <style:style style:name="co4" style:family="table-column">
      <style:table-column-properties fo:break-before="auto" style:column-width="57.86pt"/>
    </style:style>
    <style:style style:name="co5" style:family="table-column">
      <style:table-column-properties fo:break-before="auto" style:column-width="63.41pt"/>
    </style:style>
    <style:style style:name="co6" style:family="table-column">
      <style:table-column-properties fo:break-before="auto" style:column-width="5.5pt"/>
    </style:style>
    <style:style style:name="co7" style:family="table-column">
      <style:table-column-properties fo:break-before="auto" style:column-width="53.46pt"/>
    </style:style>
    <style:style style:name="co8" style:family="table-column">
      <style:table-column-properties fo:break-before="auto" style:column-width="67.8pt"/>
    </style:style>
    <style:style style:name="co9" style:family="table-column">
      <style:table-column-properties fo:break-before="auto" style:column-width="84.9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5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9" number:automatic-order="true">
      <number:month number:textual="true"/>
      <number:text> </number:text>
      <number:day/>
      <number:text>, </number:text>
      <number:year/>
    </number:date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0036" number:language="sl" number:country="SI" number:automatic-order="true">
      <number:day number:style="long"/>
      <number:text>. </number:text>
      <number:month number:style="long"/>
      <number:text>. </number:text>
      <number:year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42" style:family="table-cell" style:parent-style-name="Default" style:data-style-name="N39"/>
    <style:style style:name="ce9" style:family="table-cell" style:parent-style-name="Default" style:data-style-name="N39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  <style:map style:condition="is-true-formula(ISODD(ROW()))" style:apply-style-name="Untitled1" style:base-cell-address="Sheet1.A8"/>
    </style:style>
    <style:style style:name="ce17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  <style:map style:condition="is-true-formula(ISODD(ROW()))" style:apply-style-name="Untitled1" style:base-cell-address="Sheet1.A9"/>
    </style:style>
    <style:style style:name="ce11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fo:font-weight="bold" style:font-weight-asian="bold" style:font-weight-complex="bold"/>
      <style:map style:condition="is-true-formula(ISODD(ROW()))" style:apply-style-name="Untitled1" style:base-cell-address="Sheet1.A12"/>
    </style:style>
    <style:style style:name="ce21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fo:font-weight="bold" style:font-weight-asian="bold" style:font-weight-complex="bold"/>
      <style:map style:condition="is-true-formula(ISODD(ROW()))" style:apply-style-name="Untitled1" style:base-cell-address="Sheet1.A24"/>
    </style:style>
    <style:style style:name="ce29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fo:font-weight="bold" style:font-weight-asian="bold" style:font-weight-complex="bold"/>
      <style:map style:condition="is-true-formula(ISODD(ROW()))" style:apply-style-name="Untitled1" style:base-cell-address="Sheet1.A9"/>
    </style:style>
    <style:style style:name="ce15" style:family="table-cell" style:parent-style-name="Default">
      <style:table-cell-properties fo:border-bottom="none" fo:border-left="0.06pt solid #000000" fo:border-right="0.06pt solid #000000" fo:border-top="none"/>
      <style:text-properties fo:color="#ba131a" fo:font-weight="bold" style:font-weight-asian="bold" style:font-weight-complex="bold"/>
      <style:map style:condition="is-true-formula(ISODD(ROW()))" style:apply-style-name="Untitled1" style:base-cell-address="Sheet1.A29"/>
    </style:style>
    <style:style style:name="ce23" style:family="table-cell" style:parent-style-name="Default">
      <style:table-cell-properties fo:border-bottom="none" fo:border-left="0.06pt solid #000000" fo:border-right="0.06pt solid #000000" fo:border-top="none"/>
      <style:text-properties fo:color="#ba131a" fo:font-weight="bold" style:font-weight-asian="bold" style:font-weight-complex="bold"/>
      <style:map style:condition="is-true-formula(ISODD(ROW()))" style:apply-style-name="Untitled1" style:base-cell-address="Sheet1.A30"/>
    </style:style>
    <style:style style:name="ce27" style:family="table-cell" style:parent-style-name="Default">
      <style:table-cell-properties fo:border-bottom="0.06pt solid #000000" fo:border-left="0.06pt solid #000000" fo:border-right="0.06pt solid #000000" fo:border-top="none"/>
      <style:text-properties fo:color="#ba131a" fo:font-weight="bold" style:font-weight-asian="bold" style:font-weight-complex="bold"/>
      <style:map style:condition="is-true-formula(ISODD(ROW()))" style:apply-style-name="Untitled1" style:base-cell-address="Sheet1.A30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4" style:family="table-cell" style:parent-style-name="Default" style:data-style-name="N10036">
      <style:table-cell-properties fo:border-bottom="none" fo:border-left="0.06pt solid #000000" fo:border-right="0.06pt solid #000000" fo:border-top="none"/>
      <style:map style:condition="is-true-formula(ISODD(ROW()))" style:apply-style-name="Untitled1" style:base-cell-address="Sheet1.B8"/>
    </style:style>
    <style:style style:name="ce25" style:family="table-cell" style:parent-style-name="Default" style:data-style-name="N10036">
      <style:table-cell-properties fo:border-bottom="none" fo:border-left="0.06pt solid #000000" fo:border-right="0.06pt solid #000000" fo:border-top="none"/>
      <style:map style:condition="is-true-formula(ISODD(ROW()))" style:apply-style-name="Untitled1" style:base-cell-address="Sheet1.B9"/>
    </style:style>
    <style:style style:name="ce65" style:family="table-cell" style:parent-style-name="Default" style:data-style-name="N10036">
      <style:table-cell-properties fo:border-bottom="none" fo:border-left="0.06pt solid #000000" fo:border-right="0.06pt solid #000000" fo:border-top="none"/>
      <style:text-properties style:use-window-font-color="true"/>
      <style:map style:condition="is-true-formula(ISODD(ROW()))" style:apply-style-name="Untitled1" style:base-cell-address="Sheet1.B12"/>
    </style:style>
    <style:style style:name="ce77" style:family="table-cell" style:parent-style-name="Default" style:data-style-name="N10036">
      <style:table-cell-properties fo:border-bottom="none" fo:border-left="0.06pt solid #000000" fo:border-right="0.06pt solid #000000" fo:border-top="none"/>
      <style:text-properties style:use-window-font-color="true"/>
      <style:map style:condition="is-true-formula(ISODD(ROW()))" style:apply-style-name="Untitled1" style:base-cell-address="Sheet1.B24"/>
    </style:style>
    <style:style style:name="ce80" style:family="table-cell" style:parent-style-name="Default" style:data-style-name="N10036">
      <style:table-cell-properties fo:border-bottom="none" fo:border-left="0.06pt solid #000000" fo:border-right="0.06pt solid #000000" fo:border-top="none"/>
      <style:text-properties style:use-window-font-color="true"/>
      <style:map style:condition="is-true-formula(ISODD(ROW()))" style:apply-style-name="Untitled1" style:base-cell-address="Sheet1.B25"/>
    </style:style>
    <style:style style:name="ce72" style:family="table-cell" style:parent-style-name="Default" style:data-style-name="N10036">
      <style:table-cell-properties fo:border-bottom="none" fo:border-left="0.06pt solid #000000" fo:border-right="0.06pt solid #000000" fo:border-top="none"/>
      <style:text-properties style:use-window-font-color="true"/>
      <style:map style:condition="is-true-formula(ISODD(ROW()))" style:apply-style-name="Untitled1" style:base-cell-address="Sheet1.B9"/>
    </style:style>
    <style:style style:name="ce73" style:family="table-cell" style:parent-style-name="Default" style:data-style-name="N10036">
      <style:table-cell-properties fo:border-bottom="none" fo:border-left="0.06pt solid #000000" fo:border-right="0.06pt solid #000000" fo:border-top="none"/>
      <style:text-properties fo:color="#ce181e"/>
      <style:map style:condition="is-true-formula(ISODD(ROW()))" style:apply-style-name="Untitled1" style:base-cell-address="Sheet1.B30"/>
    </style:style>
    <style:style style:name="ce83" style:family="table-cell" style:parent-style-name="Default" style:data-style-name="N10036">
      <style:table-cell-properties fo:border-bottom="none" fo:border-left="0.06pt solid #000000" fo:border-right="0.06pt solid #000000" fo:border-top="none"/>
      <style:text-properties fo:color="#ce181e"/>
      <style:map style:condition="is-true-formula(ISODD(ROW()))" style:apply-style-name="Untitled1" style:base-cell-address="Sheet1.B30"/>
    </style:style>
    <style:style style:name="ce84" style:family="table-cell" style:parent-style-name="Default" style:data-style-name="N10036">
      <style:table-cell-properties fo:border-bottom="none" fo:border-left="0.06pt solid #000000" fo:border-right="0.06pt solid #000000" fo:border-top="none"/>
      <style:text-properties fo:color="#ce181e"/>
      <style:map style:condition="is-true-formula(ISODD(ROW()))" style:apply-style-name="Untitled1" style:base-cell-address="Sheet1.B30"/>
    </style:style>
    <style:style style:name="ce6" style:family="table-cell" style:parent-style-name="Default" style:data-style-name="N10036"/>
    <style:style style:name="ce7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2" style:family="table-cell" style:parent-style-name="Default" style:data-style-name="N2">
      <style:table-cell-properties fo:border-bottom="none" fo:border-left="0.06pt solid #000000" fo:border-right="0.06pt solid #000000" fo:border-top="none"/>
      <style:map style:condition="is-true-formula(ISODD(ROW()))" style:apply-style-name="Untitled1" style:base-cell-address="Sheet1.B8"/>
    </style:style>
    <style:style style:name="ce33" style:family="table-cell" style:parent-style-name="Default" style:data-style-name="N2">
      <style:table-cell-properties fo:border-bottom="none" fo:border-left="0.06pt solid #000000" fo:border-right="0.06pt solid #000000" fo:border-top="none"/>
      <style:map style:condition="is-true-formula(ISODD(ROW()))" style:apply-style-name="Untitled1" style:base-cell-address="Sheet1.B9"/>
    </style:style>
    <style:style style:name="ce34" style:family="table-cell" style:parent-style-name="Default" style:data-style-name="N2">
      <style:table-cell-properties fo:border-bottom="none" fo:border-left="0.06pt solid #000000" fo:border-right="0.06pt solid #000000" fo:border-top="none"/>
      <style:map style:condition="is-true-formula(ISODD(ROW()))" style:apply-style-name="Untitled1" style:base-cell-address="Sheet1.B9"/>
    </style:style>
    <style:style style:name="ce96" style:family="table-cell" style:parent-style-name="Default" style:data-style-name="N2">
      <style:table-cell-properties fo:border-bottom="none" fo:border-left="0.06pt solid #000000" fo:border-right="0.06pt solid #000000" fo:border-top="none"/>
      <style:text-properties style:use-window-font-color="true"/>
      <style:map style:condition="is-true-formula(ISODD(ROW()))" style:apply-style-name="Untitled1" style:base-cell-address="Sheet1.B12"/>
    </style:style>
    <style:style style:name="ce109" style:family="table-cell" style:parent-style-name="Default" style:data-style-name="N2">
      <style:table-cell-properties fo:border-bottom="none" fo:border-left="0.06pt solid #000000" fo:border-right="0.06pt solid #000000" fo:border-top="none"/>
      <style:text-properties style:use-window-font-color="true"/>
      <style:map style:condition="is-true-formula(ISODD(ROW()))" style:apply-style-name="Untitled1" style:base-cell-address="Sheet1.B24"/>
    </style:style>
    <style:style style:name="ce116" style:family="table-cell" style:parent-style-name="Default" style:data-style-name="N2">
      <style:table-cell-properties fo:border-bottom="none" fo:border-left="0.06pt solid #000000" fo:border-right="0.06pt solid #000000" fo:border-top="none"/>
      <style:text-properties style:use-window-font-color="true"/>
      <style:map style:condition="is-true-formula(ISODD(ROW()))" style:apply-style-name="Untitled1" style:base-cell-address="Sheet1.B9"/>
    </style:style>
    <style:style style:name="ce103" style:family="table-cell" style:parent-style-name="Default" style:data-style-name="N2">
      <style:table-cell-properties fo:border-bottom="none" fo:border-left="0.06pt solid #000000" fo:border-right="0.06pt solid #000000" fo:border-top="none"/>
      <style:text-properties style:use-window-font-color="true"/>
      <style:map style:condition="is-true-formula(ISODD(ROW()))" style:apply-style-name="Untitled1" style:base-cell-address="Sheet1.A9"/>
    </style:style>
    <style:style style:name="ce104" style:family="table-cell" style:parent-style-name="Default" style:data-style-name="N2">
      <style:table-cell-properties fo:border-bottom="none" fo:border-left="0.06pt solid #000000" fo:border-right="0.06pt solid #000000" fo:border-top="none"/>
      <style:text-properties fo:color="#ba131a"/>
      <style:map style:condition="is-true-formula(ISODD(ROW()))" style:apply-style-name="Untitled1" style:base-cell-address="Sheet1.C29"/>
    </style:style>
    <style:style style:name="ce105" style:family="table-cell" style:parent-style-name="Default" style:data-style-name="N2">
      <style:table-cell-properties fo:border-bottom="none" fo:border-left="0.06pt solid #000000" fo:border-right="0.06pt solid #000000" fo:border-top="none"/>
      <style:text-properties fo:color="#ba131a"/>
      <style:map style:condition="is-true-formula(ISODD(ROW()))" style:apply-style-name="Untitled1" style:base-cell-address="Sheet1.A30"/>
    </style:style>
    <style:style style:name="ce106" style:family="table-cell" style:parent-style-name="Default" style:data-style-name="N2">
      <style:table-cell-properties fo:border-bottom="0.06pt solid #000000" fo:border-left="0.06pt solid #000000" fo:border-right="0.06pt solid #000000" fo:border-top="none"/>
      <style:text-properties fo:color="#ba131a"/>
      <style:map style:condition="is-true-formula(ISODD(ROW()))" style:apply-style-name="Untitled1" style:base-cell-address="Sheet1.A30"/>
    </style:style>
    <style:style style:name="ce38" style:family="table-cell" style:parent-style-name="Default" style:data-style-name="N10108">
      <style:table-cell-properties fo:border-bottom="none" fo:border-left="0.06pt solid #000000" fo:border-right="0.06pt solid #000000" fo:border-top="none"/>
      <style:map style:condition="is-true-formula(ISODD(ROW()))" style:apply-style-name="Untitled1" style:base-cell-address="Sheet1.B8"/>
    </style:style>
    <style:style style:name="ce39" style:family="table-cell" style:parent-style-name="Default" style:data-style-name="N10108">
      <style:table-cell-properties fo:border-bottom="none" fo:border-left="0.06pt solid #000000" fo:border-right="0.06pt solid #000000" fo:border-top="none"/>
      <style:map style:condition="is-true-formula(ISODD(ROW()))" style:apply-style-name="Untitled1" style:base-cell-address="Sheet1.B9"/>
    </style:style>
    <style:style style:name="ce111" style:family="table-cell" style:parent-style-name="Default" style:data-style-name="N10108">
      <style:table-cell-properties fo:border-bottom="none" fo:background-color="transparent" fo:border-left="0.06pt solid #000000" fo:border-right="0.06pt solid #000000" fo:border-top="none"/>
      <style:text-properties style:use-window-font-color="true"/>
      <style:map style:condition="is-true-formula(ISODD(ROW()))" style:apply-style-name="Untitled1" style:base-cell-address="Sheet1.B12"/>
    </style:style>
    <style:style style:name="ce123" style:family="table-cell" style:parent-style-name="Default" style:data-style-name="N10108">
      <style:table-cell-properties fo:border-bottom="none" fo:border-left="0.06pt solid #000000" fo:border-right="0.06pt solid #000000" fo:border-top="none"/>
      <style:text-properties style:use-window-font-color="true"/>
      <style:map style:condition="is-true-formula(ISODD(ROW()))" style:apply-style-name="Untitled1" style:base-cell-address="Sheet1.D24"/>
    </style:style>
    <style:style style:name="ce113" style:family="table-cell" style:parent-style-name="Default" style:data-style-name="N10108">
      <style:table-cell-properties fo:border-bottom="none" fo:border-left="0.06pt solid #000000" fo:border-right="0.06pt solid #000000" fo:border-top="none"/>
      <style:text-properties style:use-window-font-color="true"/>
      <style:map style:condition="is-true-formula(ISODD(ROW()))" style:apply-style-name="Untitled1" style:base-cell-address="Sheet1.D28"/>
    </style:style>
    <style:style style:name="ce114" style:family="table-cell" style:parent-style-name="Default" style:data-style-name="N10108">
      <style:table-cell-properties fo:border-bottom="none" fo:border-left="0.06pt solid #000000" fo:border-right="0.06pt solid #000000" fo:border-top="none"/>
      <style:text-properties fo:color="#ba131a"/>
      <style:map style:condition="is-true-formula(ISODD(ROW()))" style:apply-style-name="Untitled1" style:base-cell-address="Sheet1.D29"/>
    </style:style>
    <style:style style:name="ce115" style:family="table-cell" style:parent-style-name="Default" style:data-style-name="N10108">
      <style:table-cell-properties fo:border-bottom="none" fo:border-left="0.06pt solid #000000" fo:border-right="0.06pt solid #000000" fo:border-top="none"/>
      <style:text-properties fo:color="#ba131a"/>
      <style:map style:condition="is-true-formula(ISODD(ROW()))" style:apply-style-name="Untitled1" style:base-cell-address="Sheet1.A30"/>
    </style:style>
    <style:style style:name="ce43" style:family="table-cell" style:parent-style-name="Default" style:data-style-name="N2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 style:data-style-name="N104"/>
    <style:style style:name="ce45" style:family="table-cell" style:parent-style-name="Default" style:data-style-name="N10036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map style:condition="is-true-formula(ISODD(ROW()))" style:apply-style-name="Untitled1" style:base-cell-address="Sheet1.E8"/>
    </style:style>
    <style:style style:name="ce46" style:family="table-cell" style:parent-style-name="Default" style:data-style-name="N10036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map style:condition="is-true-formula(ISODD(ROW()))" style:apply-style-name="Untitled1" style:base-cell-address="Sheet1.E9"/>
    </style:style>
    <style:style style:name="ce47" style:family="table-cell" style:parent-style-name="Default" style:data-style-name="N10036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map style:condition="is-true-formula(ISODD(ROW()))" style:apply-style-name="Untitled1" style:base-cell-address="Sheet1.E9"/>
    </style:style>
    <style:style style:name="ce48" style:family="table-cell" style:parent-style-name="Default" style:data-style-name="N10036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map style:condition="is-true-formula(ISODD(ROW()))" style:apply-style-name="Untitled1" style:base-cell-address="Sheet1.E9"/>
    </style:style>
    <style:style style:name="ce125" style:family="table-cell" style:parent-style-name="Default" style:data-style-name="N10036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style:use-window-font-color="true"/>
      <style:map style:condition="is-true-formula(ISODD(ROW()))" style:apply-style-name="Untitled1" style:base-cell-address="Sheet1.E12"/>
    </style:style>
    <style:style style:name="ce50" style:family="table-cell" style:parent-style-name="Default" style:data-style-name="N10036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map style:condition="is-true-formula(ISODD(ROW()))" style:apply-style-name="Untitled1" style:base-cell-address="Sheet1.E9"/>
    </style:style>
    <style:style style:name="ce51" style:family="table-cell" style:parent-style-name="Default" style:data-style-name="N10036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map style:condition="is-true-formula(ISODD(ROW()))" style:apply-style-name="Untitled1" style:base-cell-address="Sheet1.E9"/>
    </style:style>
    <style:style style:name="ce52" style:family="table-cell" style:parent-style-name="Default" style:data-style-name="N10036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map style:condition="is-true-formula(ISODD(ROW()))" style:apply-style-name="Untitled1" style:base-cell-address="Sheet1.E9"/>
    </style:style>
    <style:style style:name="ce53" style:family="table-cell" style:parent-style-name="Default" style:data-style-name="N10036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map style:condition="is-true-formula(ISODD(ROW()))" style:apply-style-name="Untitled1" style:base-cell-address="Sheet1.E9"/>
    </style:style>
    <style:style style:name="ce54" style:family="table-cell" style:parent-style-name="Default" style:data-style-name="N10036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map style:condition="is-true-formula(ISODD(ROW()))" style:apply-style-name="Untitled1" style:base-cell-address="Sheet1.E9"/>
    </style:style>
    <style:style style:name="ce55" style:family="table-cell" style:parent-style-name="Default" style:data-style-name="N10036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map style:condition="is-true-formula(ISODD(ROW()))" style:apply-style-name="Untitled1" style:base-cell-address="Sheet1.E9"/>
    </style:style>
    <style:style style:name="ce56" style:family="table-cell" style:parent-style-name="Default" style:data-style-name="N10036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map style:condition="is-true-formula(ISODD(ROW()))" style:apply-style-name="Untitled1" style:base-cell-address="Sheet1.E9"/>
    </style:style>
    <style:style style:name="ce57" style:family="table-cell" style:parent-style-name="Default" style:data-style-name="N10036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map style:condition="is-true-formula(ISODD(ROW()))" style:apply-style-name="Untitled1" style:base-cell-address="Sheet1.E9"/>
    </style:style>
    <style:style style:name="ce58" style:family="table-cell" style:parent-style-name="Default" style:data-style-name="N10036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map style:condition="is-true-formula(ISODD(ROW()))" style:apply-style-name="Untitled1" style:base-cell-address="Sheet1.E9"/>
    </style:style>
    <style:style style:name="ce59" style:family="table-cell" style:parent-style-name="Default" style:data-style-name="N10036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map style:condition="is-true-formula(ISODD(ROW()))" style:apply-style-name="Untitled1" style:base-cell-address="Sheet1.E9"/>
    </style:style>
    <style:style style:name="ce60" style:family="table-cell" style:parent-style-name="Default" style:data-style-name="N10036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map style:condition="is-true-formula(ISODD(ROW()))" style:apply-style-name="Untitled1" style:base-cell-address="Sheet1.E9"/>
    </style:style>
    <style:style style:name="ce141" style:family="table-cell" style:parent-style-name="Default" style:data-style-name="N10036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style:use-window-font-color="true"/>
      <style:map style:condition="is-true-formula(ISODD(ROW()))" style:apply-style-name="Untitled1" style:base-cell-address="Sheet1.E24"/>
    </style:style>
    <style:style style:name="ce146" style:family="table-cell" style:parent-style-name="Default" style:data-style-name="N10036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style:use-window-font-color="true"/>
      <style:map style:condition="is-true-formula(ISODD(ROW()))" style:apply-style-name="Untitled1" style:base-cell-address="Sheet1.E24"/>
    </style:style>
    <style:style style:name="ce147" style:family="table-cell" style:parent-style-name="Default" style:data-style-name="N10036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fo:color="#ba131a"/>
      <style:map style:condition="is-true-formula(ISODD(ROW()))" style:apply-style-name="Untitled1" style:base-cell-address="Sheet1.E29"/>
    </style:style>
    <style:style style:name="ce149" style:family="table-cell" style:parent-style-name="Default" style:data-style-name="N10036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fo:color="#ba131a"/>
      <style:map style:condition="is-true-formula(ISODD(ROW()))" style:apply-style-name="Untitled1" style:base-cell-address="Sheet1.E30"/>
    </style:style>
    <style:style style:name="ce150" style:family="table-cell" style:parent-style-name="Default" style:data-style-name="N10036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  <style:text-properties fo:color="#ba131a"/>
      <style:map style:condition="is-true-formula(ISODD(ROW()))" style:apply-style-name="Untitled1" style:base-cell-address="Sheet1.E30"/>
    </style:style>
    <style:style style:name="ce64" style:family="table-cell" style:parent-style-name="Default" style:data-style-name="N2"/>
    <style:style style:name="ce137" style:family="table-cell" style:parent-style-name="Default">
      <style:table-cell-properties fo:border="0.06pt solid #000000"/>
    </style:style>
    <style:style style:name="ce66" style:family="table-cell" style:parent-style-name="Default">
      <style:table-cell-properties fo:border-bottom="none" fo:border-left="0.06pt solid #000000" fo:border-right="0.06pt solid #000000" fo:border-top="none"/>
    </style:style>
    <style:style style:name="ce160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/>
    </style:style>
    <style:style style:name="ce6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9" style:family="table-cell" style:parent-style-name="Default" style:data-style-name="N10108">
      <style:table-cell-properties fo:border-bottom="none" fo:border-left="0.06pt solid #000000" fo:border-right="0.06pt solid #000000" fo:border-top="none"/>
    </style:style>
    <style:style style:name="ce142" style:family="table-cell" style:parent-style-name="Default" style:data-style-name="N10108">
      <style:table-cell-properties fo:border-bottom="none" fo:border-left="0.06pt solid #000000" fo:border-right="0.06pt solid #000000" fo:border-top="none"/>
      <style:map style:condition="is-true-formula(ISODD(ROW()))" style:apply-style-name="Untitled1" style:base-cell-address="Sheet1.G9"/>
    </style:style>
    <style:style style:name="ce166" style:family="table-cell" style:parent-style-name="Default" style:data-style-name="N10108">
      <style:table-cell-properties fo:border-bottom="none" fo:border-left="0.06pt solid #000000" fo:border-right="0.06pt solid #000000" fo:border-top="none"/>
      <style:text-properties style:use-window-font-color="true"/>
      <style:map style:condition="is-true-formula(ISODD(ROW()))" style:apply-style-name="Untitled1" style:base-cell-address="Sheet1.G9"/>
    </style:style>
    <style:style style:name="ce177" style:family="table-cell" style:parent-style-name="Default" style:data-style-name="N10108">
      <style:table-cell-properties fo:border-bottom="none" fo:border-left="0.06pt solid #000000" fo:border-right="0.06pt solid #000000" fo:border-top="none"/>
      <style:text-properties style:use-window-font-color="true"/>
      <style:map style:condition="is-true-formula(ISODD(ROW()))" style:apply-style-name="Untitled1" style:base-cell-address="Sheet1.G9"/>
    </style:style>
    <style:style style:name="ce165" style:family="table-cell" style:parent-style-name="Default" style:data-style-name="N10108">
      <style:table-cell-properties fo:border-bottom="none" fo:border-left="0.06pt solid #000000" fo:border-right="0.06pt solid #000000" fo:border-top="none"/>
      <style:text-properties style:use-window-font-color="true"/>
      <style:map style:condition="is-true-formula(ISODD(ROW()))" style:apply-style-name="Untitled1" style:base-cell-address="Sheet1.G9"/>
    </style:style>
    <style:style style:name="ce167" style:family="table-cell" style:parent-style-name="Default" style:data-style-name="N10108">
      <style:table-cell-properties fo:border-bottom="none" fo:border-left="0.06pt solid #000000" fo:border-right="0.06pt solid #000000" fo:border-top="none"/>
      <style:map style:condition="is-true-formula(ISODD(ROW()))" style:apply-style-name="Untitled1" style:base-cell-address="Sheet1.G29"/>
    </style:style>
    <style:style style:name="ce168" style:family="table-cell" style:parent-style-name="Default" style:data-style-name="N10108">
      <style:table-cell-properties fo:border-bottom="none" fo:border-left="0.06pt solid #000000" fo:border-right="0.06pt solid #000000" fo:border-top="none"/>
      <style:map style:condition="is-true-formula(ISODD(ROW()))" style:apply-style-name="Untitled1" style:base-cell-address="Sheet1.G30"/>
    </style:style>
    <style:style style:name="ce169" style:family="table-cell" style:parent-style-name="Default" style:data-style-name="N10108">
      <style:table-cell-properties fo:border-bottom="0.06pt solid #000000" fo:border-left="0.06pt solid #000000" fo:border-right="0.06pt solid #000000" fo:border-top="none"/>
      <style:map style:condition="is-true-formula(ISODD(ROW()))" style:apply-style-name="Untitled1" style:base-cell-address="Sheet1.G30"/>
    </style:style>
    <style:style style:name="ce75" style:family="table-cell" style:parent-style-name="Default" style:data-style-name="N10036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map style:condition="is-true-formula(ISODD(ROW()))" style:apply-style-name="Untitled1" style:base-cell-address="Sheet1.G8"/>
    </style:style>
    <style:style style:name="ce76" style:family="table-cell" style:parent-style-name="Default" style:data-style-name="N10036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map style:condition="is-true-formula(ISODD(ROW()))" style:apply-style-name="Untitled1" style:base-cell-address="Sheet1.G9"/>
    </style:style>
    <style:style style:name="ce79" style:family="table-cell" style:parent-style-name="Default" style:data-style-name="N10036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map style:condition="is-true-formula(ISODD(ROW()))" style:apply-style-name="Untitled1" style:base-cell-address="Sheet1.G9"/>
    </style:style>
    <style:style style:name="ce173" style:family="table-cell" style:parent-style-name="Default" style:data-style-name="N10036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style:use-window-font-color="true"/>
      <style:map style:condition="is-true-formula(ISODD(ROW()))" style:apply-style-name="Untitled1" style:base-cell-address="Sheet1.H12"/>
    </style:style>
    <style:style style:name="ce151" style:family="table-cell" style:parent-style-name="Default" style:data-style-name="N10036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map style:condition="is-true-formula(ISODD(ROW()))" style:apply-style-name="Untitled1" style:base-cell-address="Sheet1.G9"/>
    </style:style>
    <style:style style:name="ce175" style:family="table-cell" style:parent-style-name="Default" style:data-style-name="N10036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style:use-window-font-color="true"/>
      <style:map style:condition="is-true-formula(ISODD(ROW()))" style:apply-style-name="Untitled1" style:base-cell-address="Sheet1.H24"/>
    </style:style>
    <style:style style:name="ce189" style:family="table-cell" style:parent-style-name="Default" style:data-style-name="N10036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style:use-window-font-color="true"/>
      <style:map style:condition="is-true-formula(ISODD(ROW()))" style:apply-style-name="Untitled1" style:base-cell-address="Sheet1.H9"/>
    </style:style>
    <style:style style:name="ce179" style:family="table-cell" style:parent-style-name="Default" style:data-style-name="N10036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map style:condition="is-true-formula(ISODD(ROW()))" style:apply-style-name="Untitled1" style:base-cell-address="Sheet1.H29"/>
    </style:style>
    <style:style style:name="ce180" style:family="table-cell" style:parent-style-name="Default" style:data-style-name="N10036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map style:condition="is-true-formula(ISODD(ROW()))" style:apply-style-name="Untitled1" style:base-cell-address="Sheet1.H30"/>
    </style:style>
    <style:style style:name="ce181" style:family="table-cell" style:parent-style-name="Default" style:data-style-name="N10036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  <style:map style:condition="is-true-formula(ISODD(ROW()))" style:apply-style-name="Untitled1" style:base-cell-address="Sheet1.H30"/>
    </style:style>
    <style:style style:name="ce82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5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9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map style:condition="is-true-formula(ISODD(ROW()))" style:apply-style-name="Untitled1" style:base-cell-address="Sheet1.I8"/>
    </style:style>
    <style:style style:name="ce19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map style:condition="is-true-formula(ISODD(ROW()))" style:apply-style-name="Untitled1" style:base-cell-address="Sheet1.I8"/>
    </style:style>
    <style:style style:name="ce19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map style:condition="is-true-formula(ISODD(ROW()))" style:apply-style-name="Untitled1" style:base-cell-address="Sheet1.I8"/>
    </style:style>
    <style:style style:name="ce18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style:use-window-font-color="true"/>
      <style:map style:condition="is-true-formula(ISODD(ROW()))" style:apply-style-name="Untitled1" style:base-cell-address="Sheet1.I12"/>
    </style:style>
    <style:style style:name="ce19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map style:condition="is-true-formula(ISODD(ROW()))" style:apply-style-name="Untitled1" style:base-cell-address="Sheet1.I8"/>
    </style:style>
    <style:style style:name="ce20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style:use-window-font-color="true"/>
      <style:map style:condition="is-true-formula(ISODD(ROW()))" style:apply-style-name="Untitled1" style:base-cell-address="Sheet1.I24"/>
    </style:style>
    <style:style style:name="ce202" style:family="table-cell" style:parent-style-name="Default" style:data-style-name="N10036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style:use-window-font-color="true"/>
      <style:map style:condition="is-true-formula(ISODD(ROW()))" style:apply-style-name="Untitled1" style:base-cell-address="Sheet1.I25"/>
    </style:style>
    <style:style style:name="ce194" style:family="table-cell" style:parent-style-name="Default" style:data-style-name="N10036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map style:condition="is-true-formula(ISODD(ROW()))" style:apply-style-name="Untitled1" style:base-cell-address="Sheet1.I29"/>
    </style:style>
    <style:style style:name="ce201" style:family="table-cell" style:parent-style-name="Default" style:data-style-name="N10036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map style:condition="is-true-formula(ISODD(ROW()))" style:apply-style-name="Untitled1" style:base-cell-address="Sheet1.I30"/>
    </style:style>
    <style:style style:name="ce203" style:family="table-cell" style:parent-style-name="Default" style:data-style-name="N10036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  <style:map style:condition="is-true-formula(ISODD(ROW()))" style:apply-style-name="Untitled1" style:base-cell-address="Sheet1.I30"/>
    </style:style>
    <style:style style:name="ce89" style:family="table-cell" style:parent-style-name="Default" style:data-style-name="N10108">
      <style:table-cell-properties style:text-align-source="fix" style:repeat-content="false"/>
      <style:paragraph-properties fo:text-align="end" fo:margin-left="0pt"/>
    </style:style>
    <style:style style:name="ce22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91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92" style:family="table-cell" style:parent-style-name="Default">
      <style:text-properties style:use-window-font-color="true"/>
    </style:style>
    <style:style style:name="ce90" style:family="table-cell" style:parent-style-name="Default">
      <style:table-cell-properties fo:border="none"/>
    </style:style>
    <style:style style:name="ce209" style:family="table-cell" style:parent-style-name="Default">
      <style:table-cell-properties fo:border="none"/>
      <style:text-properties style:use-window-font-color="true"/>
    </style:style>
    <style:style style:name="ce22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27" style:family="table-cell" style:parent-style-name="Default">
      <style:table-cell-properties style:text-align-source="fix" style:repeat-content="false"/>
      <style:paragraph-properties fo:text-align="center" fo:margin-left="0pt"/>
      <style:map style:condition="is-true-formula(ISODD(ROW()))" style:apply-style-name="Untitled1" style:base-cell-address="Sheet2.A9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pt"/>
      <style:map style:condition="is-true-formula(ISODD(ROW()))" style:apply-style-name="Untitled1" style:base-cell-address="Sheet2.A10"/>
    </style:style>
    <style:style style:name="ce229" style:family="table-cell" style:parent-style-name="Default" style:data-style-name="N104">
      <style:table-cell-properties style:text-align-source="fix" style:repeat-content="false"/>
      <style:paragraph-properties fo:text-align="center" fo:margin-left="0pt"/>
    </style:style>
    <style:style style:name="ce230" style:family="table-cell" style:parent-style-name="Default" style:data-style-name="N39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31" style:family="table-cell" style:parent-style-name="Default" style:data-style-name="N10036">
      <style:table-cell-properties style:text-align-source="fix" style:repeat-content="false"/>
      <style:paragraph-properties fo:text-align="center" fo:margin-left="0pt"/>
    </style:style>
    <style:style style:name="ce232" style:family="table-cell" style:parent-style-name="Default" style:data-style-name="N10036">
      <style:table-cell-properties style:text-align-source="fix" style:repeat-content="false"/>
      <style:paragraph-properties fo:text-align="center" fo:margin-left="0pt"/>
      <style:map style:condition="is-true-formula(ISODD(ROW()))" style:apply-style-name="Untitled1" style:base-cell-address="Sheet2.C8"/>
    </style:style>
    <style:style style:name="ce233" style:family="table-cell" style:parent-style-name="Default" style:data-style-name="N10036">
      <style:table-cell-properties style:text-align-source="fix" style:repeat-content="false"/>
      <style:paragraph-properties fo:text-align="center" fo:margin-left="0pt"/>
      <style:map style:condition="is-true-formula(ISODD(ROW()))" style:apply-style-name="Untitled1" style:base-cell-address="Sheet2.C11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https://myoxfordinternational.eu/cs/CRK/cache/PT_PIXEL_2.gif" draw:style-name="gr1" draw:text-style-name="P1" svg:width="0.71pt" svg:height="0.71pt" svg:x="127.98pt" svg:y="396.79pt">
            <draw:image xlink:href="https://myoxfordinternational.eu/cs/CRK/cache/PT_PIXEL_2.gif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table:style-name="ce42"/>
          <table:table-cell table:number-columns-repeated="2"/>
          <table:table-cell table:style-name="ce42"/>
          <table:table-cell table:number-columns-repeated="1020"/>
        </table:table-row>
        <table:table-row table:style-name="ro1">
          <table:table-cell table:style-name="ce42" table:number-columns-repeated="2"/>
          <table:table-cell/>
          <table:table-cell table:style-name="ce42"/>
          <table:table-cell table:style-name="ce148"/>
          <table:table-cell/>
          <table:table-cell table:style-name="ce42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Week </text:p>
            <text:p>No.</text:p>
          </table:table-cell>
          <table:table-cell table:style-name="ce44" office:value-type="string" calcext:value-type="string">
            <text:p>Ends on</text:p>
          </table:table-cell>
          <table:table-cell table:style-name="ce101" office:value-type="string" calcext:value-type="string">
            <text:p>Hours</text:p>
          </table:table-cell>
          <table:table-cell table:style-name="ce44" office:value-type="string" calcext:value-type="string">
            <text:p>Invoice </text:p>
            <text:p>Amount</text:p>
          </table:table-cell>
          <table:table-cell table:style-name="ce44" office:value-type="string" calcext:value-type="string">
            <text:p>Invoice </text:p>
            <text:p>Date</text:p>
          </table:table-cell>
          <table:table-cell table:style-name="ce137"/>
          <table:table-cell table:style-name="ce44" office:value-type="string" calcext:value-type="string">
            <text:p>Payed </text:p>
            <text:p>Amount</text:p>
          </table:table-cell>
          <table:table-cell table:style-name="ce9" office:value-type="string" calcext:value-type="string">
            <text:p>Payed </text:p>
            <text:p>Date</text:p>
          </table:table-cell>
          <table:table-cell table:style-name="ce156" office:value-type="string" calcext:value-type="string">
            <text:p>My assumption </text:p>
            <text:p>What was payed</text:p>
          </table:table-cell>
          <table:table-cell table:style-name="ce222" table:number-columns-repeated="1011"/>
          <table:table-cell table:number-columns-repeated="4"/>
        </table:table-row>
        <table:table-row table:style-name="ro1">
          <table:table-cell table:style-name="ce16" office:value-type="string" calcext:value-type="string">
            <text:p>W23</text:p>
          </table:table-cell>
          <table:table-cell table:style-name="ce24" office:value-type="date" office:date-value="2018-06-10" calcext:value-type="date">
            <text:p>10. 06. 2018</text:p>
          </table:table-cell>
          <table:table-cell table:style-name="ce32" office:value-type="float" office:value="16" calcext:value-type="float">
            <text:p>16.00</text:p>
          </table:table-cell>
          <table:table-cell table:style-name="ce38" table:formula="of:=[.C8]*40" office:value-type="currency" office:currency="EUR" office:value="640" calcext:value-type="currency">
            <text:p>640,00 €</text:p>
          </table:table-cell>
          <table:table-cell table:style-name="ce45" office:value-type="string" calcext:value-type="string">
            <text:p>11.06.2018</text:p>
          </table:table-cell>
          <table:table-cell table:style-name="ce66"/>
          <table:table-cell table:style-name="ce69" office:value-type="currency" office:currency="EUR" office:value="640" calcext:value-type="currency">
            <text:p>640,00 €</text:p>
          </table:table-cell>
          <table:table-cell table:style-name="ce75" office:value-type="date" office:date-value="2018-06-21" calcext:value-type="date">
            <text:p>21. 06. 2018</text:p>
          </table:table-cell>
          <table:table-cell table:style-name="ce195" office:value-type="string" calcext:value-type="string">
            <text:p>W23</text:p>
          </table:table-cell>
          <table:table-cell table:style-name="ce222"/>
          <table:table-cell table:number-columns-repeated="1014"/>
        </table:table-row>
        <table:table-row table:style-name="ro1">
          <table:table-cell table:style-name="ce17" office:value-type="string" calcext:value-type="string">
            <text:p>W24</text:p>
          </table:table-cell>
          <table:table-cell table:style-name="ce25" office:value-type="date" office:date-value="2018-06-17" calcext:value-type="date">
            <text:p>17. 06. 2018</text:p>
          </table:table-cell>
          <table:table-cell table:style-name="ce33" office:value-type="float" office:value="40" calcext:value-type="float">
            <text:p>40.00</text:p>
          </table:table-cell>
          <table:table-cell table:style-name="ce39" table:formula="of:=[.C9]*40" office:value-type="currency" office:currency="EUR" office:value="1600" calcext:value-type="currency">
            <text:p>1.600,00 €</text:p>
          </table:table-cell>
          <table:table-cell table:style-name="ce46" office:value-type="string" calcext:value-type="string">
            <text:p>19.06.2018</text:p>
          </table:table-cell>
          <table:table-cell table:style-name="ce66"/>
          <table:table-cell table:style-name="ce142" office:value-type="currency" office:currency="EUR" office:value="1600" calcext:value-type="currency">
            <text:p>1.600,00 €</text:p>
          </table:table-cell>
          <table:table-cell table:style-name="ce76" office:value-type="date" office:date-value="2018-06-22" calcext:value-type="date">
            <text:p>22. 06. 2018</text:p>
          </table:table-cell>
          <table:table-cell table:style-name="ce196" office:value-type="string" calcext:value-type="string">
            <text:p>W24</text:p>
          </table:table-cell>
          <table:table-cell table:style-name="ce222"/>
          <table:table-cell table:number-columns-repeated="1014"/>
        </table:table-row>
        <table:table-row table:style-name="ro1">
          <table:table-cell table:style-name="ce17" office:value-type="string" calcext:value-type="string">
            <text:p>W25</text:p>
          </table:table-cell>
          <table:table-cell table:style-name="ce25" office:value-type="date" office:date-value="2018-06-24" calcext:value-type="date">
            <text:p>24. 06. 2018</text:p>
          </table:table-cell>
          <table:table-cell table:style-name="ce33" office:value-type="float" office:value="32" calcext:value-type="float">
            <text:p>32.00</text:p>
          </table:table-cell>
          <table:table-cell table:style-name="ce39" table:formula="of:=[.C10]*40" office:value-type="currency" office:currency="EUR" office:value="1280" calcext:value-type="currency">
            <text:p>1.280,00 €</text:p>
          </table:table-cell>
          <table:table-cell table:style-name="ce47" office:value-type="string" calcext:value-type="string">
            <text:p>01.07.2018</text:p>
          </table:table-cell>
          <table:table-cell table:style-name="ce66"/>
          <table:table-cell table:style-name="ce142"/>
          <table:table-cell table:style-name="ce76"/>
          <table:table-cell table:style-name="ce196"/>
          <table:table-cell table:style-name="ce222"/>
          <table:table-cell table:number-columns-repeated="3"/>
          <table:table-cell table:style-name="ce90" table:number-columns-repeated="4"/>
          <table:table-cell table:number-columns-repeated="1007"/>
        </table:table-row>
        <table:table-row table:style-name="ro1">
          <table:table-cell table:style-name="ce17" office:value-type="string" calcext:value-type="string">
            <text:p>W26</text:p>
          </table:table-cell>
          <table:table-cell table:style-name="ce25" office:value-type="date" office:date-value="2018-07-01" calcext:value-type="date">
            <text:p>01. 07. 2018</text:p>
          </table:table-cell>
          <table:table-cell table:style-name="ce34" office:value-type="float" office:value="40" calcext:value-type="float">
            <text:p>40.00</text:p>
          </table:table-cell>
          <table:table-cell table:style-name="ce39" table:formula="of:=[.C11]*40" office:value-type="currency" office:currency="EUR" office:value="1600" calcext:value-type="currency">
            <text:p>1.600,00 €</text:p>
          </table:table-cell>
          <table:table-cell table:style-name="ce48" office:value-type="string" calcext:value-type="string">
            <text:p>01.07.2018</text:p>
          </table:table-cell>
          <table:table-cell table:style-name="ce66"/>
          <table:table-cell table:style-name="ce142" office:value-type="currency" office:currency="EUR" office:value="2880" calcext:value-type="currency">
            <text:p>2.880,00 €</text:p>
          </table:table-cell>
          <table:table-cell table:style-name="ce79" office:value-type="date" office:date-value="2018-06-05" calcext:value-type="date">
            <text:p>05. 06. 2018</text:p>
          </table:table-cell>
          <table:table-cell table:style-name="ce197" office:value-type="string" calcext:value-type="string">
            <text:p>W25 + W26</text:p>
          </table:table-cell>
          <table:table-cell table:style-name="ce222"/>
          <table:table-cell table:number-columns-repeated="3"/>
          <table:table-cell table:style-name="ce90" table:number-columns-repeated="4"/>
          <table:table-cell table:number-columns-repeated="1007"/>
        </table:table-row>
        <table:table-row table:style-name="ro1">
          <table:table-cell table:style-name="ce11" office:value-type="string" calcext:value-type="string">
            <text:p>W27</text:p>
          </table:table-cell>
          <table:table-cell table:style-name="ce65" office:value-type="date" office:date-value="2018-07-18" calcext:value-type="date">
            <text:p>18. 07. 2018</text:p>
          </table:table-cell>
          <table:table-cell table:style-name="ce96" office:value-type="float" office:value="13" calcext:value-type="float">
            <text:p>13.00</text:p>
          </table:table-cell>
          <table:table-cell table:style-name="ce111" table:formula="of:=[.C12]*40" office:value-type="currency" office:currency="EUR" office:value="520" calcext:value-type="currency">
            <text:p>520,00 €</text:p>
          </table:table-cell>
          <table:table-cell table:style-name="ce125" office:value-type="string" calcext:value-type="string">
            <text:p>06.07.2018</text:p>
          </table:table-cell>
          <table:table-cell table:style-name="ce160"/>
          <table:table-cell table:style-name="ce166" office:value-type="currency" office:currency="EUR" office:value="520" calcext:value-type="currency">
            <text:p>520,00 €</text:p>
          </table:table-cell>
          <table:table-cell table:style-name="ce173"/>
          <table:table-cell table:style-name="ce187"/>
          <table:table-cell table:style-name="ce191"/>
          <table:table-cell table:style-name="ce192" table:number-columns-repeated="3"/>
          <table:table-cell table:style-name="ce209" table:number-columns-repeated="4"/>
          <table:table-cell table:style-name="ce192" table:number-columns-repeated="1007"/>
        </table:table-row>
        <table:table-row table:style-name="ro1">
          <table:table-cell table:style-name="ce17" office:value-type="string" calcext:value-type="string">
            <text:p>W28</text:p>
          </table:table-cell>
          <table:table-cell table:style-name="ce25" office:value-type="date" office:date-value="2018-07-15" calcext:value-type="date">
            <text:p>15. 07. 2018</text:p>
          </table:table-cell>
          <table:table-cell table:style-name="ce34" office:value-type="float" office:value="40" calcext:value-type="float">
            <text:p>40.00</text:p>
          </table:table-cell>
          <table:table-cell table:style-name="ce39" table:formula="of:=[.C13]*40" office:value-type="currency" office:currency="EUR" office:value="1600" calcext:value-type="currency">
            <text:p>1.600,00 €</text:p>
          </table:table-cell>
          <table:table-cell table:style-name="ce50" office:value-type="string" calcext:value-type="string">
            <text:p>14.07.2018</text:p>
          </table:table-cell>
          <table:table-cell table:style-name="ce66"/>
          <table:table-cell table:style-name="ce142" office:value-type="currency" office:currency="EUR" office:value="1600" calcext:value-type="currency">
            <text:p>1.600,00 €</text:p>
          </table:table-cell>
          <table:table-cell table:style-name="ce79" office:value-type="date" office:date-value="2018-07-23" calcext:value-type="date">
            <text:p>23. 07. 2018</text:p>
          </table:table-cell>
          <table:table-cell table:style-name="ce197" office:value-type="string" calcext:value-type="string">
            <text:p>w28</text:p>
          </table:table-cell>
          <table:table-cell table:style-name="ce222"/>
          <table:table-cell table:number-columns-repeated="3"/>
          <table:table-cell table:style-name="ce90" table:number-columns-repeated="4"/>
          <table:table-cell table:number-columns-repeated="1007"/>
        </table:table-row>
        <table:table-row table:style-name="ro1">
          <table:table-cell table:style-name="ce17" office:value-type="string" calcext:value-type="string">
            <text:p>W29</text:p>
          </table:table-cell>
          <table:table-cell table:style-name="ce25" office:value-type="date" office:date-value="2018-07-22" calcext:value-type="date">
            <text:p>22. 07. 2018</text:p>
          </table:table-cell>
          <table:table-cell table:style-name="ce34" office:value-type="float" office:value="40" calcext:value-type="float">
            <text:p>40.00</text:p>
          </table:table-cell>
          <table:table-cell table:style-name="ce39" table:formula="of:=[.C14]*40" office:value-type="currency" office:currency="EUR" office:value="1600" calcext:value-type="currency">
            <text:p>1.600,00 €</text:p>
          </table:table-cell>
          <table:table-cell table:style-name="ce51" office:value-type="string" calcext:value-type="string">
            <text:p>21.07.2018</text:p>
          </table:table-cell>
          <table:table-cell table:style-name="ce66"/>
          <table:table-cell table:style-name="ce142" office:value-type="currency" office:currency="EUR" office:value="1600" calcext:value-type="currency">
            <text:p>1.600,00 €</text:p>
          </table:table-cell>
          <table:table-cell table:style-name="ce79" office:value-type="date" office:date-value="2018-07-26" calcext:value-type="date">
            <text:p>26. 07. 2018</text:p>
          </table:table-cell>
          <table:table-cell table:style-name="ce199" office:value-type="string" calcext:value-type="string">
            <text:p>w29</text:p>
          </table:table-cell>
          <table:table-cell table:style-name="ce222"/>
          <table:table-cell table:number-columns-repeated="3"/>
          <table:table-cell table:style-name="ce90" table:number-columns-repeated="4"/>
          <table:table-cell table:number-columns-repeated="1007"/>
        </table:table-row>
        <table:table-row table:style-name="ro1">
          <table:table-cell table:style-name="ce17" office:value-type="string" calcext:value-type="string">
            <text:p>W30</text:p>
          </table:table-cell>
          <table:table-cell table:style-name="ce25" office:value-type="date" office:date-value="2018-07-29" calcext:value-type="date">
            <text:p>29. 07. 2018</text:p>
          </table:table-cell>
          <table:table-cell table:style-name="ce34" office:value-type="float" office:value="40" calcext:value-type="float">
            <text:p>40.00</text:p>
          </table:table-cell>
          <table:table-cell table:style-name="ce39" table:formula="of:=[.C15]*40" office:value-type="currency" office:currency="EUR" office:value="1600" calcext:value-type="currency">
            <text:p>1.600,00 €</text:p>
          </table:table-cell>
          <table:table-cell table:style-name="ce52" office:value-type="string" calcext:value-type="string">
            <text:p>07.08.2018</text:p>
          </table:table-cell>
          <table:table-cell table:style-name="ce66"/>
          <table:table-cell table:style-name="ce142" office:value-type="currency" office:currency="EUR" office:value="1600" calcext:value-type="currency">
            <text:p>1.600,00 €</text:p>
          </table:table-cell>
          <table:table-cell table:style-name="ce79" office:value-type="date" office:date-value="2018-08-16" calcext:value-type="date">
            <text:p>16. 08. 2018</text:p>
          </table:table-cell>
          <table:table-cell table:style-name="ce197" office:value-type="string" calcext:value-type="string">
            <text:p>w30</text:p>
          </table:table-cell>
          <table:table-cell table:style-name="ce222"/>
          <table:table-cell table:number-columns-repeated="3"/>
          <table:table-cell table:style-name="ce90" table:number-columns-repeated="4"/>
          <table:table-cell table:number-columns-repeated="1007"/>
        </table:table-row>
        <table:table-row table:style-name="ro1">
          <table:table-cell table:style-name="ce17" office:value-type="string" calcext:value-type="string">
            <text:p>W31</text:p>
          </table:table-cell>
          <table:table-cell table:style-name="ce25" office:value-type="date" office:date-value="2018-08-05" calcext:value-type="date">
            <text:p>05. 08. 2018</text:p>
          </table:table-cell>
          <table:table-cell table:style-name="ce34" office:value-type="float" office:value="40" calcext:value-type="float">
            <text:p>40.00</text:p>
          </table:table-cell>
          <table:table-cell table:style-name="ce39" table:formula="of:=[.C16]*40" office:value-type="currency" office:currency="EUR" office:value="1600" calcext:value-type="currency">
            <text:p>1.600,00 €</text:p>
          </table:table-cell>
          <table:table-cell table:style-name="ce53" office:value-type="string" calcext:value-type="string">
            <text:p>13.08.2018</text:p>
          </table:table-cell>
          <table:table-cell table:style-name="ce66"/>
          <table:table-cell table:style-name="ce142" office:value-type="currency" office:currency="EUR" office:value="1600" calcext:value-type="currency">
            <text:p>1.600,00 €</text:p>
          </table:table-cell>
          <table:table-cell table:style-name="ce79" office:value-type="date" office:date-value="2018-08-17" calcext:value-type="date">
            <text:p>17. 08. 2018</text:p>
          </table:table-cell>
          <table:table-cell table:style-name="ce197" office:value-type="string" calcext:value-type="string">
            <text:p>w31</text:p>
          </table:table-cell>
          <table:table-cell table:style-name="ce222"/>
          <table:table-cell table:number-columns-repeated="3"/>
          <table:table-cell table:style-name="ce90" table:number-columns-repeated="4"/>
          <table:table-cell table:number-columns-repeated="1007"/>
        </table:table-row>
        <table:table-row table:style-name="ro1">
          <table:table-cell table:style-name="ce17" office:value-type="string" calcext:value-type="string">
            <text:p>W32</text:p>
          </table:table-cell>
          <table:table-cell table:style-name="ce25" office:value-type="date" office:date-value="2018-08-12" calcext:value-type="date">
            <text:p>12. 08. 2018</text:p>
          </table:table-cell>
          <table:table-cell table:style-name="ce34" office:value-type="float" office:value="40" calcext:value-type="float">
            <text:p>40.00</text:p>
          </table:table-cell>
          <table:table-cell table:style-name="ce39" table:formula="of:=[.C17]*40" office:value-type="currency" office:currency="EUR" office:value="1600" calcext:value-type="currency">
            <text:p>1.600,00 €</text:p>
          </table:table-cell>
          <table:table-cell table:style-name="ce54" office:value-type="string" calcext:value-type="string">
            <text:p>17.08.2018</text:p>
          </table:table-cell>
          <table:table-cell table:style-name="ce66"/>
          <table:table-cell table:style-name="ce142" office:value-type="currency" office:currency="EUR" office:value="1600" calcext:value-type="currency">
            <text:p>1.600,00 €</text:p>
          </table:table-cell>
          <table:table-cell table:style-name="ce79" office:value-type="date" office:date-value="2018-08-23" calcext:value-type="date">
            <text:p>23. 08. 2018</text:p>
          </table:table-cell>
          <table:table-cell table:style-name="ce197" office:value-type="string" calcext:value-type="string">
            <text:p>w32</text:p>
          </table:table-cell>
          <table:table-cell table:style-name="ce222"/>
          <table:table-cell table:number-columns-repeated="3"/>
          <table:table-cell table:style-name="ce90" table:number-columns-repeated="4"/>
          <table:table-cell table:number-columns-repeated="1007"/>
        </table:table-row>
        <table:table-row table:style-name="ro1">
          <table:table-cell table:style-name="ce17" office:value-type="string" calcext:value-type="string">
            <text:p>W33</text:p>
          </table:table-cell>
          <table:table-cell table:style-name="ce25" office:value-type="date" office:date-value="2018-08-19" calcext:value-type="date">
            <text:p>19. 08. 2018</text:p>
          </table:table-cell>
          <table:table-cell table:style-name="ce34" office:value-type="float" office:value="40" calcext:value-type="float">
            <text:p>40.00</text:p>
          </table:table-cell>
          <table:table-cell table:style-name="ce39" table:formula="of:=[.C18]*40" office:value-type="currency" office:currency="EUR" office:value="1600" calcext:value-type="currency">
            <text:p>1.600,00 €</text:p>
          </table:table-cell>
          <table:table-cell table:style-name="ce55" office:value-type="string" calcext:value-type="string">
            <text:p>03.09.2018</text:p>
          </table:table-cell>
          <table:table-cell table:style-name="ce66"/>
          <table:table-cell table:style-name="ce142"/>
          <table:table-cell table:style-name="ce79"/>
          <table:table-cell table:style-name="ce197"/>
          <table:table-cell table:style-name="ce222"/>
          <table:table-cell table:number-columns-repeated="3"/>
          <table:table-cell table:style-name="ce90" table:number-columns-repeated="4"/>
          <table:table-cell table:number-columns-repeated="1007"/>
        </table:table-row>
        <table:table-row table:style-name="ro1">
          <table:table-cell table:style-name="ce17" office:value-type="string" calcext:value-type="string">
            <text:p>W34</text:p>
          </table:table-cell>
          <table:table-cell table:style-name="ce25" office:value-type="date" office:date-value="2018-08-26" calcext:value-type="date">
            <text:p>26. 08. 2018</text:p>
          </table:table-cell>
          <table:table-cell table:style-name="ce34" office:value-type="float" office:value="40" calcext:value-type="float">
            <text:p>40.00</text:p>
          </table:table-cell>
          <table:table-cell table:style-name="ce39" table:formula="of:=[.C19]*40" office:value-type="currency" office:currency="EUR" office:value="1600" calcext:value-type="currency">
            <text:p>1.600,00 €</text:p>
          </table:table-cell>
          <table:table-cell table:style-name="ce56" office:value-type="string" calcext:value-type="string">
            <text:p>03.09.2018</text:p>
          </table:table-cell>
          <table:table-cell table:style-name="ce66"/>
          <table:table-cell table:style-name="ce142" office:value-type="currency" office:currency="EUR" office:value="3200" calcext:value-type="currency">
            <text:p>3.200,00 €</text:p>
          </table:table-cell>
          <table:table-cell table:style-name="ce79" office:value-type="date" office:date-value="2018-09-06" calcext:value-type="date">
            <text:p>06. 09. 2018</text:p>
          </table:table-cell>
          <table:table-cell table:style-name="ce197" office:value-type="string" calcext:value-type="string">
            <text:p>W33 + w34</text:p>
          </table:table-cell>
          <table:table-cell table:style-name="ce222"/>
          <table:table-cell table:number-columns-repeated="3"/>
          <table:table-cell table:style-name="ce90" table:number-columns-repeated="4"/>
          <table:table-cell table:number-columns-repeated="1007"/>
        </table:table-row>
        <table:table-row table:style-name="ro1">
          <table:table-cell table:style-name="ce17" office:value-type="string" calcext:value-type="string">
            <text:p>W35</text:p>
          </table:table-cell>
          <table:table-cell table:style-name="ce25" office:value-type="date" office:date-value="2018-09-02" calcext:value-type="date">
            <text:p>02. 09. 2018</text:p>
          </table:table-cell>
          <table:table-cell table:style-name="ce34" office:value-type="float" office:value="38.5" calcext:value-type="float">
            <text:p>38.50</text:p>
          </table:table-cell>
          <table:table-cell table:style-name="ce39" table:formula="of:=[.C20]*40" office:value-type="currency" office:currency="EUR" office:value="1540" calcext:value-type="currency">
            <text:p>1.540,00 €</text:p>
          </table:table-cell>
          <table:table-cell table:style-name="ce57" office:value-type="string" calcext:value-type="string">
            <text:p>12.09.2018</text:p>
          </table:table-cell>
          <table:table-cell table:style-name="ce66"/>
          <table:table-cell table:style-name="ce142"/>
          <table:table-cell table:style-name="ce79"/>
          <table:table-cell table:style-name="ce197"/>
          <table:table-cell table:style-name="ce222"/>
          <table:table-cell table:number-columns-repeated="3"/>
          <table:table-cell table:style-name="ce90" table:number-columns-repeated="4"/>
          <table:table-cell table:number-columns-repeated="1007"/>
        </table:table-row>
        <table:table-row table:style-name="ro1">
          <table:table-cell table:style-name="ce17" office:value-type="string" calcext:value-type="string">
            <text:p>W36</text:p>
          </table:table-cell>
          <table:table-cell table:style-name="ce25" office:value-type="date" office:date-value="2018-09-09" calcext:value-type="date">
            <text:p>09. 09. 2018</text:p>
          </table:table-cell>
          <table:table-cell table:style-name="ce34" office:value-type="float" office:value="32" calcext:value-type="float">
            <text:p>32.00</text:p>
          </table:table-cell>
          <table:table-cell table:style-name="ce39" table:formula="of:=[.C21]*40" office:value-type="currency" office:currency="EUR" office:value="1280" calcext:value-type="currency">
            <text:p>1.280,00 €</text:p>
          </table:table-cell>
          <table:table-cell table:style-name="ce58" office:value-type="string" calcext:value-type="string">
            <text:p>17.09.2018</text:p>
          </table:table-cell>
          <table:table-cell table:style-name="ce66"/>
          <table:table-cell table:style-name="ce142" office:value-type="currency" office:currency="EUR" office:value="2820" calcext:value-type="currency">
            <text:p>2.820,00 €</text:p>
          </table:table-cell>
          <table:table-cell table:style-name="ce151" office:value-type="date" office:date-value="2018-09-21" calcext:value-type="date">
            <text:p>21. 09. 2018</text:p>
          </table:table-cell>
          <table:table-cell table:style-name="ce197" office:value-type="string" calcext:value-type="string">
            <text:p>W32 + W36</text:p>
          </table:table-cell>
          <table:table-cell table:style-name="ce222"/>
          <table:table-cell table:number-columns-repeated="3"/>
          <table:table-cell table:style-name="ce90" table:number-columns-repeated="4"/>
          <table:table-cell table:number-columns-repeated="1007"/>
        </table:table-row>
        <table:table-row table:style-name="ro1">
          <table:table-cell table:style-name="ce17" office:value-type="string" calcext:value-type="string">
            <text:p>W37</text:p>
          </table:table-cell>
          <table:table-cell table:style-name="ce25" office:value-type="date" office:date-value="2018-09-16" calcext:value-type="date">
            <text:p>16. 09. 2018</text:p>
          </table:table-cell>
          <table:table-cell table:style-name="ce34" office:value-type="float" office:value="40" calcext:value-type="float">
            <text:p>40.00</text:p>
          </table:table-cell>
          <table:table-cell table:style-name="ce39" table:formula="of:=[.C22]*40" office:value-type="currency" office:currency="EUR" office:value="1600" calcext:value-type="currency">
            <text:p>1.600,00 €</text:p>
          </table:table-cell>
          <table:table-cell table:style-name="ce59" office:value-type="date" office:date-value="2018-09-26" calcext:value-type="date">
            <text:p>26. 09. 2018</text:p>
          </table:table-cell>
          <table:table-cell table:style-name="ce66"/>
          <table:table-cell table:style-name="ce142"/>
          <table:table-cell table:style-name="ce151"/>
          <table:table-cell table:style-name="ce197"/>
          <table:table-cell table:style-name="ce222"/>
          <table:table-cell table:number-columns-repeated="3"/>
          <table:table-cell table:style-name="ce90" table:number-columns-repeated="4"/>
          <table:table-cell table:number-columns-repeated="1007"/>
        </table:table-row>
        <table:table-row table:style-name="ro1">
          <table:table-cell table:style-name="ce17" office:value-type="string" calcext:value-type="string">
            <text:p>W38</text:p>
          </table:table-cell>
          <table:table-cell table:style-name="ce25" office:value-type="date" office:date-value="2018-09-23" calcext:value-type="date">
            <text:p>23. 09. 2018</text:p>
          </table:table-cell>
          <table:table-cell table:style-name="ce34" office:value-type="float" office:value="40" calcext:value-type="float">
            <text:p>40.00</text:p>
          </table:table-cell>
          <table:table-cell table:style-name="ce39" table:formula="of:=[.C23]*40" office:value-type="currency" office:currency="EUR" office:value="1600" calcext:value-type="currency">
            <text:p>1.600,00 €</text:p>
          </table:table-cell>
          <table:table-cell table:style-name="ce60" office:value-type="date" office:date-value="2018-10-01" calcext:value-type="date">
            <text:p>01. 10. 2018</text:p>
          </table:table-cell>
          <table:table-cell table:style-name="ce66"/>
          <table:table-cell table:style-name="ce142" office:value-type="currency" office:currency="EUR" office:value="3200" calcext:value-type="currency">
            <text:p>3.200,00 €</text:p>
          </table:table-cell>
          <table:table-cell table:style-name="ce151" office:value-type="date" office:date-value="2018-10-05" calcext:value-type="date">
            <text:p>05. 10. 2018</text:p>
          </table:table-cell>
          <table:table-cell table:style-name="ce197" office:value-type="string" calcext:value-type="string">
            <text:p>W37 + W38</text:p>
          </table:table-cell>
          <table:table-cell table:style-name="ce222"/>
          <table:table-cell table:number-columns-repeated="1014"/>
        </table:table-row>
        <table:table-row table:style-name="ro1">
          <table:table-cell table:style-name="ce21" office:value-type="string" calcext:value-type="string">
            <text:p>W39</text:p>
          </table:table-cell>
          <table:table-cell table:style-name="ce77" office:value-type="date" office:date-value="2018-09-30" calcext:value-type="date">
            <text:p>30. 09. 2018</text:p>
          </table:table-cell>
          <table:table-cell table:style-name="ce109" office:value-type="float" office:value="40" calcext:value-type="float">
            <text:p>40.00</text:p>
          </table:table-cell>
          <table:table-cell table:style-name="ce123" table:formula="of:=[.C24]*40" office:value-type="currency" office:currency="EUR" office:value="1600" calcext:value-type="currency">
            <text:p>1.600,00 €</text:p>
          </table:table-cell>
          <table:table-cell table:style-name="ce141" office:value-type="date" office:date-value="2018-10-01" calcext:value-type="date">
            <text:p>01. 10. 2018</text:p>
          </table:table-cell>
          <table:table-cell table:style-name="ce160"/>
          <table:table-cell table:style-name="ce166" office:value-type="currency" office:currency="EUR" office:value="1600" calcext:value-type="currency">
            <text:p>1.600,00 €</text:p>
          </table:table-cell>
          <table:table-cell table:style-name="ce175" office:value-type="date" office:date-value="2018-10-19" calcext:value-type="date">
            <text:p>19. 10. 2018</text:p>
          </table:table-cell>
          <table:table-cell table:style-name="ce200" office:value-type="string" calcext:value-type="string">
            <text:p>W39</text:p>
          </table:table-cell>
          <table:table-cell table:style-name="ce191"/>
          <table:table-cell table:style-name="ce192" table:number-columns-repeated="1014"/>
        </table:table-row>
        <table:table-row table:style-name="ro1">
          <table:table-cell table:style-name="ce21" office:value-type="string" calcext:value-type="string">
            <text:p>W40</text:p>
          </table:table-cell>
          <table:table-cell table:style-name="ce80" office:value-type="date" office:date-value="2018-10-07" calcext:value-type="date">
            <text:p>07. 10. 2018</text:p>
          </table:table-cell>
          <table:table-cell table:style-name="ce109" office:value-type="float" office:value="40" calcext:value-type="float">
            <text:p>40.00</text:p>
          </table:table-cell>
          <table:table-cell table:style-name="ce123" table:formula="of:=[.C25]*40" office:value-type="currency" office:currency="EUR" office:value="1600" calcext:value-type="currency">
            <text:p>1.600,00 €</text:p>
          </table:table-cell>
          <table:table-cell table:style-name="ce146" office:value-type="date" office:date-value="2018-10-08" calcext:value-type="date">
            <text:p>08. 10. 2018</text:p>
          </table:table-cell>
          <table:table-cell table:style-name="ce160"/>
          <table:table-cell table:style-name="ce166"/>
          <table:table-cell table:style-name="ce175"/>
          <table:table-cell table:style-name="ce202"/>
          <table:table-cell table:style-name="ce191" office:value-type="string" calcext:value-type="string">
            <text:p><text:s/></text:p>
          </table:table-cell>
          <table:table-cell table:style-name="ce192" table:number-columns-repeated="1014"/>
        </table:table-row>
        <table:table-row table:style-name="ro1">
          <table:table-cell table:style-name="ce29" office:value-type="string" calcext:value-type="string">
            <text:p>W41</text:p>
          </table:table-cell>
          <table:table-cell table:style-name="ce80" office:value-type="date" office:date-value="2018-10-14" calcext:value-type="date">
            <text:p>14. 10. 2018</text:p>
          </table:table-cell>
          <table:table-cell table:style-name="ce109" office:value-type="float" office:value="40" calcext:value-type="float">
            <text:p>40.00</text:p>
          </table:table-cell>
          <table:table-cell table:style-name="ce123" table:formula="of:=[.C26]*40" office:value-type="currency" office:currency="EUR" office:value="1600" calcext:value-type="currency">
            <text:p>1.600,00 €</text:p>
          </table:table-cell>
          <table:table-cell table:style-name="ce146" office:value-type="date" office:date-value="2018-10-15" calcext:value-type="date">
            <text:p>15. 10. 2018</text:p>
          </table:table-cell>
          <table:table-cell table:style-name="ce160"/>
          <table:table-cell table:style-name="ce177"/>
          <table:table-cell table:style-name="ce189"/>
          <table:table-cell table:style-name="ce202"/>
          <table:table-cell table:style-name="ce191"/>
          <table:table-cell table:style-name="ce192" table:number-columns-repeated="1014"/>
        </table:table-row>
        <table:table-row table:style-name="ro1">
          <table:table-cell table:style-name="ce29" office:value-type="string" calcext:value-type="string">
            <text:p>W42</text:p>
          </table:table-cell>
          <table:table-cell table:style-name="ce80" office:value-type="date" office:date-value="2018-10-21" calcext:value-type="date">
            <text:p>21. 10. 2018</text:p>
          </table:table-cell>
          <table:table-cell table:style-name="ce116" office:value-type="float" office:value="40" calcext:value-type="float">
            <text:p>40.00</text:p>
          </table:table-cell>
          <table:table-cell table:style-name="ce123" table:formula="of:=[.C27]*40" office:value-type="currency" office:currency="EUR" office:value="1600" calcext:value-type="currency">
            <text:p>1.600,00 €</text:p>
          </table:table-cell>
          <table:table-cell table:style-name="ce141" office:value-type="date" office:date-value="2018-10-19" calcext:value-type="date">
            <text:p>19. 10. 2018</text:p>
          </table:table-cell>
          <table:table-cell table:style-name="ce160"/>
          <table:table-cell table:style-name="ce177" office:value-type="currency" office:currency="EUR" office:value="1600" calcext:value-type="currency">
            <text:p>1.600,00 €</text:p>
          </table:table-cell>
          <table:table-cell table:style-name="ce189" office:value-type="date" office:date-value="2018-10-26" calcext:value-type="date">
            <text:p>26. 10. 2018</text:p>
          </table:table-cell>
          <table:table-cell table:style-name="ce202" office:value-type="string" calcext:value-type="string">
            <text:p>W42</text:p>
          </table:table-cell>
          <table:table-cell table:style-name="ce191"/>
          <table:table-cell table:style-name="ce192" table:number-columns-repeated="1014"/>
        </table:table-row>
        <table:table-row table:style-name="ro1">
          <table:table-cell table:style-name="ce29" office:value-type="string" calcext:value-type="string">
            <text:p>W43</text:p>
          </table:table-cell>
          <table:table-cell table:style-name="ce72" office:value-type="date" office:date-value="2018-10-28" calcext:value-type="date">
            <text:p>28. 10. 2018</text:p>
          </table:table-cell>
          <table:table-cell table:style-name="ce103" office:value-type="float" office:value="40" calcext:value-type="float">
            <text:p>40.00</text:p>
          </table:table-cell>
          <table:table-cell table:style-name="ce113" table:formula="of:=[.C28]*40" office:value-type="currency" office:currency="EUR" office:value="1600" calcext:value-type="currency">
            <text:p>1.600,00 €</text:p>
          </table:table-cell>
          <table:table-cell table:style-name="ce146" office:value-type="date" office:date-value="2018-10-26" calcext:value-type="date">
            <text:p>26. 10. 2018</text:p>
          </table:table-cell>
          <table:table-cell table:style-name="ce160"/>
          <table:table-cell table:style-name="ce165" office:value-type="currency" office:currency="EUR" office:value="4800" calcext:value-type="currency">
            <text:p>4.800,00 €</text:p>
          </table:table-cell>
          <table:table-cell table:style-name="ce189" office:value-type="date" office:date-value="2108-10-02" calcext:value-type="date">
            <text:p>02. 10. 2108</text:p>
          </table:table-cell>
          <table:table-cell table:style-name="ce202" office:value-type="string" calcext:value-type="string">
            <text:p>W40+W41+W43</text:p>
          </table:table-cell>
          <table:table-cell table:style-name="ce191"/>
          <table:table-cell table:style-name="ce192" table:number-columns-repeated="1014"/>
        </table:table-row>
        <table:table-row table:style-name="ro1">
          <table:table-cell table:style-name="ce15" office:value-type="string" calcext:value-type="string">
            <text:p>W44.1</text:p>
          </table:table-cell>
          <table:table-cell table:style-name="ce80" office:value-type="date" office:date-value="2018-10-31" calcext:value-type="date">
            <text:p>31. 10. 2018</text:p>
          </table:table-cell>
          <table:table-cell table:style-name="ce104" office:value-type="float" office:value="24" calcext:value-type="float">
            <text:p>24.00</text:p>
          </table:table-cell>
          <table:table-cell table:style-name="ce114" table:formula="of:=[.C29]*40" office:value-type="currency" office:currency="EUR" office:value="960" calcext:value-type="currency">
            <text:p>960,00 €</text:p>
          </table:table-cell>
          <table:table-cell table:style-name="ce147" office:value-type="date" office:date-value="2018-11-01" calcext:value-type="date">
            <text:p>01. 11. 2018</text:p>
          </table:table-cell>
          <table:table-cell table:style-name="ce66"/>
          <table:table-cell table:style-name="ce167"/>
          <table:table-cell table:style-name="ce179"/>
          <table:table-cell table:style-name="ce194"/>
          <table:table-cell table:number-columns-repeated="1015"/>
        </table:table-row>
        <table:table-row table:style-name="ro1">
          <table:table-cell table:style-name="ce23" office:value-type="string" calcext:value-type="string">
            <text:p>Nov</text:p>
          </table:table-cell>
          <table:table-cell table:style-name="ce80" office:value-type="date" office:date-value="2018-11-30" calcext:value-type="date">
            <text:p>30. 11. 2018</text:p>
          </table:table-cell>
          <table:table-cell table:style-name="ce105" office:value-type="float" office:value="176" calcext:value-type="float">
            <text:p>176.00</text:p>
          </table:table-cell>
          <table:table-cell table:style-name="ce115" table:formula="of:=[.C30]*40" office:value-type="currency" office:currency="EUR" office:value="7040" calcext:value-type="currency">
            <text:p>7.040,00 €</text:p>
          </table:table-cell>
          <table:table-cell table:style-name="ce149" office:value-type="date" office:date-value="2018-12-03" calcext:value-type="date">
            <text:p>03. 12. 2018</text:p>
          </table:table-cell>
          <table:table-cell table:style-name="ce66"/>
          <table:table-cell table:style-name="ce168"/>
          <table:table-cell table:style-name="ce180"/>
          <table:table-cell table:style-name="ce201"/>
          <table:table-cell table:number-columns-repeated="1015"/>
        </table:table-row>
        <table:table-row table:style-name="ro1" table:number-rows-repeated="2">
          <table:table-cell table:style-name="ce23"/>
          <table:table-cell table:style-name="ce73"/>
          <table:table-cell table:style-name="ce105"/>
          <table:table-cell table:style-name="ce115"/>
          <table:table-cell table:style-name="ce149"/>
          <table:table-cell table:style-name="ce66"/>
          <table:table-cell table:style-name="ce168"/>
          <table:table-cell table:style-name="ce180"/>
          <table:table-cell table:style-name="ce201"/>
          <table:table-cell table:number-columns-repeated="1015"/>
        </table:table-row>
        <table:table-row table:style-name="ro1">
          <table:table-cell table:style-name="ce23"/>
          <table:table-cell table:style-name="ce73"/>
          <table:table-cell table:style-name="ce105"/>
          <table:table-cell table:style-name="ce115"/>
          <table:table-cell table:style-name="ce149"/>
          <table:table-cell table:style-name="ce66"/>
          <table:table-cell table:style-name="ce168"/>
          <table:table-cell table:style-name="ce180"/>
          <table:table-cell table:style-name="ce201"/>
          <table:table-cell table:style-name="ce5" table:number-columns-repeated="2"/>
          <table:table-cell table:number-columns-repeated="1013"/>
        </table:table-row>
        <table:table-row table:style-name="ro1">
          <table:table-cell table:style-name="ce23"/>
          <table:table-cell table:style-name="ce83"/>
          <table:table-cell table:style-name="ce105"/>
          <table:table-cell table:style-name="ce115"/>
          <table:table-cell table:style-name="ce149"/>
          <table:table-cell table:style-name="ce66"/>
          <table:table-cell table:style-name="ce168"/>
          <table:table-cell table:style-name="ce180"/>
          <table:table-cell table:style-name="ce201"/>
          <table:table-cell table:number-columns-repeated="1015"/>
        </table:table-row>
        <table:table-row table:style-name="ro1">
          <table:table-cell table:style-name="ce23"/>
          <table:table-cell table:style-name="ce84"/>
          <table:table-cell table:style-name="ce105"/>
          <table:table-cell table:style-name="ce115"/>
          <table:table-cell table:style-name="ce149"/>
          <table:table-cell table:style-name="ce66"/>
          <table:table-cell table:style-name="ce168"/>
          <table:table-cell table:style-name="ce180"/>
          <table:table-cell table:style-name="ce201"/>
          <table:table-cell table:number-columns-repeated="1015"/>
        </table:table-row>
        <table:table-row table:style-name="ro1">
          <table:table-cell table:style-name="ce27"/>
          <table:table-cell table:style-name="ce84"/>
          <table:table-cell table:style-name="ce106"/>
          <table:table-cell table:style-name="ce115"/>
          <table:table-cell table:style-name="ce150"/>
          <table:table-cell table:style-name="ce68"/>
          <table:table-cell table:style-name="ce169"/>
          <table:table-cell table:style-name="ce181"/>
          <table:table-cell table:style-name="ce203"/>
          <table:table-cell table:number-columns-repeated="1015"/>
        </table:table-row>
        <table:table-row table:style-name="ro1">
          <table:table-cell table:number-columns-repeated="2"/>
          <table:table-cell table:style-name="ce5"/>
          <table:table-cell table:style-name="ce43"/>
          <table:table-cell table:style-name="ce64"/>
          <table:table-cell/>
          <table:table-cell table:style-name="ce64" table:number-columns-repeated="3"/>
          <table:table-cell table:number-columns-repeated="1015"/>
        </table:table-row>
        <table:table-row table:style-name="ro1">
          <table:table-cell table:number-columns-repeated="2"/>
          <table:table-cell table:style-name="ce5"/>
          <table:table-cell table:style-name="ce7"/>
          <table:table-cell table:number-columns-repeated="1020"/>
        </table:table-row>
        <table:table-row table:style-name="ro1">
          <table:table-cell table:number-columns-repeated="2"/>
          <table:table-cell table:style-name="ce5"/>
          <table:table-cell table:style-name="ce7"/>
          <table:table-cell table:number-columns-repeated="3"/>
          <table:table-cell table:style-name="ce82" office:value-type="string" calcext:value-type="string">
            <text:p>Total worked:</text:p>
          </table:table-cell>
          <table:table-cell table:style-name="ce89" table:formula="of:=SUM([.D8:.D35])" office:value-type="currency" office:currency="EUR" office:value="38860" calcext:value-type="currency">
            <text:p>38.860,00 €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5"/>
          <table:table-cell table:style-name="ce7"/>
          <table:table-cell table:number-columns-repeated="3"/>
          <table:table-cell table:style-name="ce82" office:value-type="string" calcext:value-type="string">
            <text:p>Total payed:</text:p>
          </table:table-cell>
          <table:table-cell table:style-name="ce89" table:formula="of:=SUM([.G8:.G35])" office:value-type="currency" office:currency="EUR" office:value="30860" calcext:value-type="currency">
            <text:p>30.860,00 €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5"/>
          <table:table-cell table:style-name="ce7"/>
          <table:table-cell table:number-columns-repeated="1020"/>
        </table:table-row>
        <table:table-row table:style-name="ro1">
          <table:table-cell table:number-columns-repeated="2"/>
          <table:table-cell table:style-name="ce5"/>
          <table:table-cell table:style-name="ce7"/>
          <table:table-cell table:number-columns-repeated="3"/>
          <table:table-cell table:style-name="ce82" office:value-type="string" calcext:value-type="string">
            <text:p>To be payed:</text:p>
          </table:table-cell>
          <table:table-cell table:style-name="ce89" table:formula="of:=[.I40]-[.I39]" office:value-type="currency" office:currency="EUR" office:value="-8000" calcext:value-type="currency">
            <text:p>-8.000,00 €</text:p>
          </table:table-cell>
          <table:table-cell table:number-columns-repeated="1015"/>
        </table:table-row>
        <table:table-row table:style-name="ro1" table:number-rows-repeated="7">
          <table:table-cell table:number-columns-repeated="2"/>
          <table:table-cell table:style-name="ce5"/>
          <table:table-cell table:style-name="ce7"/>
          <table:table-cell table:number-columns-repeated="1020"/>
        </table:table-row>
        <table:table-row table:style-name="ro1" table:number-rows-repeated="38">
          <table:table-cell table:number-columns-repeated="102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table:style-name="ce5" table:number-columns-repeated="2"/>
          <table:table-cell table:number-columns-repeated="1022"/>
        </table:table-row>
        <table:table-row table:style-name="ro1">
          <table:table-cell table:style-name="ce22" table:number-columns-spanned="5" table:number-rows-spanned="1"/>
          <table:covered-table-cell table:number-columns-repeated="4"/>
          <table:table-cell table:number-columns-repeated="1019"/>
        </table:table-row>
        <table:table-row table:style-name="ro1">
          <table:table-cell table:style-name="ce5"/>
          <table:table-cell table:style-name="ce7"/>
          <table:table-cell table:number-columns-repeated="1022"/>
        </table:table-row>
        <table:table-row table:style-name="ro1" table:number-rows-repeated="3">
          <table:table-cell table:style-name="ce5" table:number-columns-repeated="2"/>
          <table:table-cell table:number-columns-repeated="1022"/>
        </table:table-row>
        <table:table-row table:style-name="ro1">
          <table:table-cell table:style-name="ce5"/>
          <table:table-cell table:style-name="ce7"/>
          <table:table-cell table:number-columns-repeated="1022"/>
        </table:table-row>
        <table:table-row table:style-name="ro1" table:number-rows-repeated="3">
          <table:table-cell table:style-name="ce5" table:number-columns-repeated="2"/>
          <table:table-cell table:number-columns-repeated="1022"/>
        </table:table-row>
        <table:table-row table:style-name="ro1" table:number-rows-repeated="2">
          <table:table-cell table:style-name="ce5"/>
          <table:table-cell table:style-name="ce7"/>
          <table:table-cell table:number-columns-repeated="1022"/>
        </table:table-row>
        <table:table-row table:style-name="ro1" table:number-rows-repeated="3">
          <table:table-cell table:style-name="ce5" table:number-columns-repeated="2"/>
          <table:table-cell table:number-columns-repeated="1022"/>
        </table:table-row>
        <table:table-row table:style-name="ro1">
          <table:table-cell table:style-name="ce5"/>
          <table:table-cell table:style-name="ce7"/>
          <table:table-cell table:number-columns-repeated="1022"/>
        </table:table-row>
        <table:table-row table:style-name="ro1" table:number-rows-repeated="2">
          <table:table-cell table:style-name="ce5" table:number-columns-repeated="2"/>
          <table:table-cell table:number-columns-repeated="1022"/>
        </table:table-row>
        <table:table-row table:style-name="ro1">
          <table:table-cell table:style-name="ce5" table:number-columns-repeated="2"/>
          <table:table-cell table:number-columns-repeated="1022"/>
        </table:table-row>
        <calcext:conditional-formats>
          <calcext:conditional-format calcext:target-range-address="Sheet1.A13:Sheet1.A23 Sheet1.A9:Sheet1.A11 Sheet1.C28:Sheet1.C28 Sheet1.A26:Sheet1.A28">
            <calcext:condition calcext:apply-style-name="Untitled1" calcext:value="formula-is(ISODD(ROW()))" calcext:base-cell-address="Sheet1.A9"/>
          </calcext:conditional-format>
          <calcext:conditional-format calcext:target-range-address="Sheet1.A13:Sheet1.A23 Sheet1.A9:Sheet1.A11 Sheet1.C28:Sheet1.C28 Sheet1.A26:Sheet1.A28">
            <calcext:condition calcext:apply-style-name="Untitled1" calcext:value="formula-is(ISODD(ROW()))" calcext:base-cell-address="Sheet1.A9"/>
          </calcext:conditional-format>
          <calcext:conditional-format calcext:target-range-address="Sheet1.A13:Sheet1.A23 Sheet1.A8:Sheet1.A11 Sheet1.C28:Sheet1.C28 Sheet1.A26:Sheet1.A28">
            <calcext:condition calcext:apply-style-name="Untitled1" calcext:value="formula-is(ISODD(ROW()))" calcext:base-cell-address="Sheet1.A8"/>
          </calcext:conditional-format>
          <calcext:conditional-format calcext:target-range-address="Sheet1.A13:Sheet1.A23 Sheet1.A8:Sheet1.A11 Sheet1.C28:Sheet1.C28 Sheet1.A26:Sheet1.A28">
            <calcext:condition calcext:apply-style-name="Untitled1" calcext:value="formula-is(ISODD(ROW()))" calcext:base-cell-address="Sheet1.A8"/>
          </calcext:conditional-format>
          <calcext:conditional-format calcext:target-range-address="Sheet1.A13:Sheet1.A23 Sheet1.A8:Sheet1.A11 Sheet1.C28:Sheet1.C28 Sheet1.A26:Sheet1.A28">
            <calcext:condition calcext:apply-style-name="Untitled1" calcext:value="formula-is(ISODD(ROW()))" calcext:base-cell-address="Sheet1.A8"/>
          </calcext:conditional-format>
          <calcext:conditional-format calcext:target-range-address="Sheet1.B13:Sheet1.D23 Sheet1.B9:Sheet1.D11 Sheet1.C28:Sheet1.C28 Sheet1.C27:Sheet1.C27 Sheet1.B28:Sheet1.B28">
            <calcext:condition calcext:apply-style-name="Untitled1" calcext:value="formula-is(ISODD(ROW()))" calcext:base-cell-address="Sheet1.B9"/>
          </calcext:conditional-format>
          <calcext:conditional-format calcext:target-range-address="Sheet1.E13:Sheet1.E23 Sheet1.E9:Sheet1.E11">
            <calcext:condition calcext:apply-style-name="Untitled1" calcext:value="formula-is(ISODD(ROW()))" calcext:base-cell-address="Sheet1.E9"/>
          </calcext:conditional-format>
          <calcext:conditional-format calcext:target-range-address="Sheet1.B13:Sheet1.D23 Sheet1.B9:Sheet1.D11 Sheet1.C28:Sheet1.C28 Sheet1.C27:Sheet1.C27 Sheet1.B28:Sheet1.B28">
            <calcext:condition calcext:apply-style-name="Untitled1" calcext:value="formula-is(ISODD(ROW()))" calcext:base-cell-address="Sheet1.B9"/>
          </calcext:conditional-format>
          <calcext:conditional-format calcext:target-range-address="Sheet1.B13:Sheet1.D23 Sheet1.B8:Sheet1.D11 Sheet1.C28:Sheet1.C28 Sheet1.C27:Sheet1.C27 Sheet1.B28:Sheet1.B28">
            <calcext:condition calcext:apply-style-name="Untitled1" calcext:value="formula-is(ISODD(ROW()))" calcext:base-cell-address="Sheet1.B8"/>
          </calcext:conditional-format>
          <calcext:conditional-format calcext:target-range-address="Sheet1.B13:Sheet1.D23 Sheet1.B8:Sheet1.D11 Sheet1.C28:Sheet1.C28 Sheet1.C27:Sheet1.C27 Sheet1.B28:Sheet1.B28">
            <calcext:condition calcext:apply-style-name="Untitled1" calcext:value="formula-is(ISODD(ROW()))" calcext:base-cell-address="Sheet1.B8"/>
          </calcext:conditional-format>
          <calcext:conditional-format calcext:target-range-address="Sheet1.D8:Sheet1.D10 Sheet1.B13:Sheet1.B23 Sheet1.C13:Sheet1.D23 Sheet1.B8:Sheet1.B11 Sheet1.C11:Sheet1.D11 Sheet1.C28:Sheet1.C28 Sheet1.C27:Sheet1.C27 Sheet1.B28:Sheet1.B28">
            <calcext:condition calcext:apply-style-name="Untitled1" calcext:value="formula-is(ISODD(ROW()))" calcext:base-cell-address="Sheet1.B8"/>
          </calcext:conditional-format>
          <calcext:conditional-format calcext:target-range-address="Sheet1.E8:Sheet1.E8">
            <calcext:condition calcext:apply-style-name="Untitled1" calcext:value="formula-is(ISODD(ROW()))" calcext:base-cell-address="Sheet1.E8"/>
          </calcext:conditional-format>
          <calcext:conditional-format calcext:target-range-address="Sheet1.E8:Sheet1.E8">
            <calcext:condition calcext:apply-style-name="Untitled1" calcext:value="formula-is(ISODD(ROW()))" calcext:base-cell-address="Sheet1.E8"/>
          </calcext:conditional-format>
          <calcext:conditional-format calcext:target-range-address="Sheet1.E8:Sheet1.E8">
            <calcext:condition calcext:apply-style-name="Untitled1" calcext:value="formula-is(ISODD(ROW()))" calcext:base-cell-address="Sheet1.E8"/>
          </calcext:conditional-format>
          <calcext:conditional-format calcext:target-range-address="Sheet1.E8:Sheet1.E8">
            <calcext:condition calcext:apply-style-name="Untitled1" calcext:value="formula-is(ISODD(ROW()))" calcext:base-cell-address="Sheet1.E8"/>
          </calcext:conditional-format>
          <calcext:conditional-format calcext:target-range-address="Sheet1.E9:Sheet1.E9">
            <calcext:condition calcext:apply-style-name="Untitled1" calcext:value="formula-is(ISODD(ROW()))" calcext:base-cell-address="Sheet1.E9"/>
          </calcext:conditional-format>
          <calcext:conditional-format calcext:target-range-address="Sheet1.E9:Sheet1.E9">
            <calcext:condition calcext:apply-style-name="Untitled1" calcext:value="formula-is(ISODD(ROW()))" calcext:base-cell-address="Sheet1.E9"/>
          </calcext:conditional-format>
          <calcext:conditional-format calcext:target-range-address="Sheet1.E9:Sheet1.E9">
            <calcext:condition calcext:apply-style-name="Untitled1" calcext:value="formula-is(ISODD(ROW()))" calcext:base-cell-address="Sheet1.E9"/>
          </calcext:conditional-format>
          <calcext:conditional-format calcext:target-range-address="Sheet1.E9:Sheet1.E9">
            <calcext:condition calcext:apply-style-name="Untitled1" calcext:value="formula-is(ISODD(ROW()))" calcext:base-cell-address="Sheet1.E9"/>
          </calcext:conditional-format>
          <calcext:conditional-format calcext:target-range-address="Sheet1.E10:Sheet1.E10">
            <calcext:condition calcext:apply-style-name="Untitled1" calcext:value="formula-is(ISODD(ROW()))" calcext:base-cell-address="Sheet1.E10"/>
          </calcext:conditional-format>
          <calcext:conditional-format calcext:target-range-address="Sheet1.E10:Sheet1.E10">
            <calcext:condition calcext:apply-style-name="Untitled1" calcext:value="formula-is(ISODD(ROW()))" calcext:base-cell-address="Sheet1.E10"/>
          </calcext:conditional-format>
          <calcext:conditional-format calcext:target-range-address="Sheet1.E10:Sheet1.E10">
            <calcext:condition calcext:apply-style-name="Untitled1" calcext:value="formula-is(ISODD(ROW()))" calcext:base-cell-address="Sheet1.E10"/>
          </calcext:conditional-format>
          <calcext:conditional-format calcext:target-range-address="Sheet1.E10:Sheet1.E10">
            <calcext:condition calcext:apply-style-name="Untitled1" calcext:value="formula-is(ISODD(ROW()))" calcext:base-cell-address="Sheet1.E10"/>
          </calcext:conditional-format>
          <calcext:conditional-format calcext:target-range-address="Sheet1.E11:Sheet1.E11">
            <calcext:condition calcext:apply-style-name="Untitled1" calcext:value="formula-is(ISODD(ROW()))" calcext:base-cell-address="Sheet1.E11"/>
          </calcext:conditional-format>
          <calcext:conditional-format calcext:target-range-address="Sheet1.E11:Sheet1.E11">
            <calcext:condition calcext:apply-style-name="Untitled1" calcext:value="formula-is(ISODD(ROW()))" calcext:base-cell-address="Sheet1.E11"/>
          </calcext:conditional-format>
          <calcext:conditional-format calcext:target-range-address="Sheet1.E11:Sheet1.E11">
            <calcext:condition calcext:apply-style-name="Untitled1" calcext:value="formula-is(ISODD(ROW()))" calcext:base-cell-address="Sheet1.E11"/>
          </calcext:conditional-format>
          <calcext:conditional-format calcext:target-range-address="Sheet1.E11:Sheet1.E11">
            <calcext:condition calcext:apply-style-name="Untitled1" calcext:value="formula-is(ISODD(ROW()))" calcext:base-cell-address="Sheet1.E11"/>
          </calcext:conditional-format>
          <calcext:conditional-format calcext:target-range-address="Sheet1.E13:Sheet1.E13">
            <calcext:condition calcext:apply-style-name="Untitled1" calcext:value="formula-is(ISODD(ROW()))" calcext:base-cell-address="Sheet1.E13"/>
          </calcext:conditional-format>
          <calcext:conditional-format calcext:target-range-address="Sheet1.E13:Sheet1.E13">
            <calcext:condition calcext:apply-style-name="Untitled1" calcext:value="formula-is(ISODD(ROW()))" calcext:base-cell-address="Sheet1.E13"/>
          </calcext:conditional-format>
          <calcext:conditional-format calcext:target-range-address="Sheet1.E13:Sheet1.E13">
            <calcext:condition calcext:apply-style-name="Untitled1" calcext:value="formula-is(ISODD(ROW()))" calcext:base-cell-address="Sheet1.E13"/>
          </calcext:conditional-format>
          <calcext:conditional-format calcext:target-range-address="Sheet1.E13:Sheet1.E13">
            <calcext:condition calcext:apply-style-name="Untitled1" calcext:value="formula-is(ISODD(ROW()))" calcext:base-cell-address="Sheet1.E13"/>
          </calcext:conditional-format>
          <calcext:conditional-format calcext:target-range-address="Sheet1.E14:Sheet1.E14">
            <calcext:condition calcext:apply-style-name="Untitled1" calcext:value="formula-is(ISODD(ROW()))" calcext:base-cell-address="Sheet1.E14"/>
          </calcext:conditional-format>
          <calcext:conditional-format calcext:target-range-address="Sheet1.E14:Sheet1.E14">
            <calcext:condition calcext:apply-style-name="Untitled1" calcext:value="formula-is(ISODD(ROW()))" calcext:base-cell-address="Sheet1.E14"/>
          </calcext:conditional-format>
          <calcext:conditional-format calcext:target-range-address="Sheet1.E14:Sheet1.E14">
            <calcext:condition calcext:apply-style-name="Untitled1" calcext:value="formula-is(ISODD(ROW()))" calcext:base-cell-address="Sheet1.E14"/>
          </calcext:conditional-format>
          <calcext:conditional-format calcext:target-range-address="Sheet1.E14:Sheet1.E14">
            <calcext:condition calcext:apply-style-name="Untitled1" calcext:value="formula-is(ISODD(ROW()))" calcext:base-cell-address="Sheet1.E14"/>
          </calcext:conditional-format>
          <calcext:conditional-format calcext:target-range-address="Sheet1.E15:Sheet1.E15">
            <calcext:condition calcext:apply-style-name="Untitled1" calcext:value="formula-is(ISODD(ROW()))" calcext:base-cell-address="Sheet1.E15"/>
          </calcext:conditional-format>
          <calcext:conditional-format calcext:target-range-address="Sheet1.E15:Sheet1.E15">
            <calcext:condition calcext:apply-style-name="Untitled1" calcext:value="formula-is(ISODD(ROW()))" calcext:base-cell-address="Sheet1.E15"/>
          </calcext:conditional-format>
          <calcext:conditional-format calcext:target-range-address="Sheet1.E15:Sheet1.E15">
            <calcext:condition calcext:apply-style-name="Untitled1" calcext:value="formula-is(ISODD(ROW()))" calcext:base-cell-address="Sheet1.E15"/>
          </calcext:conditional-format>
          <calcext:conditional-format calcext:target-range-address="Sheet1.E15:Sheet1.E15">
            <calcext:condition calcext:apply-style-name="Untitled1" calcext:value="formula-is(ISODD(ROW()))" calcext:base-cell-address="Sheet1.E15"/>
          </calcext:conditional-format>
          <calcext:conditional-format calcext:target-range-address="Sheet1.E16:Sheet1.E16">
            <calcext:condition calcext:apply-style-name="Untitled1" calcext:value="formula-is(ISODD(ROW()))" calcext:base-cell-address="Sheet1.E16"/>
          </calcext:conditional-format>
          <calcext:conditional-format calcext:target-range-address="Sheet1.E16:Sheet1.E16">
            <calcext:condition calcext:apply-style-name="Untitled1" calcext:value="formula-is(ISODD(ROW()))" calcext:base-cell-address="Sheet1.E16"/>
          </calcext:conditional-format>
          <calcext:conditional-format calcext:target-range-address="Sheet1.E16:Sheet1.E16">
            <calcext:condition calcext:apply-style-name="Untitled1" calcext:value="formula-is(ISODD(ROW()))" calcext:base-cell-address="Sheet1.E16"/>
          </calcext:conditional-format>
          <calcext:conditional-format calcext:target-range-address="Sheet1.E16:Sheet1.E16">
            <calcext:condition calcext:apply-style-name="Untitled1" calcext:value="formula-is(ISODD(ROW()))" calcext:base-cell-address="Sheet1.E16"/>
          </calcext:conditional-format>
          <calcext:conditional-format calcext:target-range-address="Sheet1.E17:Sheet1.E17">
            <calcext:condition calcext:apply-style-name="Untitled1" calcext:value="formula-is(ISODD(ROW()))" calcext:base-cell-address="Sheet1.E17"/>
          </calcext:conditional-format>
          <calcext:conditional-format calcext:target-range-address="Sheet1.E17:Sheet1.E17">
            <calcext:condition calcext:apply-style-name="Untitled1" calcext:value="formula-is(ISODD(ROW()))" calcext:base-cell-address="Sheet1.E17"/>
          </calcext:conditional-format>
          <calcext:conditional-format calcext:target-range-address="Sheet1.E17:Sheet1.E17">
            <calcext:condition calcext:apply-style-name="Untitled1" calcext:value="formula-is(ISODD(ROW()))" calcext:base-cell-address="Sheet1.E17"/>
          </calcext:conditional-format>
          <calcext:conditional-format calcext:target-range-address="Sheet1.E17:Sheet1.E17">
            <calcext:condition calcext:apply-style-name="Untitled1" calcext:value="formula-is(ISODD(ROW()))" calcext:base-cell-address="Sheet1.E17"/>
          </calcext:conditional-format>
          <calcext:conditional-format calcext:target-range-address="Sheet1.E18:Sheet1.E18">
            <calcext:condition calcext:apply-style-name="Untitled1" calcext:value="formula-is(ISODD(ROW()))" calcext:base-cell-address="Sheet1.E18"/>
          </calcext:conditional-format>
          <calcext:conditional-format calcext:target-range-address="Sheet1.E18:Sheet1.E18">
            <calcext:condition calcext:apply-style-name="Untitled1" calcext:value="formula-is(ISODD(ROW()))" calcext:base-cell-address="Sheet1.E18"/>
          </calcext:conditional-format>
          <calcext:conditional-format calcext:target-range-address="Sheet1.E18:Sheet1.E18">
            <calcext:condition calcext:apply-style-name="Untitled1" calcext:value="formula-is(ISODD(ROW()))" calcext:base-cell-address="Sheet1.E18"/>
          </calcext:conditional-format>
          <calcext:conditional-format calcext:target-range-address="Sheet1.E18:Sheet1.E18">
            <calcext:condition calcext:apply-style-name="Untitled1" calcext:value="formula-is(ISODD(ROW()))" calcext:base-cell-address="Sheet1.E18"/>
          </calcext:conditional-format>
          <calcext:conditional-format calcext:target-range-address="Sheet1.E19:Sheet1.E19">
            <calcext:condition calcext:apply-style-name="Untitled1" calcext:value="formula-is(ISODD(ROW()))" calcext:base-cell-address="Sheet1.E19"/>
          </calcext:conditional-format>
          <calcext:conditional-format calcext:target-range-address="Sheet1.E19:Sheet1.E19">
            <calcext:condition calcext:apply-style-name="Untitled1" calcext:value="formula-is(ISODD(ROW()))" calcext:base-cell-address="Sheet1.E19"/>
          </calcext:conditional-format>
          <calcext:conditional-format calcext:target-range-address="Sheet1.E19:Sheet1.E19">
            <calcext:condition calcext:apply-style-name="Untitled1" calcext:value="formula-is(ISODD(ROW()))" calcext:base-cell-address="Sheet1.E19"/>
          </calcext:conditional-format>
          <calcext:conditional-format calcext:target-range-address="Sheet1.E19:Sheet1.E19">
            <calcext:condition calcext:apply-style-name="Untitled1" calcext:value="formula-is(ISODD(ROW()))" calcext:base-cell-address="Sheet1.E19"/>
          </calcext:conditional-format>
          <calcext:conditional-format calcext:target-range-address="Sheet1.E20:Sheet1.E20">
            <calcext:condition calcext:apply-style-name="Untitled1" calcext:value="formula-is(ISODD(ROW()))" calcext:base-cell-address="Sheet1.E20"/>
          </calcext:conditional-format>
          <calcext:conditional-format calcext:target-range-address="Sheet1.E20:Sheet1.E20">
            <calcext:condition calcext:apply-style-name="Untitled1" calcext:value="formula-is(ISODD(ROW()))" calcext:base-cell-address="Sheet1.E20"/>
          </calcext:conditional-format>
          <calcext:conditional-format calcext:target-range-address="Sheet1.E20:Sheet1.E20">
            <calcext:condition calcext:apply-style-name="Untitled1" calcext:value="formula-is(ISODD(ROW()))" calcext:base-cell-address="Sheet1.E20"/>
          </calcext:conditional-format>
          <calcext:conditional-format calcext:target-range-address="Sheet1.E20:Sheet1.E20">
            <calcext:condition calcext:apply-style-name="Untitled1" calcext:value="formula-is(ISODD(ROW()))" calcext:base-cell-address="Sheet1.E20"/>
          </calcext:conditional-format>
          <calcext:conditional-format calcext:target-range-address="Sheet1.E21:Sheet1.E21">
            <calcext:condition calcext:apply-style-name="Untitled1" calcext:value="formula-is(ISODD(ROW()))" calcext:base-cell-address="Sheet1.E21"/>
          </calcext:conditional-format>
          <calcext:conditional-format calcext:target-range-address="Sheet1.E21:Sheet1.E21">
            <calcext:condition calcext:apply-style-name="Untitled1" calcext:value="formula-is(ISODD(ROW()))" calcext:base-cell-address="Sheet1.E21"/>
          </calcext:conditional-format>
          <calcext:conditional-format calcext:target-range-address="Sheet1.E21:Sheet1.E21">
            <calcext:condition calcext:apply-style-name="Untitled1" calcext:value="formula-is(ISODD(ROW()))" calcext:base-cell-address="Sheet1.E21"/>
          </calcext:conditional-format>
          <calcext:conditional-format calcext:target-range-address="Sheet1.E21:Sheet1.E21">
            <calcext:condition calcext:apply-style-name="Untitled1" calcext:value="formula-is(ISODD(ROW()))" calcext:base-cell-address="Sheet1.E21"/>
          </calcext:conditional-format>
          <calcext:conditional-format calcext:target-range-address="Sheet1.E22:Sheet1.E22">
            <calcext:condition calcext:apply-style-name="Untitled1" calcext:value="formula-is(ISODD(ROW()))" calcext:base-cell-address="Sheet1.E22"/>
          </calcext:conditional-format>
          <calcext:conditional-format calcext:target-range-address="Sheet1.E22:Sheet1.E22">
            <calcext:condition calcext:apply-style-name="Untitled1" calcext:value="formula-is(ISODD(ROW()))" calcext:base-cell-address="Sheet1.E22"/>
          </calcext:conditional-format>
          <calcext:conditional-format calcext:target-range-address="Sheet1.E22:Sheet1.E22">
            <calcext:condition calcext:apply-style-name="Untitled1" calcext:value="formula-is(ISODD(ROW()))" calcext:base-cell-address="Sheet1.E22"/>
          </calcext:conditional-format>
          <calcext:conditional-format calcext:target-range-address="Sheet1.E22:Sheet1.E22">
            <calcext:condition calcext:apply-style-name="Untitled1" calcext:value="formula-is(ISODD(ROW()))" calcext:base-cell-address="Sheet1.E22"/>
          </calcext:conditional-format>
          <calcext:conditional-format calcext:target-range-address="Sheet1.E23:Sheet1.E23">
            <calcext:condition calcext:apply-style-name="Untitled1" calcext:value="formula-is(ISODD(ROW()))" calcext:base-cell-address="Sheet1.E23"/>
          </calcext:conditional-format>
          <calcext:conditional-format calcext:target-range-address="Sheet1.E23:Sheet1.E23">
            <calcext:condition calcext:apply-style-name="Untitled1" calcext:value="formula-is(ISODD(ROW()))" calcext:base-cell-address="Sheet1.E23"/>
          </calcext:conditional-format>
          <calcext:conditional-format calcext:target-range-address="Sheet1.E23:Sheet1.E23">
            <calcext:condition calcext:apply-style-name="Untitled1" calcext:value="formula-is(ISODD(ROW()))" calcext:base-cell-address="Sheet1.E23"/>
          </calcext:conditional-format>
          <calcext:conditional-format calcext:target-range-address="Sheet1.E23:Sheet1.E23">
            <calcext:condition calcext:apply-style-name="Untitled1" calcext:value="formula-is(ISODD(ROW()))" calcext:base-cell-address="Sheet1.E23"/>
          </calcext:conditional-format>
          <calcext:conditional-format calcext:target-range-address="Sheet1.H13:Sheet1.H23 Sheet1.H9:Sheet1.H11 Sheet1.G9:Sheet1.G28">
            <calcext:condition calcext:apply-style-name="Untitled1" calcext:value="formula-is(ISODD(ROW()))" calcext:base-cell-address="Sheet1.G9"/>
          </calcext:conditional-format>
          <calcext:conditional-format calcext:target-range-address="Sheet1.H13:Sheet1.H23 Sheet1.H9:Sheet1.H11 Sheet1.G9:Sheet1.G28">
            <calcext:condition calcext:apply-style-name="Untitled1" calcext:value="formula-is(ISODD(ROW()))" calcext:base-cell-address="Sheet1.G9"/>
          </calcext:conditional-format>
          <calcext:conditional-format calcext:target-range-address="Sheet1.H13:Sheet1.H23 Sheet1.H8:Sheet1.H11 Sheet1.G9:Sheet1.G28">
            <calcext:condition calcext:apply-style-name="Untitled1" calcext:value="formula-is(ISODD(ROW()))" calcext:base-cell-address="Sheet1.G8"/>
          </calcext:conditional-format>
          <calcext:conditional-format calcext:target-range-address="Sheet1.H13:Sheet1.H23 Sheet1.H8:Sheet1.H11 Sheet1.G9:Sheet1.G28">
            <calcext:condition calcext:apply-style-name="Untitled1" calcext:value="formula-is(ISODD(ROW()))" calcext:base-cell-address="Sheet1.G8"/>
          </calcext:conditional-format>
          <calcext:conditional-format calcext:target-range-address="Sheet1.H13:Sheet1.H23 Sheet1.H9:Sheet1.H11 Sheet1.G9:Sheet1.G28">
            <calcext:condition calcext:apply-style-name="Untitled1" calcext:value="formula-is(ISODD(ROW()))" calcext:base-cell-address="Sheet1.G9"/>
          </calcext:conditional-format>
          <calcext:conditional-format calcext:target-range-address="Sheet1.H13:Sheet1.H20 Sheet1.H9:Sheet1.H11">
            <calcext:condition calcext:apply-style-name="Untitled1" calcext:value="formula-is(ISODD(ROW()))" calcext:base-cell-address="Sheet1.H9"/>
          </calcext:conditional-format>
          <calcext:conditional-format calcext:target-range-address="Sheet1.H13:Sheet1.H20 Sheet1.H11:Sheet1.H11">
            <calcext:condition calcext:apply-style-name="Untitled1" calcext:value="formula-is(ISODD(ROW()))" calcext:base-cell-address="Sheet1.H11"/>
          </calcext:conditional-format>
          <calcext:conditional-format calcext:target-range-address="Sheet1.I13:Sheet1.I23 Sheet1.I8:Sheet1.I11">
            <calcext:condition calcext:apply-style-name="Untitled1" calcext:value="formula-is(ISODD(ROW()))" calcext:base-cell-address="Sheet1.I8"/>
          </calcext:conditional-format>
          <calcext:conditional-format calcext:target-range-address="Sheet1.I13:Sheet1.I23 Sheet1.I9:Sheet1.I11 Sheet1.H26:Sheet1.H28">
            <calcext:condition calcext:apply-style-name="Untitled1" calcext:value="formula-is(ISODD(ROW()))" calcext:base-cell-address="Sheet1.H9"/>
          </calcext:conditional-format>
          <calcext:conditional-format calcext:target-range-address="Sheet1.I13:Sheet1.I23 Sheet1.I9:Sheet1.I11 Sheet1.H26:Sheet1.H28">
            <calcext:condition calcext:apply-style-name="Untitled1" calcext:value="formula-is(ISODD(ROW()))" calcext:base-cell-address="Sheet1.H9"/>
          </calcext:conditional-format>
          <calcext:conditional-format calcext:target-range-address="Sheet1.I13:Sheet1.I23 Sheet1.I9:Sheet1.I11 Sheet1.H26:Sheet1.H28">
            <calcext:condition calcext:apply-style-name="Untitled1" calcext:value="formula-is(ISODD(ROW()))" calcext:base-cell-address="Sheet1.H9"/>
          </calcext:conditional-format>
          <calcext:conditional-format calcext:target-range-address="Sheet1.I13:Sheet1.I23 Sheet1.I9:Sheet1.I11 Sheet1.H26:Sheet1.H28">
            <calcext:condition calcext:apply-style-name="Untitled1" calcext:value="formula-is(ISODD(ROW()))" calcext:base-cell-address="Sheet1.H9"/>
          </calcext:conditional-format>
          <calcext:conditional-format calcext:target-range-address="Sheet1.I13:Sheet1.I23 Sheet1.I8:Sheet1.I11 Sheet1.H26:Sheet1.H28">
            <calcext:condition calcext:apply-style-name="Untitled1" calcext:value="formula-is(ISODD(ROW()))" calcext:base-cell-address="Sheet1.H8"/>
          </calcext:conditional-format>
          <calcext:conditional-format calcext:target-range-address="Sheet1.I13:Sheet1.I23 Sheet1.I8:Sheet1.I11 Sheet1.H26:Sheet1.H28">
            <calcext:condition calcext:apply-style-name="Untitled1" calcext:value="formula-is(ISODD(ROW()))" calcext:base-cell-address="Sheet1.H8"/>
          </calcext:conditional-format>
          <calcext:conditional-format calcext:target-range-address="Sheet1.I13:Sheet1.I23 Sheet1.I8:Sheet1.I11 Sheet1.H26:Sheet1.H28">
            <calcext:condition calcext:apply-style-name="Untitled1" calcext:value="formula-is(ISODD(ROW()))" calcext:base-cell-address="Sheet1.H8"/>
          </calcext:conditional-format>
          <calcext:conditional-format calcext:target-range-address="Sheet1.I13:Sheet1.I23 Sheet1.I8:Sheet1.I11 Sheet1.H26:Sheet1.H28">
            <calcext:condition calcext:apply-style-name="Untitled1" calcext:value="formula-is(ISODD(ROW()))" calcext:base-cell-address="Sheet1.H8"/>
          </calcext:conditional-format>
          <calcext:conditional-format calcext:target-range-address="Sheet1.I13:Sheet1.I13 Sheet1.I15:Sheet1.I23 Sheet1.I11:Sheet1.I11 Sheet1.H26:Sheet1.H28">
            <calcext:condition calcext:apply-style-name="Untitled1" calcext:value="formula-is(ISODD(ROW()))" calcext:base-cell-address="Sheet1.H11"/>
          </calcext:conditional-format>
          <calcext:conditional-format calcext:target-range-address="Sheet1.I14:Sheet1.I14">
            <calcext:condition calcext:apply-style-name="Untitled1" calcext:value="formula-is(ISODD(ROW()))" calcext:base-cell-address="Sheet1.I14"/>
          </calcext:conditional-format>
          <calcext:conditional-format calcext:target-range-address="Sheet1.I13:Sheet1.I13 Sheet1.I15:Sheet1.I23 Sheet1.I11:Sheet1.I11 Sheet1.H26:Sheet1.H28">
            <calcext:condition calcext:apply-style-name="Untitled1" calcext:value="formula-is(ISODD(ROW()))" calcext:base-cell-address="Sheet1.H11"/>
          </calcext:conditional-format>
          <calcext:conditional-format calcext:target-range-address="Sheet1.A24:Sheet1.A28">
            <calcext:condition calcext:apply-style-name="Untitled1" calcext:value="formula-is(ISODD(ROW()))" calcext:base-cell-address="Sheet1.A24"/>
          </calcext:conditional-format>
          <calcext:conditional-format calcext:target-range-address="Sheet1.A24:Sheet1.A28">
            <calcext:condition calcext:apply-style-name="Untitled1" calcext:value="formula-is(ISODD(ROW()))" calcext:base-cell-address="Sheet1.A24"/>
          </calcext:conditional-format>
          <calcext:conditional-format calcext:target-range-address="Sheet1.A24:Sheet1.A28">
            <calcext:condition calcext:apply-style-name="Untitled1" calcext:value="formula-is(ISODD(ROW()))" calcext:base-cell-address="Sheet1.A24"/>
          </calcext:conditional-format>
          <calcext:conditional-format calcext:target-range-address="Sheet1.A24:Sheet1.A28">
            <calcext:condition calcext:apply-style-name="Untitled1" calcext:value="formula-is(ISODD(ROW()))" calcext:base-cell-address="Sheet1.A24"/>
          </calcext:conditional-format>
          <calcext:conditional-format calcext:target-range-address="Sheet1.A24:Sheet1.A28">
            <calcext:condition calcext:apply-style-name="Untitled1" calcext:value="formula-is(ISODD(ROW()))" calcext:base-cell-address="Sheet1.A24"/>
          </calcext:conditional-format>
          <calcext:conditional-format calcext:target-range-address="Sheet1.B24:Sheet1.C24 Sheet1.C28:Sheet1.C28 Sheet1.C25:Sheet1.C26">
            <calcext:condition calcext:apply-style-name="Untitled1" calcext:value="formula-is(ISODD(ROW()))" calcext:base-cell-address="Sheet1.B24"/>
          </calcext:conditional-format>
          <calcext:conditional-format calcext:target-range-address="Sheet1.E24:Sheet1.E28">
            <calcext:condition calcext:apply-style-name="Untitled1" calcext:value="formula-is(ISODD(ROW()))" calcext:base-cell-address="Sheet1.E24"/>
          </calcext:conditional-format>
          <calcext:conditional-format calcext:target-range-address="Sheet1.B24:Sheet1.C24 Sheet1.C28:Sheet1.C28 Sheet1.C25:Sheet1.C26">
            <calcext:condition calcext:apply-style-name="Untitled1" calcext:value="formula-is(ISODD(ROW()))" calcext:base-cell-address="Sheet1.B24"/>
          </calcext:conditional-format>
          <calcext:conditional-format calcext:target-range-address="Sheet1.B24:Sheet1.C24 Sheet1.C28:Sheet1.C28 Sheet1.C25:Sheet1.C26">
            <calcext:condition calcext:apply-style-name="Untitled1" calcext:value="formula-is(ISODD(ROW()))" calcext:base-cell-address="Sheet1.B24"/>
          </calcext:conditional-format>
          <calcext:conditional-format calcext:target-range-address="Sheet1.B24:Sheet1.C24 Sheet1.C28:Sheet1.C28 Sheet1.C25:Sheet1.C26">
            <calcext:condition calcext:apply-style-name="Untitled1" calcext:value="formula-is(ISODD(ROW()))" calcext:base-cell-address="Sheet1.B24"/>
          </calcext:conditional-format>
          <calcext:conditional-format calcext:target-range-address="Sheet1.B24:Sheet1.C24 Sheet1.C28:Sheet1.C28 Sheet1.C25:Sheet1.C26">
            <calcext:condition calcext:apply-style-name="Untitled1" calcext:value="formula-is(ISODD(ROW()))" calcext:base-cell-address="Sheet1.B24"/>
          </calcext:conditional-format>
          <calcext:conditional-format calcext:target-range-address="Sheet1.E24:Sheet1.E24 Sheet1.E27:Sheet1.E27">
            <calcext:condition calcext:apply-style-name="Untitled1" calcext:value="formula-is(ISODD(ROW()))" calcext:base-cell-address="Sheet1.E24"/>
          </calcext:conditional-format>
          <calcext:conditional-format calcext:target-range-address="Sheet1.E24:Sheet1.E24 Sheet1.E27:Sheet1.E27">
            <calcext:condition calcext:apply-style-name="Untitled1" calcext:value="formula-is(ISODD(ROW()))" calcext:base-cell-address="Sheet1.E24"/>
          </calcext:conditional-format>
          <calcext:conditional-format calcext:target-range-address="Sheet1.E24:Sheet1.E24 Sheet1.E27:Sheet1.E27">
            <calcext:condition calcext:apply-style-name="Untitled1" calcext:value="formula-is(ISODD(ROW()))" calcext:base-cell-address="Sheet1.E24"/>
          </calcext:conditional-format>
          <calcext:conditional-format calcext:target-range-address="Sheet1.E24:Sheet1.E24 Sheet1.E27:Sheet1.E27">
            <calcext:condition calcext:apply-style-name="Untitled1" calcext:value="formula-is(ISODD(ROW()))" calcext:base-cell-address="Sheet1.E24"/>
          </calcext:conditional-format>
          <calcext:conditional-format calcext:target-range-address="Sheet1.E28:Sheet1.E28 Sheet1.E25:Sheet1.E26">
            <calcext:condition calcext:apply-style-name="Untitled1" calcext:value="formula-is(ISODD(ROW()))" calcext:base-cell-address="Sheet1.E25"/>
          </calcext:conditional-format>
          <calcext:conditional-format calcext:target-range-address="Sheet1.E28:Sheet1.E28 Sheet1.E25:Sheet1.E26">
            <calcext:condition calcext:apply-style-name="Untitled1" calcext:value="formula-is(ISODD(ROW()))" calcext:base-cell-address="Sheet1.E25"/>
          </calcext:conditional-format>
          <calcext:conditional-format calcext:target-range-address="Sheet1.E28:Sheet1.E28 Sheet1.E25:Sheet1.E26">
            <calcext:condition calcext:apply-style-name="Untitled1" calcext:value="formula-is(ISODD(ROW()))" calcext:base-cell-address="Sheet1.E25"/>
          </calcext:conditional-format>
          <calcext:conditional-format calcext:target-range-address="Sheet1.E28:Sheet1.E28 Sheet1.E25:Sheet1.E26">
            <calcext:condition calcext:apply-style-name="Untitled1" calcext:value="formula-is(ISODD(ROW()))" calcext:base-cell-address="Sheet1.E25"/>
          </calcext:conditional-format>
          <calcext:conditional-format calcext:target-range-address="Sheet1.H24:Sheet1.H28">
            <calcext:condition calcext:apply-style-name="Untitled1" calcext:value="formula-is(ISODD(ROW()))" calcext:base-cell-address="Sheet1.H24"/>
          </calcext:conditional-format>
          <calcext:conditional-format calcext:target-range-address="Sheet1.H24:Sheet1.H28">
            <calcext:condition calcext:apply-style-name="Untitled1" calcext:value="formula-is(ISODD(ROW()))" calcext:base-cell-address="Sheet1.H24"/>
          </calcext:conditional-format>
          <calcext:conditional-format calcext:target-range-address="Sheet1.H24:Sheet1.H28">
            <calcext:condition calcext:apply-style-name="Untitled1" calcext:value="formula-is(ISODD(ROW()))" calcext:base-cell-address="Sheet1.H24"/>
          </calcext:conditional-format>
          <calcext:conditional-format calcext:target-range-address="Sheet1.H24:Sheet1.H28">
            <calcext:condition calcext:apply-style-name="Untitled1" calcext:value="formula-is(ISODD(ROW()))" calcext:base-cell-address="Sheet1.H24"/>
          </calcext:conditional-format>
          <calcext:conditional-format calcext:target-range-address="Sheet1.H24:Sheet1.H28">
            <calcext:condition calcext:apply-style-name="Untitled1" calcext:value="formula-is(ISODD(ROW()))" calcext:base-cell-address="Sheet1.H24"/>
          </calcext:conditional-format>
          <calcext:conditional-format calcext:target-range-address="Sheet1.I24:Sheet1.I24">
            <calcext:condition calcext:apply-style-name="Untitled1" calcext:value="formula-is(ISODD(ROW()))" calcext:base-cell-address="Sheet1.I24"/>
          </calcext:conditional-format>
          <calcext:conditional-format calcext:target-range-address="Sheet1.I25:Sheet1.I28">
            <calcext:condition calcext:apply-style-name="Untitled1" calcext:value="formula-is(ISODD(ROW()))" calcext:base-cell-address="Sheet1.I25"/>
          </calcext:conditional-format>
          <calcext:conditional-format calcext:target-range-address="Sheet1.I25:Sheet1.I28">
            <calcext:condition calcext:apply-style-name="Untitled1" calcext:value="formula-is(ISODD(ROW()))" calcext:base-cell-address="Sheet1.I25"/>
          </calcext:conditional-format>
          <calcext:conditional-format calcext:target-range-address="Sheet1.I25:Sheet1.I28">
            <calcext:condition calcext:apply-style-name="Untitled1" calcext:value="formula-is(ISODD(ROW()))" calcext:base-cell-address="Sheet1.I25"/>
          </calcext:conditional-format>
          <calcext:conditional-format calcext:target-range-address="Sheet1.I25:Sheet1.I28">
            <calcext:condition calcext:apply-style-name="Untitled1" calcext:value="formula-is(ISODD(ROW()))" calcext:base-cell-address="Sheet1.I25"/>
          </calcext:conditional-format>
          <calcext:conditional-format calcext:target-range-address="Sheet1.I25:Sheet1.I28">
            <calcext:condition calcext:apply-style-name="Untitled1" calcext:value="formula-is(ISODD(ROW()))" calcext:base-cell-address="Sheet1.I25"/>
          </calcext:conditional-format>
          <calcext:conditional-format calcext:target-range-address="Sheet1.I25:Sheet1.I28">
            <calcext:condition calcext:apply-style-name="Untitled1" calcext:value="formula-is(ISODD(ROW()))" calcext:base-cell-address="Sheet1.I25"/>
          </calcext:conditional-format>
          <calcext:conditional-format calcext:target-range-address="Sheet1.I25:Sheet1.I28">
            <calcext:condition calcext:apply-style-name="Untitled1" calcext:value="formula-is(ISODD(ROW()))" calcext:base-cell-address="Sheet1.I25"/>
          </calcext:conditional-format>
          <calcext:conditional-format calcext:target-range-address="Sheet1.I25:Sheet1.I28">
            <calcext:condition calcext:apply-style-name="Untitled1" calcext:value="formula-is(ISODD(ROW()))" calcext:base-cell-address="Sheet1.I25"/>
          </calcext:conditional-format>
          <calcext:conditional-format calcext:target-range-address="Sheet1.I25:Sheet1.I28">
            <calcext:condition calcext:apply-style-name="Untitled1" calcext:value="formula-is(ISODD(ROW()))" calcext:base-cell-address="Sheet1.I25"/>
          </calcext:conditional-format>
          <calcext:conditional-format calcext:target-range-address="Sheet1.I25:Sheet1.I28">
            <calcext:condition calcext:apply-style-name="Untitled1" calcext:value="formula-is(ISODD(ROW()))" calcext:base-cell-address="Sheet1.I25"/>
          </calcext:conditional-format>
          <calcext:conditional-format calcext:target-range-address="Sheet1.I25:Sheet1.I28">
            <calcext:condition calcext:apply-style-name="Untitled1" calcext:value="formula-is(ISODD(ROW()))" calcext:base-cell-address="Sheet1.I25"/>
          </calcext:conditional-format>
          <calcext:conditional-format calcext:target-range-address="Sheet1.I25:Sheet1.I28">
            <calcext:condition calcext:apply-style-name="Untitled1" calcext:value="formula-is(ISODD(ROW()))" calcext:base-cell-address="Sheet1.I25"/>
          </calcext:conditional-format>
          <calcext:conditional-format calcext:target-range-address="Sheet1.I25:Sheet1.I28">
            <calcext:condition calcext:apply-style-name="Untitled1" calcext:value="formula-is(ISODD(ROW()))" calcext:base-cell-address="Sheet1.I25"/>
          </calcext:conditional-format>
          <calcext:conditional-format calcext:target-range-address="Sheet1.I24:Sheet1.I28">
            <calcext:condition calcext:apply-style-name="Untitled1" calcext:value="formula-is(ISODD(ROW()))" calcext:base-cell-address="Sheet1.I24"/>
          </calcext:conditional-format>
          <calcext:conditional-format calcext:target-range-address="Sheet1.I24:Sheet1.I28">
            <calcext:condition calcext:apply-style-name="Untitled1" calcext:value="formula-is(ISODD(ROW()))" calcext:base-cell-address="Sheet1.I24"/>
          </calcext:conditional-format>
          <calcext:conditional-format calcext:target-range-address="Sheet1.I24:Sheet1.I28">
            <calcext:condition calcext:apply-style-name="Untitled1" calcext:value="formula-is(ISODD(ROW()))" calcext:base-cell-address="Sheet1.I24"/>
          </calcext:conditional-format>
          <calcext:conditional-format calcext:target-range-address="Sheet1.I24:Sheet1.I28">
            <calcext:condition calcext:apply-style-name="Untitled1" calcext:value="formula-is(ISODD(ROW()))" calcext:base-cell-address="Sheet1.I24"/>
          </calcext:conditional-format>
          <calcext:conditional-format calcext:target-range-address="Sheet1.I24:Sheet1.I28">
            <calcext:condition calcext:apply-style-name="Untitled1" calcext:value="formula-is(ISODD(ROW()))" calcext:base-cell-address="Sheet1.I24"/>
          </calcext:conditional-format>
          <calcext:conditional-format calcext:target-range-address="Sheet1.I24:Sheet1.I28">
            <calcext:condition calcext:apply-style-name="Untitled1" calcext:value="formula-is(ISODD(ROW()))" calcext:base-cell-address="Sheet1.I24"/>
          </calcext:conditional-format>
          <calcext:conditional-format calcext:target-range-address="Sheet1.I24:Sheet1.I28">
            <calcext:condition calcext:apply-style-name="Untitled1" calcext:value="formula-is(ISODD(ROW()))" calcext:base-cell-address="Sheet1.I24"/>
          </calcext:conditional-format>
          <calcext:conditional-format calcext:target-range-address="Sheet1.I24:Sheet1.I28">
            <calcext:condition calcext:apply-style-name="Untitled1" calcext:value="formula-is(ISODD(ROW()))" calcext:base-cell-address="Sheet1.I24"/>
          </calcext:conditional-format>
          <calcext:conditional-format calcext:target-range-address="Sheet1.I24:Sheet1.I28">
            <calcext:condition calcext:apply-style-name="Untitled1" calcext:value="formula-is(ISODD(ROW()))" calcext:base-cell-address="Sheet1.I24"/>
          </calcext:conditional-format>
          <calcext:conditional-format calcext:target-range-address="Sheet1.I24:Sheet1.I28">
            <calcext:condition calcext:apply-style-name="Untitled1" calcext:value="formula-is(ISODD(ROW()))" calcext:base-cell-address="Sheet1.I24"/>
          </calcext:conditional-format>
          <calcext:conditional-format calcext:target-range-address="Sheet1.A12:Sheet1.A12">
            <calcext:condition calcext:apply-style-name="Untitled1" calcext:value="formula-is(ISODD(ROW()))" calcext:base-cell-address="Sheet1.A12"/>
          </calcext:conditional-format>
          <calcext:conditional-format calcext:target-range-address="Sheet1.A12:Sheet1.A12">
            <calcext:condition calcext:apply-style-name="Untitled1" calcext:value="formula-is(ISODD(ROW()))" calcext:base-cell-address="Sheet1.A12"/>
          </calcext:conditional-format>
          <calcext:conditional-format calcext:target-range-address="Sheet1.A12:Sheet1.A12">
            <calcext:condition calcext:apply-style-name="Untitled1" calcext:value="formula-is(ISODD(ROW()))" calcext:base-cell-address="Sheet1.A12"/>
          </calcext:conditional-format>
          <calcext:conditional-format calcext:target-range-address="Sheet1.A12:Sheet1.A12">
            <calcext:condition calcext:apply-style-name="Untitled1" calcext:value="formula-is(ISODD(ROW()))" calcext:base-cell-address="Sheet1.A12"/>
          </calcext:conditional-format>
          <calcext:conditional-format calcext:target-range-address="Sheet1.A12:Sheet1.A12">
            <calcext:condition calcext:apply-style-name="Untitled1" calcext:value="formula-is(ISODD(ROW()))" calcext:base-cell-address="Sheet1.A12"/>
          </calcext:conditional-format>
          <calcext:conditional-format calcext:target-range-address="Sheet1.B12:Sheet1.D12">
            <calcext:condition calcext:apply-style-name="Untitled1" calcext:value="formula-is(ISODD(ROW()))" calcext:base-cell-address="Sheet1.B12"/>
          </calcext:conditional-format>
          <calcext:conditional-format calcext:target-range-address="Sheet1.E12:Sheet1.E12">
            <calcext:condition calcext:apply-style-name="Untitled1" calcext:value="formula-is(ISODD(ROW()))" calcext:base-cell-address="Sheet1.E12"/>
          </calcext:conditional-format>
          <calcext:conditional-format calcext:target-range-address="Sheet1.B12:Sheet1.D12">
            <calcext:condition calcext:apply-style-name="Untitled1" calcext:value="formula-is(ISODD(ROW()))" calcext:base-cell-address="Sheet1.B12"/>
          </calcext:conditional-format>
          <calcext:conditional-format calcext:target-range-address="Sheet1.B12:Sheet1.D12">
            <calcext:condition calcext:apply-style-name="Untitled1" calcext:value="formula-is(ISODD(ROW()))" calcext:base-cell-address="Sheet1.B12"/>
          </calcext:conditional-format>
          <calcext:conditional-format calcext:target-range-address="Sheet1.B12:Sheet1.D12">
            <calcext:condition calcext:apply-style-name="Untitled1" calcext:value="formula-is(ISODD(ROW()))" calcext:base-cell-address="Sheet1.B12"/>
          </calcext:conditional-format>
          <calcext:conditional-format calcext:target-range-address="Sheet1.B12:Sheet1.D12">
            <calcext:condition calcext:apply-style-name="Untitled1" calcext:value="formula-is(ISODD(ROW()))" calcext:base-cell-address="Sheet1.B12"/>
          </calcext:conditional-format>
          <calcext:conditional-format calcext:target-range-address="Sheet1.E12:Sheet1.E12">
            <calcext:condition calcext:apply-style-name="Untitled1" calcext:value="formula-is(ISODD(ROW()))" calcext:base-cell-address="Sheet1.E12"/>
          </calcext:conditional-format>
          <calcext:conditional-format calcext:target-range-address="Sheet1.E12:Sheet1.E12">
            <calcext:condition calcext:apply-style-name="Untitled1" calcext:value="formula-is(ISODD(ROW()))" calcext:base-cell-address="Sheet1.E12"/>
          </calcext:conditional-format>
          <calcext:conditional-format calcext:target-range-address="Sheet1.E12:Sheet1.E12">
            <calcext:condition calcext:apply-style-name="Untitled1" calcext:value="formula-is(ISODD(ROW()))" calcext:base-cell-address="Sheet1.E12"/>
          </calcext:conditional-format>
          <calcext:conditional-format calcext:target-range-address="Sheet1.E12:Sheet1.E12">
            <calcext:condition calcext:apply-style-name="Untitled1" calcext:value="formula-is(ISODD(ROW()))" calcext:base-cell-address="Sheet1.E12"/>
          </calcext:conditional-format>
          <calcext:conditional-format calcext:target-range-address="Sheet1.H12:Sheet1.H12">
            <calcext:condition calcext:apply-style-name="Untitled1" calcext:value="formula-is(ISODD(ROW()))" calcext:base-cell-address="Sheet1.H12"/>
          </calcext:conditional-format>
          <calcext:conditional-format calcext:target-range-address="Sheet1.H12:Sheet1.H12">
            <calcext:condition calcext:apply-style-name="Untitled1" calcext:value="formula-is(ISODD(ROW()))" calcext:base-cell-address="Sheet1.H12"/>
          </calcext:conditional-format>
          <calcext:conditional-format calcext:target-range-address="Sheet1.H12:Sheet1.H12">
            <calcext:condition calcext:apply-style-name="Untitled1" calcext:value="formula-is(ISODD(ROW()))" calcext:base-cell-address="Sheet1.H12"/>
          </calcext:conditional-format>
          <calcext:conditional-format calcext:target-range-address="Sheet1.H12:Sheet1.H12">
            <calcext:condition calcext:apply-style-name="Untitled1" calcext:value="formula-is(ISODD(ROW()))" calcext:base-cell-address="Sheet1.H12"/>
          </calcext:conditional-format>
          <calcext:conditional-format calcext:target-range-address="Sheet1.H12:Sheet1.H12">
            <calcext:condition calcext:apply-style-name="Untitled1" calcext:value="formula-is(ISODD(ROW()))" calcext:base-cell-address="Sheet1.H12"/>
          </calcext:conditional-format>
          <calcext:conditional-format calcext:target-range-address="Sheet1.H12:Sheet1.H12">
            <calcext:condition calcext:apply-style-name="Untitled1" calcext:value="formula-is(ISODD(ROW()))" calcext:base-cell-address="Sheet1.H12"/>
          </calcext:conditional-format>
          <calcext:conditional-format calcext:target-range-address="Sheet1.H12:Sheet1.H12">
            <calcext:condition calcext:apply-style-name="Untitled1" calcext:value="formula-is(ISODD(ROW()))" calcext:base-cell-address="Sheet1.H12"/>
          </calcext:conditional-format>
          <calcext:conditional-format calcext:target-range-address="Sheet1.I12:Sheet1.I12">
            <calcext:condition calcext:apply-style-name="Untitled1" calcext:value="formula-is(ISODD(ROW()))" calcext:base-cell-address="Sheet1.I12"/>
          </calcext:conditional-format>
          <calcext:conditional-format calcext:target-range-address="Sheet1.I12:Sheet1.I12">
            <calcext:condition calcext:apply-style-name="Untitled1" calcext:value="formula-is(ISODD(ROW()))" calcext:base-cell-address="Sheet1.I12"/>
          </calcext:conditional-format>
          <calcext:conditional-format calcext:target-range-address="Sheet1.I12:Sheet1.I12">
            <calcext:condition calcext:apply-style-name="Untitled1" calcext:value="formula-is(ISODD(ROW()))" calcext:base-cell-address="Sheet1.I12"/>
          </calcext:conditional-format>
          <calcext:conditional-format calcext:target-range-address="Sheet1.I12:Sheet1.I12">
            <calcext:condition calcext:apply-style-name="Untitled1" calcext:value="formula-is(ISODD(ROW()))" calcext:base-cell-address="Sheet1.I12"/>
          </calcext:conditional-format>
          <calcext:conditional-format calcext:target-range-address="Sheet1.I12:Sheet1.I12">
            <calcext:condition calcext:apply-style-name="Untitled1" calcext:value="formula-is(ISODD(ROW()))" calcext:base-cell-address="Sheet1.I12"/>
          </calcext:conditional-format>
          <calcext:conditional-format calcext:target-range-address="Sheet1.I12:Sheet1.I12">
            <calcext:condition calcext:apply-style-name="Untitled1" calcext:value="formula-is(ISODD(ROW()))" calcext:base-cell-address="Sheet1.I12"/>
          </calcext:conditional-format>
          <calcext:conditional-format calcext:target-range-address="Sheet1.I12:Sheet1.I12">
            <calcext:condition calcext:apply-style-name="Untitled1" calcext:value="formula-is(ISODD(ROW()))" calcext:base-cell-address="Sheet1.I12"/>
          </calcext:conditional-format>
          <calcext:conditional-format calcext:target-range-address="Sheet1.I12:Sheet1.I12">
            <calcext:condition calcext:apply-style-name="Untitled1" calcext:value="formula-is(ISODD(ROW()))" calcext:base-cell-address="Sheet1.I12"/>
          </calcext:conditional-format>
          <calcext:conditional-format calcext:target-range-address="Sheet1.I12:Sheet1.I12">
            <calcext:condition calcext:apply-style-name="Untitled1" calcext:value="formula-is(ISODD(ROW()))" calcext:base-cell-address="Sheet1.I12"/>
          </calcext:conditional-format>
          <calcext:conditional-format calcext:target-range-address="Sheet1.I12:Sheet1.I12">
            <calcext:condition calcext:apply-style-name="Untitled1" calcext:value="formula-is(ISODD(ROW()))" calcext:base-cell-address="Sheet1.I12"/>
          </calcext:conditional-format>
          <calcext:conditional-format calcext:target-range-address="Sheet1.I12:Sheet1.I12">
            <calcext:condition calcext:apply-style-name="Untitled1" calcext:value="formula-is(ISODD(ROW()))" calcext:base-cell-address="Sheet1.I12"/>
          </calcext:conditional-format>
          <calcext:conditional-format calcext:target-range-address="Sheet1.G9:Sheet1.G27">
            <calcext:condition calcext:apply-style-name="Untitled1" calcext:value="formula-is(ISODD(ROW()))" calcext:base-cell-address="Sheet1.G9"/>
          </calcext:conditional-format>
          <calcext:conditional-format calcext:target-range-address="Sheet1.G9:Sheet1.G27">
            <calcext:condition calcext:apply-style-name="Untitled1" calcext:value="formula-is(ISODD(ROW()))" calcext:base-cell-address="Sheet1.G9"/>
          </calcext:conditional-format>
          <calcext:conditional-format calcext:target-range-address="Sheet1.G9:Sheet1.G27">
            <calcext:condition calcext:apply-style-name="Untitled1" calcext:value="formula-is(ISODD(ROW()))" calcext:base-cell-address="Sheet1.G9"/>
          </calcext:conditional-format>
          <calcext:conditional-format calcext:target-range-address="Sheet1.G9:Sheet1.G27">
            <calcext:condition calcext:apply-style-name="Untitled1" calcext:value="formula-is(ISODD(ROW()))" calcext:base-cell-address="Sheet1.G9"/>
          </calcext:conditional-format>
          <calcext:conditional-format calcext:target-range-address="Sheet1.G9:Sheet1.G27">
            <calcext:condition calcext:apply-style-name="Untitled1" calcext:value="formula-is(ISODD(ROW()))" calcext:base-cell-address="Sheet1.G9"/>
          </calcext:conditional-format>
          <calcext:conditional-format calcext:target-range-address="Sheet1.G26:Sheet1.G27">
            <calcext:condition calcext:apply-style-name="Untitled1" calcext:value="formula-is(ISODD(ROW()))" calcext:base-cell-address="Sheet1.G26"/>
          </calcext:conditional-format>
          <calcext:conditional-format calcext:target-range-address="Sheet1.G26:Sheet1.G27">
            <calcext:condition calcext:apply-style-name="Untitled1" calcext:value="formula-is(ISODD(ROW()))" calcext:base-cell-address="Sheet1.G26"/>
          </calcext:conditional-format>
          <calcext:conditional-format calcext:target-range-address="Sheet1.G26:Sheet1.G27">
            <calcext:condition calcext:apply-style-name="Untitled1" calcext:value="formula-is(ISODD(ROW()))" calcext:base-cell-address="Sheet1.G26"/>
          </calcext:conditional-format>
          <calcext:conditional-format calcext:target-range-address="Sheet1.G26:Sheet1.G27">
            <calcext:condition calcext:apply-style-name="Untitled1" calcext:value="formula-is(ISODD(ROW()))" calcext:base-cell-address="Sheet1.G26"/>
          </calcext:conditional-format>
          <calcext:conditional-format calcext:target-range-address="Sheet1.G26:Sheet1.G27">
            <calcext:condition calcext:apply-style-name="Untitled1" calcext:value="formula-is(ISODD(ROW()))" calcext:base-cell-address="Sheet1.G26"/>
          </calcext:conditional-format>
          <calcext:conditional-format calcext:target-range-address="Sheet1.B25:Sheet1.B27 Sheet1.B29:Sheet1.B30">
            <calcext:condition calcext:apply-style-name="Untitled1" calcext:value="formula-is(ISODD(ROW()))" calcext:base-cell-address="Sheet1.B25"/>
          </calcext:conditional-format>
          <calcext:conditional-format calcext:target-range-address="Sheet1.B25:Sheet1.B27 Sheet1.B29:Sheet1.B30">
            <calcext:condition calcext:apply-style-name="Untitled1" calcext:value="formula-is(ISODD(ROW()))" calcext:base-cell-address="Sheet1.B25"/>
          </calcext:conditional-format>
          <calcext:conditional-format calcext:target-range-address="Sheet1.B25:Sheet1.B27 Sheet1.B29:Sheet1.B30">
            <calcext:condition calcext:apply-style-name="Untitled1" calcext:value="formula-is(ISODD(ROW()))" calcext:base-cell-address="Sheet1.B25"/>
          </calcext:conditional-format>
          <calcext:conditional-format calcext:target-range-address="Sheet1.B25:Sheet1.B27 Sheet1.B29:Sheet1.B30">
            <calcext:condition calcext:apply-style-name="Untitled1" calcext:value="formula-is(ISODD(ROW()))" calcext:base-cell-address="Sheet1.B25"/>
          </calcext:conditional-format>
          <calcext:conditional-format calcext:target-range-address="Sheet1.B25:Sheet1.B27 Sheet1.B29:Sheet1.B30">
            <calcext:condition calcext:apply-style-name="Untitled1" calcext:value="formula-is(ISODD(ROW()))" calcext:base-cell-address="Sheet1.B25"/>
          </calcext:conditional-format>
          <calcext:conditional-format calcext:target-range-address="Sheet1.D28:Sheet1.D28">
            <calcext:condition calcext:apply-style-name="Untitled1" calcext:value="formula-is(ISODD(ROW()))" calcext:base-cell-address="Sheet1.D28"/>
          </calcext:conditional-format>
          <calcext:conditional-format calcext:target-range-address="Sheet1.D28:Sheet1.D28">
            <calcext:condition calcext:apply-style-name="Untitled1" calcext:value="formula-is(ISODD(ROW()))" calcext:base-cell-address="Sheet1.D28"/>
          </calcext:conditional-format>
          <calcext:conditional-format calcext:target-range-address="Sheet1.D28:Sheet1.D28">
            <calcext:condition calcext:apply-style-name="Untitled1" calcext:value="formula-is(ISODD(ROW()))" calcext:base-cell-address="Sheet1.D28"/>
          </calcext:conditional-format>
          <calcext:conditional-format calcext:target-range-address="Sheet1.D28:Sheet1.D28">
            <calcext:condition calcext:apply-style-name="Untitled1" calcext:value="formula-is(ISODD(ROW()))" calcext:base-cell-address="Sheet1.D28"/>
          </calcext:conditional-format>
          <calcext:conditional-format calcext:target-range-address="Sheet1.D28:Sheet1.D28">
            <calcext:condition calcext:apply-style-name="Untitled1" calcext:value="formula-is(ISODD(ROW()))" calcext:base-cell-address="Sheet1.D28"/>
          </calcext:conditional-format>
          <calcext:conditional-format calcext:target-range-address="Sheet1.D28:Sheet1.D28">
            <calcext:condition calcext:apply-style-name="Untitled1" calcext:value="formula-is(ISODD(ROW()))" calcext:base-cell-address="Sheet1.D28"/>
          </calcext:conditional-format>
          <calcext:conditional-format calcext:target-range-address="Sheet1.D28:Sheet1.D28">
            <calcext:condition calcext:apply-style-name="Untitled1" calcext:value="formula-is(ISODD(ROW()))" calcext:base-cell-address="Sheet1.D28"/>
          </calcext:conditional-format>
          <calcext:conditional-format calcext:target-range-address="Sheet1.D28:Sheet1.D28">
            <calcext:condition calcext:apply-style-name="Untitled1" calcext:value="formula-is(ISODD(ROW()))" calcext:base-cell-address="Sheet1.D28"/>
          </calcext:conditional-format>
          <calcext:conditional-format calcext:target-range-address="Sheet1.D28:Sheet1.D28">
            <calcext:condition calcext:apply-style-name="Untitled1" calcext:value="formula-is(ISODD(ROW()))" calcext:base-cell-address="Sheet1.D28"/>
          </calcext:conditional-format>
          <calcext:conditional-format calcext:target-range-address="Sheet1.D28:Sheet1.D28">
            <calcext:condition calcext:apply-style-name="Untitled1" calcext:value="formula-is(ISODD(ROW()))" calcext:base-cell-address="Sheet1.D28"/>
          </calcext:conditional-format>
          <calcext:conditional-format calcext:target-range-address="Sheet1.D24:Sheet1.D28">
            <calcext:condition calcext:apply-style-name="Untitled1" calcext:value="formula-is(ISODD(ROW()))" calcext:base-cell-address="Sheet1.D24"/>
          </calcext:conditional-format>
          <calcext:conditional-format calcext:target-range-address="Sheet1.D24:Sheet1.D28">
            <calcext:condition calcext:apply-style-name="Untitled1" calcext:value="formula-is(ISODD(ROW()))" calcext:base-cell-address="Sheet1.D24"/>
          </calcext:conditional-format>
          <calcext:conditional-format calcext:target-range-address="Sheet1.D24:Sheet1.D28">
            <calcext:condition calcext:apply-style-name="Untitled1" calcext:value="formula-is(ISODD(ROW()))" calcext:base-cell-address="Sheet1.D24"/>
          </calcext:conditional-format>
          <calcext:conditional-format calcext:target-range-address="Sheet1.D24:Sheet1.D28">
            <calcext:condition calcext:apply-style-name="Untitled1" calcext:value="formula-is(ISODD(ROW()))" calcext:base-cell-address="Sheet1.D24"/>
          </calcext:conditional-format>
          <calcext:conditional-format calcext:target-range-address="Sheet1.D24:Sheet1.D28">
            <calcext:condition calcext:apply-style-name="Untitled1" calcext:value="formula-is(ISODD(ROW()))" calcext:base-cell-address="Sheet1.D24"/>
          </calcext:conditional-format>
          <calcext:conditional-format calcext:target-range-address="Sheet1.C30:Sheet1.D36 Sheet1.A30:Sheet1.A36">
            <calcext:condition calcext:apply-style-name="Untitled1" calcext:value="formula-is(ISODD(ROW()))" calcext:base-cell-address="Sheet1.A30"/>
          </calcext:conditional-format>
          <calcext:conditional-format calcext:target-range-address="Sheet1.C30:Sheet1.D36 Sheet1.A30:Sheet1.A36">
            <calcext:condition calcext:apply-style-name="Untitled1" calcext:value="formula-is(ISODD(ROW()))" calcext:base-cell-address="Sheet1.A30"/>
          </calcext:conditional-format>
          <calcext:conditional-format calcext:target-range-address="Sheet1.C30:Sheet1.D36 Sheet1.A30:Sheet1.A36">
            <calcext:condition calcext:apply-style-name="Untitled1" calcext:value="formula-is(ISODD(ROW()))" calcext:base-cell-address="Sheet1.A30"/>
          </calcext:conditional-format>
          <calcext:conditional-format calcext:target-range-address="Sheet1.C30:Sheet1.D36 Sheet1.A30:Sheet1.A36">
            <calcext:condition calcext:apply-style-name="Untitled1" calcext:value="formula-is(ISODD(ROW()))" calcext:base-cell-address="Sheet1.A30"/>
          </calcext:conditional-format>
          <calcext:conditional-format calcext:target-range-address="Sheet1.C30:Sheet1.D36 Sheet1.A30:Sheet1.A36">
            <calcext:condition calcext:apply-style-name="Untitled1" calcext:value="formula-is(ISODD(ROW()))" calcext:base-cell-address="Sheet1.A30"/>
          </calcext:conditional-format>
          <calcext:conditional-format calcext:target-range-address="Sheet1.C30:Sheet1.D36 Sheet1.B31:Sheet1.B34">
            <calcext:condition calcext:apply-style-name="Untitled1" calcext:value="formula-is(ISODD(ROW()))" calcext:base-cell-address="Sheet1.B30"/>
          </calcext:conditional-format>
          <calcext:conditional-format calcext:target-range-address="Sheet1.C30:Sheet1.D36 Sheet1.B31:Sheet1.B34">
            <calcext:condition calcext:apply-style-name="Untitled1" calcext:value="formula-is(ISODD(ROW()))" calcext:base-cell-address="Sheet1.B30"/>
          </calcext:conditional-format>
          <calcext:conditional-format calcext:target-range-address="Sheet1.C30:Sheet1.D36 Sheet1.B31:Sheet1.B34">
            <calcext:condition calcext:apply-style-name="Untitled1" calcext:value="formula-is(ISODD(ROW()))" calcext:base-cell-address="Sheet1.B30"/>
          </calcext:conditional-format>
          <calcext:conditional-format calcext:target-range-address="Sheet1.C30:Sheet1.D36 Sheet1.B31:Sheet1.B34">
            <calcext:condition calcext:apply-style-name="Untitled1" calcext:value="formula-is(ISODD(ROW()))" calcext:base-cell-address="Sheet1.B30"/>
          </calcext:conditional-format>
          <calcext:conditional-format calcext:target-range-address="Sheet1.C30:Sheet1.D36 Sheet1.B31:Sheet1.B34">
            <calcext:condition calcext:apply-style-name="Untitled1" calcext:value="formula-is(ISODD(ROW()))" calcext:base-cell-address="Sheet1.B30"/>
          </calcext:conditional-format>
          <calcext:conditional-format calcext:target-range-address="Sheet1.G30:Sheet1.G36">
            <calcext:condition calcext:apply-style-name="Untitled1" calcext:value="formula-is(ISODD(ROW()))" calcext:base-cell-address="Sheet1.G30"/>
          </calcext:conditional-format>
          <calcext:conditional-format calcext:target-range-address="Sheet1.G30:Sheet1.G36">
            <calcext:condition calcext:apply-style-name="Untitled1" calcext:value="formula-is(ISODD(ROW()))" calcext:base-cell-address="Sheet1.G30"/>
          </calcext:conditional-format>
          <calcext:conditional-format calcext:target-range-address="Sheet1.G30:Sheet1.G36">
            <calcext:condition calcext:apply-style-name="Untitled1" calcext:value="formula-is(ISODD(ROW()))" calcext:base-cell-address="Sheet1.G30"/>
          </calcext:conditional-format>
          <calcext:conditional-format calcext:target-range-address="Sheet1.G30:Sheet1.G36">
            <calcext:condition calcext:apply-style-name="Untitled1" calcext:value="formula-is(ISODD(ROW()))" calcext:base-cell-address="Sheet1.G30"/>
          </calcext:conditional-format>
          <calcext:conditional-format calcext:target-range-address="Sheet1.G30:Sheet1.G36">
            <calcext:condition calcext:apply-style-name="Untitled1" calcext:value="formula-is(ISODD(ROW()))" calcext:base-cell-address="Sheet1.G30"/>
          </calcext:conditional-format>
          <calcext:conditional-format calcext:target-range-address="Sheet1.H30:Sheet1.H36">
            <calcext:condition calcext:apply-style-name="Untitled1" calcext:value="formula-is(ISODD(ROW()))" calcext:base-cell-address="Sheet1.H30"/>
          </calcext:conditional-format>
          <calcext:conditional-format calcext:target-range-address="Sheet1.H30:Sheet1.H36">
            <calcext:condition calcext:apply-style-name="Untitled1" calcext:value="formula-is(ISODD(ROW()))" calcext:base-cell-address="Sheet1.H30"/>
          </calcext:conditional-format>
          <calcext:conditional-format calcext:target-range-address="Sheet1.H30:Sheet1.H36">
            <calcext:condition calcext:apply-style-name="Untitled1" calcext:value="formula-is(ISODD(ROW()))" calcext:base-cell-address="Sheet1.H30"/>
          </calcext:conditional-format>
          <calcext:conditional-format calcext:target-range-address="Sheet1.H30:Sheet1.H36">
            <calcext:condition calcext:apply-style-name="Untitled1" calcext:value="formula-is(ISODD(ROW()))" calcext:base-cell-address="Sheet1.H30"/>
          </calcext:conditional-format>
          <calcext:conditional-format calcext:target-range-address="Sheet1.H30:Sheet1.H36">
            <calcext:condition calcext:apply-style-name="Untitled1" calcext:value="formula-is(ISODD(ROW()))" calcext:base-cell-address="Sheet1.H30"/>
          </calcext:conditional-format>
          <calcext:conditional-format calcext:target-range-address="Sheet1.H30:Sheet1.H36">
            <calcext:condition calcext:apply-style-name="Untitled1" calcext:value="formula-is(ISODD(ROW()))" calcext:base-cell-address="Sheet1.H30"/>
          </calcext:conditional-format>
          <calcext:conditional-format calcext:target-range-address="Sheet1.H30:Sheet1.H36">
            <calcext:condition calcext:apply-style-name="Untitled1" calcext:value="formula-is(ISODD(ROW()))" calcext:base-cell-address="Sheet1.H30"/>
          </calcext:conditional-format>
          <calcext:conditional-format calcext:target-range-address="Sheet1.H30:Sheet1.H36">
            <calcext:condition calcext:apply-style-name="Untitled1" calcext:value="formula-is(ISODD(ROW()))" calcext:base-cell-address="Sheet1.H30"/>
          </calcext:conditional-format>
          <calcext:conditional-format calcext:target-range-address="Sheet1.H30:Sheet1.H36">
            <calcext:condition calcext:apply-style-name="Untitled1" calcext:value="formula-is(ISODD(ROW()))" calcext:base-cell-address="Sheet1.H30"/>
          </calcext:conditional-format>
          <calcext:conditional-format calcext:target-range-address="Sheet1.H30:Sheet1.H36">
            <calcext:condition calcext:apply-style-name="Untitled1" calcext:value="formula-is(ISODD(ROW()))" calcext:base-cell-address="Sheet1.H30"/>
          </calcext:conditional-format>
          <calcext:conditional-format calcext:target-range-address="Sheet1.A30:Sheet1.A36">
            <calcext:condition calcext:apply-style-name="Untitled1" calcext:value="formula-is(ISODD(ROW()))" calcext:base-cell-address="Sheet1.A30"/>
          </calcext:conditional-format>
          <calcext:conditional-format calcext:target-range-address="Sheet1.A30:Sheet1.A36">
            <calcext:condition calcext:apply-style-name="Untitled1" calcext:value="formula-is(ISODD(ROW()))" calcext:base-cell-address="Sheet1.A30"/>
          </calcext:conditional-format>
          <calcext:conditional-format calcext:target-range-address="Sheet1.A30:Sheet1.A36">
            <calcext:condition calcext:apply-style-name="Untitled1" calcext:value="formula-is(ISODD(ROW()))" calcext:base-cell-address="Sheet1.A30"/>
          </calcext:conditional-format>
          <calcext:conditional-format calcext:target-range-address="Sheet1.A30:Sheet1.A36">
            <calcext:condition calcext:apply-style-name="Untitled1" calcext:value="formula-is(ISODD(ROW()))" calcext:base-cell-address="Sheet1.A30"/>
          </calcext:conditional-format>
          <calcext:conditional-format calcext:target-range-address="Sheet1.A30:Sheet1.A36">
            <calcext:condition calcext:apply-style-name="Untitled1" calcext:value="formula-is(ISODD(ROW()))" calcext:base-cell-address="Sheet1.A30"/>
          </calcext:conditional-format>
          <calcext:conditional-format calcext:target-range-address="Sheet1.C30:Sheet1.D36 Sheet1.B34:Sheet1.B36">
            <calcext:condition calcext:apply-style-name="Untitled1" calcext:value="formula-is(ISODD(ROW()))" calcext:base-cell-address="Sheet1.B30"/>
          </calcext:conditional-format>
          <calcext:conditional-format calcext:target-range-address="Sheet1.E30:Sheet1.E36">
            <calcext:condition calcext:apply-style-name="Untitled1" calcext:value="formula-is(ISODD(ROW()))" calcext:base-cell-address="Sheet1.E30"/>
          </calcext:conditional-format>
          <calcext:conditional-format calcext:target-range-address="Sheet1.C30:Sheet1.D36 Sheet1.B34:Sheet1.B36">
            <calcext:condition calcext:apply-style-name="Untitled1" calcext:value="formula-is(ISODD(ROW()))" calcext:base-cell-address="Sheet1.B30"/>
          </calcext:conditional-format>
          <calcext:conditional-format calcext:target-range-address="Sheet1.C30:Sheet1.D36 Sheet1.B34:Sheet1.B36">
            <calcext:condition calcext:apply-style-name="Untitled1" calcext:value="formula-is(ISODD(ROW()))" calcext:base-cell-address="Sheet1.B30"/>
          </calcext:conditional-format>
          <calcext:conditional-format calcext:target-range-address="Sheet1.C30:Sheet1.D36 Sheet1.B34:Sheet1.B36">
            <calcext:condition calcext:apply-style-name="Untitled1" calcext:value="formula-is(ISODD(ROW()))" calcext:base-cell-address="Sheet1.B30"/>
          </calcext:conditional-format>
          <calcext:conditional-format calcext:target-range-address="Sheet1.C30:Sheet1.D36 Sheet1.B34:Sheet1.B36">
            <calcext:condition calcext:apply-style-name="Untitled1" calcext:value="formula-is(ISODD(ROW()))" calcext:base-cell-address="Sheet1.B30"/>
          </calcext:conditional-format>
          <calcext:conditional-format calcext:target-range-address="Sheet1.E30:Sheet1.E36">
            <calcext:condition calcext:apply-style-name="Untitled1" calcext:value="formula-is(ISODD(ROW()))" calcext:base-cell-address="Sheet1.E30"/>
          </calcext:conditional-format>
          <calcext:conditional-format calcext:target-range-address="Sheet1.E30:Sheet1.E36">
            <calcext:condition calcext:apply-style-name="Untitled1" calcext:value="formula-is(ISODD(ROW()))" calcext:base-cell-address="Sheet1.E30"/>
          </calcext:conditional-format>
          <calcext:conditional-format calcext:target-range-address="Sheet1.E30:Sheet1.E36">
            <calcext:condition calcext:apply-style-name="Untitled1" calcext:value="formula-is(ISODD(ROW()))" calcext:base-cell-address="Sheet1.E30"/>
          </calcext:conditional-format>
          <calcext:conditional-format calcext:target-range-address="Sheet1.E30:Sheet1.E36">
            <calcext:condition calcext:apply-style-name="Untitled1" calcext:value="formula-is(ISODD(ROW()))" calcext:base-cell-address="Sheet1.E30"/>
          </calcext:conditional-format>
          <calcext:conditional-format calcext:target-range-address="Sheet1.H30:Sheet1.H36">
            <calcext:condition calcext:apply-style-name="Untitled1" calcext:value="formula-is(ISODD(ROW()))" calcext:base-cell-address="Sheet1.H30"/>
          </calcext:conditional-format>
          <calcext:conditional-format calcext:target-range-address="Sheet1.H30:Sheet1.H36">
            <calcext:condition calcext:apply-style-name="Untitled1" calcext:value="formula-is(ISODD(ROW()))" calcext:base-cell-address="Sheet1.H30"/>
          </calcext:conditional-format>
          <calcext:conditional-format calcext:target-range-address="Sheet1.H30:Sheet1.H36">
            <calcext:condition calcext:apply-style-name="Untitled1" calcext:value="formula-is(ISODD(ROW()))" calcext:base-cell-address="Sheet1.H30"/>
          </calcext:conditional-format>
          <calcext:conditional-format calcext:target-range-address="Sheet1.H30:Sheet1.H36">
            <calcext:condition calcext:apply-style-name="Untitled1" calcext:value="formula-is(ISODD(ROW()))" calcext:base-cell-address="Sheet1.H30"/>
          </calcext:conditional-format>
          <calcext:conditional-format calcext:target-range-address="Sheet1.H30:Sheet1.H36">
            <calcext:condition calcext:apply-style-name="Untitled1" calcext:value="formula-is(ISODD(ROW()))" calcext:base-cell-address="Sheet1.H30"/>
          </calcext:conditional-format>
          <calcext:conditional-format calcext:target-range-address="Sheet1.I30:Sheet1.I36">
            <calcext:condition calcext:apply-style-name="Untitled1" calcext:value="formula-is(ISODD(ROW()))" calcext:base-cell-address="Sheet1.I30"/>
          </calcext:conditional-format>
          <calcext:conditional-format calcext:target-range-address="Sheet1.I30:Sheet1.I36">
            <calcext:condition calcext:apply-style-name="Untitled1" calcext:value="formula-is(ISODD(ROW()))" calcext:base-cell-address="Sheet1.I30"/>
          </calcext:conditional-format>
          <calcext:conditional-format calcext:target-range-address="Sheet1.I30:Sheet1.I36">
            <calcext:condition calcext:apply-style-name="Untitled1" calcext:value="formula-is(ISODD(ROW()))" calcext:base-cell-address="Sheet1.I30"/>
          </calcext:conditional-format>
          <calcext:conditional-format calcext:target-range-address="Sheet1.I30:Sheet1.I36">
            <calcext:condition calcext:apply-style-name="Untitled1" calcext:value="formula-is(ISODD(ROW()))" calcext:base-cell-address="Sheet1.I30"/>
          </calcext:conditional-format>
          <calcext:conditional-format calcext:target-range-address="Sheet1.I30:Sheet1.I36">
            <calcext:condition calcext:apply-style-name="Untitled1" calcext:value="formula-is(ISODD(ROW()))" calcext:base-cell-address="Sheet1.I30"/>
          </calcext:conditional-format>
          <calcext:conditional-format calcext:target-range-address="Sheet1.I30:Sheet1.I36">
            <calcext:condition calcext:apply-style-name="Untitled1" calcext:value="formula-is(ISODD(ROW()))" calcext:base-cell-address="Sheet1.I30"/>
          </calcext:conditional-format>
          <calcext:conditional-format calcext:target-range-address="Sheet1.I30:Sheet1.I36">
            <calcext:condition calcext:apply-style-name="Untitled1" calcext:value="formula-is(ISODD(ROW()))" calcext:base-cell-address="Sheet1.I30"/>
          </calcext:conditional-format>
          <calcext:conditional-format calcext:target-range-address="Sheet1.I30:Sheet1.I36">
            <calcext:condition calcext:apply-style-name="Untitled1" calcext:value="formula-is(ISODD(ROW()))" calcext:base-cell-address="Sheet1.I30"/>
          </calcext:conditional-format>
          <calcext:conditional-format calcext:target-range-address="Sheet1.I30:Sheet1.I36">
            <calcext:condition calcext:apply-style-name="Untitled1" calcext:value="formula-is(ISODD(ROW()))" calcext:base-cell-address="Sheet1.I30"/>
          </calcext:conditional-format>
          <calcext:conditional-format calcext:target-range-address="Sheet1.I30:Sheet1.I36">
            <calcext:condition calcext:apply-style-name="Untitled1" calcext:value="formula-is(ISODD(ROW()))" calcext:base-cell-address="Sheet1.I30"/>
          </calcext:conditional-format>
          <calcext:conditional-format calcext:target-range-address="Sheet1.I30:Sheet1.I36">
            <calcext:condition calcext:apply-style-name="Untitled1" calcext:value="formula-is(ISODD(ROW()))" calcext:base-cell-address="Sheet1.I30"/>
          </calcext:conditional-format>
          <calcext:conditional-format calcext:target-range-address="Sheet1.I30:Sheet1.I36">
            <calcext:condition calcext:apply-style-name="Untitled1" calcext:value="formula-is(ISODD(ROW()))" calcext:base-cell-address="Sheet1.I30"/>
          </calcext:conditional-format>
          <calcext:conditional-format calcext:target-range-address="Sheet1.I30:Sheet1.I36">
            <calcext:condition calcext:apply-style-name="Untitled1" calcext:value="formula-is(ISODD(ROW()))" calcext:base-cell-address="Sheet1.I30"/>
          </calcext:conditional-format>
          <calcext:conditional-format calcext:target-range-address="Sheet1.I30:Sheet1.I36">
            <calcext:condition calcext:apply-style-name="Untitled1" calcext:value="formula-is(ISODD(ROW()))" calcext:base-cell-address="Sheet1.I30"/>
          </calcext:conditional-format>
          <calcext:conditional-format calcext:target-range-address="Sheet1.I30:Sheet1.I36">
            <calcext:condition calcext:apply-style-name="Untitled1" calcext:value="formula-is(ISODD(ROW()))" calcext:base-cell-address="Sheet1.I30"/>
          </calcext:conditional-format>
          <calcext:conditional-format calcext:target-range-address="Sheet1.I30:Sheet1.I36">
            <calcext:condition calcext:apply-style-name="Untitled1" calcext:value="formula-is(ISODD(ROW()))" calcext:base-cell-address="Sheet1.I30"/>
          </calcext:conditional-format>
          <calcext:conditional-format calcext:target-range-address="Sheet1.I30:Sheet1.I36">
            <calcext:condition calcext:apply-style-name="Untitled1" calcext:value="formula-is(ISODD(ROW()))" calcext:base-cell-address="Sheet1.I30"/>
          </calcext:conditional-format>
          <calcext:conditional-format calcext:target-range-address="Sheet1.I30:Sheet1.I36">
            <calcext:condition calcext:apply-style-name="Untitled1" calcext:value="formula-is(ISODD(ROW()))" calcext:base-cell-address="Sheet1.I30"/>
          </calcext:conditional-format>
          <calcext:conditional-format calcext:target-range-address="Sheet1.I30:Sheet1.I36">
            <calcext:condition calcext:apply-style-name="Untitled1" calcext:value="formula-is(ISODD(ROW()))" calcext:base-cell-address="Sheet1.I30"/>
          </calcext:conditional-format>
          <calcext:conditional-format calcext:target-range-address="Sheet1.I30:Sheet1.I36">
            <calcext:condition calcext:apply-style-name="Untitled1" calcext:value="formula-is(ISODD(ROW()))" calcext:base-cell-address="Sheet1.I30"/>
          </calcext:conditional-format>
          <calcext:conditional-format calcext:target-range-address="Sheet1.I30:Sheet1.I36">
            <calcext:condition calcext:apply-style-name="Untitled1" calcext:value="formula-is(ISODD(ROW()))" calcext:base-cell-address="Sheet1.I30"/>
          </calcext:conditional-format>
          <calcext:conditional-format calcext:target-range-address="Sheet1.I30:Sheet1.I36">
            <calcext:condition calcext:apply-style-name="Untitled1" calcext:value="formula-is(ISODD(ROW()))" calcext:base-cell-address="Sheet1.I30"/>
          </calcext:conditional-format>
          <calcext:conditional-format calcext:target-range-address="Sheet1.I30:Sheet1.I36">
            <calcext:condition calcext:apply-style-name="Untitled1" calcext:value="formula-is(ISODD(ROW()))" calcext:base-cell-address="Sheet1.I30"/>
          </calcext:conditional-format>
          <calcext:conditional-format calcext:target-range-address="Sheet1.B35:Sheet1.B36">
            <calcext:condition calcext:apply-style-name="Untitled1" calcext:value="formula-is(ISODD(ROW()))" calcext:base-cell-address="Sheet1.B35"/>
          </calcext:conditional-format>
          <calcext:conditional-format calcext:target-range-address="Sheet1.B35:Sheet1.B36">
            <calcext:condition calcext:apply-style-name="Untitled1" calcext:value="formula-is(ISODD(ROW()))" calcext:base-cell-address="Sheet1.B35"/>
          </calcext:conditional-format>
          <calcext:conditional-format calcext:target-range-address="Sheet1.B35:Sheet1.B36">
            <calcext:condition calcext:apply-style-name="Untitled1" calcext:value="formula-is(ISODD(ROW()))" calcext:base-cell-address="Sheet1.B35"/>
          </calcext:conditional-format>
          <calcext:conditional-format calcext:target-range-address="Sheet1.B35:Sheet1.B36">
            <calcext:condition calcext:apply-style-name="Untitled1" calcext:value="formula-is(ISODD(ROW()))" calcext:base-cell-address="Sheet1.B35"/>
          </calcext:conditional-format>
          <calcext:conditional-format calcext:target-range-address="Sheet1.B35:Sheet1.B36">
            <calcext:condition calcext:apply-style-name="Untitled1" calcext:value="formula-is(ISODD(ROW()))" calcext:base-cell-address="Sheet1.B35"/>
          </calcext:conditional-format>
          <calcext:conditional-format calcext:target-range-address="Sheet1.D30:Sheet1.D36">
            <calcext:condition calcext:apply-style-name="Untitled1" calcext:value="formula-is(ISODD(ROW()))" calcext:base-cell-address="Sheet1.D30"/>
          </calcext:conditional-format>
          <calcext:conditional-format calcext:target-range-address="Sheet1.D30:Sheet1.D36">
            <calcext:condition calcext:apply-style-name="Untitled1" calcext:value="formula-is(ISODD(ROW()))" calcext:base-cell-address="Sheet1.D30"/>
          </calcext:conditional-format>
          <calcext:conditional-format calcext:target-range-address="Sheet1.D30:Sheet1.D36">
            <calcext:condition calcext:apply-style-name="Untitled1" calcext:value="formula-is(ISODD(ROW()))" calcext:base-cell-address="Sheet1.D30"/>
          </calcext:conditional-format>
          <calcext:conditional-format calcext:target-range-address="Sheet1.D30:Sheet1.D36">
            <calcext:condition calcext:apply-style-name="Untitled1" calcext:value="formula-is(ISODD(ROW()))" calcext:base-cell-address="Sheet1.D30"/>
          </calcext:conditional-format>
          <calcext:conditional-format calcext:target-range-address="Sheet1.D30:Sheet1.D36">
            <calcext:condition calcext:apply-style-name="Untitled1" calcext:value="formula-is(ISODD(ROW()))" calcext:base-cell-address="Sheet1.D30"/>
          </calcext:conditional-format>
          <calcext:conditional-format calcext:target-range-address="Sheet1.D30:Sheet1.D36">
            <calcext:condition calcext:apply-style-name="Untitled1" calcext:value="formula-is(ISODD(ROW()))" calcext:base-cell-address="Sheet1.D30"/>
          </calcext:conditional-format>
          <calcext:conditional-format calcext:target-range-address="Sheet1.D30:Sheet1.D36">
            <calcext:condition calcext:apply-style-name="Untitled1" calcext:value="formula-is(ISODD(ROW()))" calcext:base-cell-address="Sheet1.D30"/>
          </calcext:conditional-format>
          <calcext:conditional-format calcext:target-range-address="Sheet1.D30:Sheet1.D36">
            <calcext:condition calcext:apply-style-name="Untitled1" calcext:value="formula-is(ISODD(ROW()))" calcext:base-cell-address="Sheet1.D30"/>
          </calcext:conditional-format>
          <calcext:conditional-format calcext:target-range-address="Sheet1.D30:Sheet1.D36">
            <calcext:condition calcext:apply-style-name="Untitled1" calcext:value="formula-is(ISODD(ROW()))" calcext:base-cell-address="Sheet1.D30"/>
          </calcext:conditional-format>
          <calcext:conditional-format calcext:target-range-address="Sheet1.D30:Sheet1.D36">
            <calcext:condition calcext:apply-style-name="Untitled1" calcext:value="formula-is(ISODD(ROW()))" calcext:base-cell-address="Sheet1.D30"/>
          </calcext:conditional-format>
          <calcext:conditional-format calcext:target-range-address="Sheet1.D30:Sheet1.D36">
            <calcext:condition calcext:apply-style-name="Untitled1" calcext:value="formula-is(ISODD(ROW()))" calcext:base-cell-address="Sheet1.D30"/>
          </calcext:conditional-format>
          <calcext:conditional-format calcext:target-range-address="Sheet1.D30:Sheet1.D36">
            <calcext:condition calcext:apply-style-name="Untitled1" calcext:value="formula-is(ISODD(ROW()))" calcext:base-cell-address="Sheet1.D30"/>
          </calcext:conditional-format>
          <calcext:conditional-format calcext:target-range-address="Sheet1.D30:Sheet1.D36">
            <calcext:condition calcext:apply-style-name="Untitled1" calcext:value="formula-is(ISODD(ROW()))" calcext:base-cell-address="Sheet1.D30"/>
          </calcext:conditional-format>
          <calcext:conditional-format calcext:target-range-address="Sheet1.D30:Sheet1.D36">
            <calcext:condition calcext:apply-style-name="Untitled1" calcext:value="formula-is(ISODD(ROW()))" calcext:base-cell-address="Sheet1.D30"/>
          </calcext:conditional-format>
          <calcext:conditional-format calcext:target-range-address="Sheet1.D30:Sheet1.D36">
            <calcext:condition calcext:apply-style-name="Untitled1" calcext:value="formula-is(ISODD(ROW()))" calcext:base-cell-address="Sheet1.D30"/>
          </calcext:conditional-format>
          <calcext:conditional-format calcext:target-range-address="Sheet1.A29:Sheet1.A29">
            <calcext:condition calcext:apply-style-name="Untitled1" calcext:value="formula-is(ISODD(ROW()))" calcext:base-cell-address="Sheet1.A29"/>
          </calcext:conditional-format>
          <calcext:conditional-format calcext:target-range-address="Sheet1.A29:Sheet1.A29">
            <calcext:condition calcext:apply-style-name="Untitled1" calcext:value="formula-is(ISODD(ROW()))" calcext:base-cell-address="Sheet1.A29"/>
          </calcext:conditional-format>
          <calcext:conditional-format calcext:target-range-address="Sheet1.A29:Sheet1.A29">
            <calcext:condition calcext:apply-style-name="Untitled1" calcext:value="formula-is(ISODD(ROW()))" calcext:base-cell-address="Sheet1.A29"/>
          </calcext:conditional-format>
          <calcext:conditional-format calcext:target-range-address="Sheet1.A29:Sheet1.A29">
            <calcext:condition calcext:apply-style-name="Untitled1" calcext:value="formula-is(ISODD(ROW()))" calcext:base-cell-address="Sheet1.A29"/>
          </calcext:conditional-format>
          <calcext:conditional-format calcext:target-range-address="Sheet1.A29:Sheet1.A29">
            <calcext:condition calcext:apply-style-name="Untitled1" calcext:value="formula-is(ISODD(ROW()))" calcext:base-cell-address="Sheet1.A29"/>
          </calcext:conditional-format>
          <calcext:conditional-format calcext:target-range-address="Sheet1.A29:Sheet1.A29">
            <calcext:condition calcext:apply-style-name="Untitled1" calcext:value="formula-is(ISODD(ROW()))" calcext:base-cell-address="Sheet1.A29"/>
          </calcext:conditional-format>
          <calcext:conditional-format calcext:target-range-address="Sheet1.A29:Sheet1.A29">
            <calcext:condition calcext:apply-style-name="Untitled1" calcext:value="formula-is(ISODD(ROW()))" calcext:base-cell-address="Sheet1.A29"/>
          </calcext:conditional-format>
          <calcext:conditional-format calcext:target-range-address="Sheet1.A29:Sheet1.A29">
            <calcext:condition calcext:apply-style-name="Untitled1" calcext:value="formula-is(ISODD(ROW()))" calcext:base-cell-address="Sheet1.A29"/>
          </calcext:conditional-format>
          <calcext:conditional-format calcext:target-range-address="Sheet1.A29:Sheet1.A29">
            <calcext:condition calcext:apply-style-name="Untitled1" calcext:value="formula-is(ISODD(ROW()))" calcext:base-cell-address="Sheet1.A29"/>
          </calcext:conditional-format>
          <calcext:conditional-format calcext:target-range-address="Sheet1.A29:Sheet1.A29">
            <calcext:condition calcext:apply-style-name="Untitled1" calcext:value="formula-is(ISODD(ROW()))" calcext:base-cell-address="Sheet1.A29"/>
          </calcext:conditional-format>
          <calcext:conditional-format calcext:target-range-address="Sheet1.C29:Sheet1.C29">
            <calcext:condition calcext:apply-style-name="Untitled1" calcext:value="formula-is(ISODD(ROW()))" calcext:base-cell-address="Sheet1.C29"/>
          </calcext:conditional-format>
          <calcext:conditional-format calcext:target-range-address="Sheet1.C29:Sheet1.C29">
            <calcext:condition calcext:apply-style-name="Untitled1" calcext:value="formula-is(ISODD(ROW()))" calcext:base-cell-address="Sheet1.C29"/>
          </calcext:conditional-format>
          <calcext:conditional-format calcext:target-range-address="Sheet1.C29:Sheet1.C29">
            <calcext:condition calcext:apply-style-name="Untitled1" calcext:value="formula-is(ISODD(ROW()))" calcext:base-cell-address="Sheet1.C29"/>
          </calcext:conditional-format>
          <calcext:conditional-format calcext:target-range-address="Sheet1.C29:Sheet1.C29">
            <calcext:condition calcext:apply-style-name="Untitled1" calcext:value="formula-is(ISODD(ROW()))" calcext:base-cell-address="Sheet1.C29"/>
          </calcext:conditional-format>
          <calcext:conditional-format calcext:target-range-address="Sheet1.C29:Sheet1.C29">
            <calcext:condition calcext:apply-style-name="Untitled1" calcext:value="formula-is(ISODD(ROW()))" calcext:base-cell-address="Sheet1.C29"/>
          </calcext:conditional-format>
          <calcext:conditional-format calcext:target-range-address="Sheet1.C29:Sheet1.C29">
            <calcext:condition calcext:apply-style-name="Untitled1" calcext:value="formula-is(ISODD(ROW()))" calcext:base-cell-address="Sheet1.C29"/>
          </calcext:conditional-format>
          <calcext:conditional-format calcext:target-range-address="Sheet1.C29:Sheet1.C29">
            <calcext:condition calcext:apply-style-name="Untitled1" calcext:value="formula-is(ISODD(ROW()))" calcext:base-cell-address="Sheet1.C29"/>
          </calcext:conditional-format>
          <calcext:conditional-format calcext:target-range-address="Sheet1.C29:Sheet1.C29">
            <calcext:condition calcext:apply-style-name="Untitled1" calcext:value="formula-is(ISODD(ROW()))" calcext:base-cell-address="Sheet1.C29"/>
          </calcext:conditional-format>
          <calcext:conditional-format calcext:target-range-address="Sheet1.C29:Sheet1.C29">
            <calcext:condition calcext:apply-style-name="Untitled1" calcext:value="formula-is(ISODD(ROW()))" calcext:base-cell-address="Sheet1.C29"/>
          </calcext:conditional-format>
          <calcext:conditional-format calcext:target-range-address="Sheet1.C29:Sheet1.C29">
            <calcext:condition calcext:apply-style-name="Untitled1" calcext:value="formula-is(ISODD(ROW()))" calcext:base-cell-address="Sheet1.C29"/>
          </calcext:conditional-format>
          <calcext:conditional-format calcext:target-range-address="Sheet1.C29:Sheet1.C29">
            <calcext:condition calcext:apply-style-name="Untitled1" calcext:value="formula-is(ISODD(ROW()))" calcext:base-cell-address="Sheet1.C29"/>
          </calcext:conditional-format>
          <calcext:conditional-format calcext:target-range-address="Sheet1.C29:Sheet1.C29">
            <calcext:condition calcext:apply-style-name="Untitled1" calcext:value="formula-is(ISODD(ROW()))" calcext:base-cell-address="Sheet1.C29"/>
          </calcext:conditional-format>
          <calcext:conditional-format calcext:target-range-address="Sheet1.C29:Sheet1.C29">
            <calcext:condition calcext:apply-style-name="Untitled1" calcext:value="formula-is(ISODD(ROW()))" calcext:base-cell-address="Sheet1.C29"/>
          </calcext:conditional-format>
          <calcext:conditional-format calcext:target-range-address="Sheet1.C29:Sheet1.C29">
            <calcext:condition calcext:apply-style-name="Untitled1" calcext:value="formula-is(ISODD(ROW()))" calcext:base-cell-address="Sheet1.C29"/>
          </calcext:conditional-format>
          <calcext:conditional-format calcext:target-range-address="Sheet1.C29:Sheet1.C29">
            <calcext:condition calcext:apply-style-name="Untitled1" calcext:value="formula-is(ISODD(ROW()))" calcext:base-cell-address="Sheet1.C29"/>
          </calcext:conditional-format>
          <calcext:conditional-format calcext:target-range-address="Sheet1.D29:Sheet1.D29">
            <calcext:condition calcext:apply-style-name="Untitled1" calcext:value="formula-is(ISODD(ROW()))" calcext:base-cell-address="Sheet1.D29"/>
          </calcext:conditional-format>
          <calcext:conditional-format calcext:target-range-address="Sheet1.D29:Sheet1.D29">
            <calcext:condition calcext:apply-style-name="Untitled1" calcext:value="formula-is(ISODD(ROW()))" calcext:base-cell-address="Sheet1.D29"/>
          </calcext:conditional-format>
          <calcext:conditional-format calcext:target-range-address="Sheet1.D29:Sheet1.D29">
            <calcext:condition calcext:apply-style-name="Untitled1" calcext:value="formula-is(ISODD(ROW()))" calcext:base-cell-address="Sheet1.D29"/>
          </calcext:conditional-format>
          <calcext:conditional-format calcext:target-range-address="Sheet1.D29:Sheet1.D29">
            <calcext:condition calcext:apply-style-name="Untitled1" calcext:value="formula-is(ISODD(ROW()))" calcext:base-cell-address="Sheet1.D29"/>
          </calcext:conditional-format>
          <calcext:conditional-format calcext:target-range-address="Sheet1.D29:Sheet1.D29">
            <calcext:condition calcext:apply-style-name="Untitled1" calcext:value="formula-is(ISODD(ROW()))" calcext:base-cell-address="Sheet1.D29"/>
          </calcext:conditional-format>
          <calcext:conditional-format calcext:target-range-address="Sheet1.D29:Sheet1.D29">
            <calcext:condition calcext:apply-style-name="Untitled1" calcext:value="formula-is(ISODD(ROW()))" calcext:base-cell-address="Sheet1.D29"/>
          </calcext:conditional-format>
          <calcext:conditional-format calcext:target-range-address="Sheet1.D29:Sheet1.D29">
            <calcext:condition calcext:apply-style-name="Untitled1" calcext:value="formula-is(ISODD(ROW()))" calcext:base-cell-address="Sheet1.D29"/>
          </calcext:conditional-format>
          <calcext:conditional-format calcext:target-range-address="Sheet1.D29:Sheet1.D29">
            <calcext:condition calcext:apply-style-name="Untitled1" calcext:value="formula-is(ISODD(ROW()))" calcext:base-cell-address="Sheet1.D29"/>
          </calcext:conditional-format>
          <calcext:conditional-format calcext:target-range-address="Sheet1.D29:Sheet1.D29">
            <calcext:condition calcext:apply-style-name="Untitled1" calcext:value="formula-is(ISODD(ROW()))" calcext:base-cell-address="Sheet1.D29"/>
          </calcext:conditional-format>
          <calcext:conditional-format calcext:target-range-address="Sheet1.D29:Sheet1.D29">
            <calcext:condition calcext:apply-style-name="Untitled1" calcext:value="formula-is(ISODD(ROW()))" calcext:base-cell-address="Sheet1.D29"/>
          </calcext:conditional-format>
          <calcext:conditional-format calcext:target-range-address="Sheet1.D29:Sheet1.D29">
            <calcext:condition calcext:apply-style-name="Untitled1" calcext:value="formula-is(ISODD(ROW()))" calcext:base-cell-address="Sheet1.D29"/>
          </calcext:conditional-format>
          <calcext:conditional-format calcext:target-range-address="Sheet1.D29:Sheet1.D29">
            <calcext:condition calcext:apply-style-name="Untitled1" calcext:value="formula-is(ISODD(ROW()))" calcext:base-cell-address="Sheet1.D29"/>
          </calcext:conditional-format>
          <calcext:conditional-format calcext:target-range-address="Sheet1.D29:Sheet1.D29">
            <calcext:condition calcext:apply-style-name="Untitled1" calcext:value="formula-is(ISODD(ROW()))" calcext:base-cell-address="Sheet1.D29"/>
          </calcext:conditional-format>
          <calcext:conditional-format calcext:target-range-address="Sheet1.D29:Sheet1.D29">
            <calcext:condition calcext:apply-style-name="Untitled1" calcext:value="formula-is(ISODD(ROW()))" calcext:base-cell-address="Sheet1.D29"/>
          </calcext:conditional-format>
          <calcext:conditional-format calcext:target-range-address="Sheet1.D29:Sheet1.D29">
            <calcext:condition calcext:apply-style-name="Untitled1" calcext:value="formula-is(ISODD(ROW()))" calcext:base-cell-address="Sheet1.D29"/>
          </calcext:conditional-format>
          <calcext:conditional-format calcext:target-range-address="Sheet1.D29:Sheet1.D29">
            <calcext:condition calcext:apply-style-name="Untitled1" calcext:value="formula-is(ISODD(ROW()))" calcext:base-cell-address="Sheet1.D29"/>
          </calcext:conditional-format>
          <calcext:conditional-format calcext:target-range-address="Sheet1.D29:Sheet1.D29">
            <calcext:condition calcext:apply-style-name="Untitled1" calcext:value="formula-is(ISODD(ROW()))" calcext:base-cell-address="Sheet1.D29"/>
          </calcext:conditional-format>
          <calcext:conditional-format calcext:target-range-address="Sheet1.D29:Sheet1.D29">
            <calcext:condition calcext:apply-style-name="Untitled1" calcext:value="formula-is(ISODD(ROW()))" calcext:base-cell-address="Sheet1.D29"/>
          </calcext:conditional-format>
          <calcext:conditional-format calcext:target-range-address="Sheet1.D29:Sheet1.D29">
            <calcext:condition calcext:apply-style-name="Untitled1" calcext:value="formula-is(ISODD(ROW()))" calcext:base-cell-address="Sheet1.D29"/>
          </calcext:conditional-format>
          <calcext:conditional-format calcext:target-range-address="Sheet1.D29:Sheet1.D29">
            <calcext:condition calcext:apply-style-name="Untitled1" calcext:value="formula-is(ISODD(ROW()))" calcext:base-cell-address="Sheet1.D29"/>
          </calcext:conditional-format>
          <calcext:conditional-format calcext:target-range-address="Sheet1.D29:Sheet1.D29">
            <calcext:condition calcext:apply-style-name="Untitled1" calcext:value="formula-is(ISODD(ROW()))" calcext:base-cell-address="Sheet1.D29"/>
          </calcext:conditional-format>
          <calcext:conditional-format calcext:target-range-address="Sheet1.D29:Sheet1.D29">
            <calcext:condition calcext:apply-style-name="Untitled1" calcext:value="formula-is(ISODD(ROW()))" calcext:base-cell-address="Sheet1.D29"/>
          </calcext:conditional-format>
          <calcext:conditional-format calcext:target-range-address="Sheet1.D29:Sheet1.D29">
            <calcext:condition calcext:apply-style-name="Untitled1" calcext:value="formula-is(ISODD(ROW()))" calcext:base-cell-address="Sheet1.D29"/>
          </calcext:conditional-format>
          <calcext:conditional-format calcext:target-range-address="Sheet1.D29:Sheet1.D29">
            <calcext:condition calcext:apply-style-name="Untitled1" calcext:value="formula-is(ISODD(ROW()))" calcext:base-cell-address="Sheet1.D29"/>
          </calcext:conditional-format>
          <calcext:conditional-format calcext:target-range-address="Sheet1.D29:Sheet1.D29">
            <calcext:condition calcext:apply-style-name="Untitled1" calcext:value="formula-is(ISODD(ROW()))" calcext:base-cell-address="Sheet1.D29"/>
          </calcext:conditional-format>
          <calcext:conditional-format calcext:target-range-address="Sheet1.D29:Sheet1.D29">
            <calcext:condition calcext:apply-style-name="Untitled1" calcext:value="formula-is(ISODD(ROW()))" calcext:base-cell-address="Sheet1.D29"/>
          </calcext:conditional-format>
          <calcext:conditional-format calcext:target-range-address="Sheet1.D29:Sheet1.D29">
            <calcext:condition calcext:apply-style-name="Untitled1" calcext:value="formula-is(ISODD(ROW()))" calcext:base-cell-address="Sheet1.D29"/>
          </calcext:conditional-format>
          <calcext:conditional-format calcext:target-range-address="Sheet1.D29:Sheet1.D29">
            <calcext:condition calcext:apply-style-name="Untitled1" calcext:value="formula-is(ISODD(ROW()))" calcext:base-cell-address="Sheet1.D29"/>
          </calcext:conditional-format>
          <calcext:conditional-format calcext:target-range-address="Sheet1.D29:Sheet1.D29">
            <calcext:condition calcext:apply-style-name="Untitled1" calcext:value="formula-is(ISODD(ROW()))" calcext:base-cell-address="Sheet1.D29"/>
          </calcext:conditional-format>
          <calcext:conditional-format calcext:target-range-address="Sheet1.D29:Sheet1.D29">
            <calcext:condition calcext:apply-style-name="Untitled1" calcext:value="formula-is(ISODD(ROW()))" calcext:base-cell-address="Sheet1.D29"/>
          </calcext:conditional-format>
          <calcext:conditional-format calcext:target-range-address="Sheet1.E29:Sheet1.E29">
            <calcext:condition calcext:apply-style-name="Untitled1" calcext:value="formula-is(ISODD(ROW()))" calcext:base-cell-address="Sheet1.E29"/>
          </calcext:conditional-format>
          <calcext:conditional-format calcext:target-range-address="Sheet1.E29:Sheet1.E29">
            <calcext:condition calcext:apply-style-name="Untitled1" calcext:value="formula-is(ISODD(ROW()))" calcext:base-cell-address="Sheet1.E29"/>
          </calcext:conditional-format>
          <calcext:conditional-format calcext:target-range-address="Sheet1.E29:Sheet1.E29">
            <calcext:condition calcext:apply-style-name="Untitled1" calcext:value="formula-is(ISODD(ROW()))" calcext:base-cell-address="Sheet1.E29"/>
          </calcext:conditional-format>
          <calcext:conditional-format calcext:target-range-address="Sheet1.E29:Sheet1.E29">
            <calcext:condition calcext:apply-style-name="Untitled1" calcext:value="formula-is(ISODD(ROW()))" calcext:base-cell-address="Sheet1.E29"/>
          </calcext:conditional-format>
          <calcext:conditional-format calcext:target-range-address="Sheet1.E29:Sheet1.E29">
            <calcext:condition calcext:apply-style-name="Untitled1" calcext:value="formula-is(ISODD(ROW()))" calcext:base-cell-address="Sheet1.E29"/>
          </calcext:conditional-format>
          <calcext:conditional-format calcext:target-range-address="Sheet1.G29:Sheet1.G29">
            <calcext:condition calcext:apply-style-name="Untitled1" calcext:value="formula-is(ISODD(ROW()))" calcext:base-cell-address="Sheet1.G29"/>
          </calcext:conditional-format>
          <calcext:conditional-format calcext:target-range-address="Sheet1.G29:Sheet1.G29">
            <calcext:condition calcext:apply-style-name="Untitled1" calcext:value="formula-is(ISODD(ROW()))" calcext:base-cell-address="Sheet1.G29"/>
          </calcext:conditional-format>
          <calcext:conditional-format calcext:target-range-address="Sheet1.G29:Sheet1.G29">
            <calcext:condition calcext:apply-style-name="Untitled1" calcext:value="formula-is(ISODD(ROW()))" calcext:base-cell-address="Sheet1.G29"/>
          </calcext:conditional-format>
          <calcext:conditional-format calcext:target-range-address="Sheet1.G29:Sheet1.G29">
            <calcext:condition calcext:apply-style-name="Untitled1" calcext:value="formula-is(ISODD(ROW()))" calcext:base-cell-address="Sheet1.G29"/>
          </calcext:conditional-format>
          <calcext:conditional-format calcext:target-range-address="Sheet1.G29:Sheet1.G29">
            <calcext:condition calcext:apply-style-name="Untitled1" calcext:value="formula-is(ISODD(ROW()))" calcext:base-cell-address="Sheet1.G29"/>
          </calcext:conditional-format>
          <calcext:conditional-format calcext:target-range-address="Sheet1.H29:Sheet1.H29">
            <calcext:condition calcext:apply-style-name="Untitled1" calcext:value="formula-is(ISODD(ROW()))" calcext:base-cell-address="Sheet1.H29"/>
          </calcext:conditional-format>
          <calcext:conditional-format calcext:target-range-address="Sheet1.H29:Sheet1.H29">
            <calcext:condition calcext:apply-style-name="Untitled1" calcext:value="formula-is(ISODD(ROW()))" calcext:base-cell-address="Sheet1.H29"/>
          </calcext:conditional-format>
          <calcext:conditional-format calcext:target-range-address="Sheet1.H29:Sheet1.H29">
            <calcext:condition calcext:apply-style-name="Untitled1" calcext:value="formula-is(ISODD(ROW()))" calcext:base-cell-address="Sheet1.H29"/>
          </calcext:conditional-format>
          <calcext:conditional-format calcext:target-range-address="Sheet1.H29:Sheet1.H29">
            <calcext:condition calcext:apply-style-name="Untitled1" calcext:value="formula-is(ISODD(ROW()))" calcext:base-cell-address="Sheet1.H29"/>
          </calcext:conditional-format>
          <calcext:conditional-format calcext:target-range-address="Sheet1.H29:Sheet1.H29">
            <calcext:condition calcext:apply-style-name="Untitled1" calcext:value="formula-is(ISODD(ROW()))" calcext:base-cell-address="Sheet1.H29"/>
          </calcext:conditional-format>
          <calcext:conditional-format calcext:target-range-address="Sheet1.H29:Sheet1.H29">
            <calcext:condition calcext:apply-style-name="Untitled1" calcext:value="formula-is(ISODD(ROW()))" calcext:base-cell-address="Sheet1.H29"/>
          </calcext:conditional-format>
          <calcext:conditional-format calcext:target-range-address="Sheet1.H29:Sheet1.H29">
            <calcext:condition calcext:apply-style-name="Untitled1" calcext:value="formula-is(ISODD(ROW()))" calcext:base-cell-address="Sheet1.H29"/>
          </calcext:conditional-format>
          <calcext:conditional-format calcext:target-range-address="Sheet1.H29:Sheet1.H29">
            <calcext:condition calcext:apply-style-name="Untitled1" calcext:value="formula-is(ISODD(ROW()))" calcext:base-cell-address="Sheet1.H29"/>
          </calcext:conditional-format>
          <calcext:conditional-format calcext:target-range-address="Sheet1.H29:Sheet1.H29">
            <calcext:condition calcext:apply-style-name="Untitled1" calcext:value="formula-is(ISODD(ROW()))" calcext:base-cell-address="Sheet1.H29"/>
          </calcext:conditional-format>
          <calcext:conditional-format calcext:target-range-address="Sheet1.H29:Sheet1.H29">
            <calcext:condition calcext:apply-style-name="Untitled1" calcext:value="formula-is(ISODD(ROW()))" calcext:base-cell-address="Sheet1.H29"/>
          </calcext:conditional-format>
          <calcext:conditional-format calcext:target-range-address="Sheet1.H29:Sheet1.H29">
            <calcext:condition calcext:apply-style-name="Untitled1" calcext:value="formula-is(ISODD(ROW()))" calcext:base-cell-address="Sheet1.H29"/>
          </calcext:conditional-format>
          <calcext:conditional-format calcext:target-range-address="Sheet1.H29:Sheet1.H29">
            <calcext:condition calcext:apply-style-name="Untitled1" calcext:value="formula-is(ISODD(ROW()))" calcext:base-cell-address="Sheet1.H29"/>
          </calcext:conditional-format>
          <calcext:conditional-format calcext:target-range-address="Sheet1.H29:Sheet1.H29">
            <calcext:condition calcext:apply-style-name="Untitled1" calcext:value="formula-is(ISODD(ROW()))" calcext:base-cell-address="Sheet1.H29"/>
          </calcext:conditional-format>
          <calcext:conditional-format calcext:target-range-address="Sheet1.H29:Sheet1.H29">
            <calcext:condition calcext:apply-style-name="Untitled1" calcext:value="formula-is(ISODD(ROW()))" calcext:base-cell-address="Sheet1.H29"/>
          </calcext:conditional-format>
          <calcext:conditional-format calcext:target-range-address="Sheet1.H29:Sheet1.H29">
            <calcext:condition calcext:apply-style-name="Untitled1" calcext:value="formula-is(ISODD(ROW()))" calcext:base-cell-address="Sheet1.H29"/>
          </calcext:conditional-format>
          <calcext:conditional-format calcext:target-range-address="Sheet1.I29:Sheet1.I29">
            <calcext:condition calcext:apply-style-name="Untitled1" calcext:value="formula-is(ISODD(ROW()))" calcext:base-cell-address="Sheet1.I29"/>
          </calcext:conditional-format>
          <calcext:conditional-format calcext:target-range-address="Sheet1.I29:Sheet1.I29">
            <calcext:condition calcext:apply-style-name="Untitled1" calcext:value="formula-is(ISODD(ROW()))" calcext:base-cell-address="Sheet1.I29"/>
          </calcext:conditional-format>
          <calcext:conditional-format calcext:target-range-address="Sheet1.I29:Sheet1.I29">
            <calcext:condition calcext:apply-style-name="Untitled1" calcext:value="formula-is(ISODD(ROW()))" calcext:base-cell-address="Sheet1.I29"/>
          </calcext:conditional-format>
          <calcext:conditional-format calcext:target-range-address="Sheet1.I29:Sheet1.I29">
            <calcext:condition calcext:apply-style-name="Untitled1" calcext:value="formula-is(ISODD(ROW()))" calcext:base-cell-address="Sheet1.I29"/>
          </calcext:conditional-format>
          <calcext:conditional-format calcext:target-range-address="Sheet1.I29:Sheet1.I29">
            <calcext:condition calcext:apply-style-name="Untitled1" calcext:value="formula-is(ISODD(ROW()))" calcext:base-cell-address="Sheet1.I29"/>
          </calcext:conditional-format>
          <calcext:conditional-format calcext:target-range-address="Sheet1.I29:Sheet1.I29">
            <calcext:condition calcext:apply-style-name="Untitled1" calcext:value="formula-is(ISODD(ROW()))" calcext:base-cell-address="Sheet1.I29"/>
          </calcext:conditional-format>
          <calcext:conditional-format calcext:target-range-address="Sheet1.I29:Sheet1.I29">
            <calcext:condition calcext:apply-style-name="Untitled1" calcext:value="formula-is(ISODD(ROW()))" calcext:base-cell-address="Sheet1.I29"/>
          </calcext:conditional-format>
          <calcext:conditional-format calcext:target-range-address="Sheet1.I29:Sheet1.I29">
            <calcext:condition calcext:apply-style-name="Untitled1" calcext:value="formula-is(ISODD(ROW()))" calcext:base-cell-address="Sheet1.I29"/>
          </calcext:conditional-format>
          <calcext:conditional-format calcext:target-range-address="Sheet1.I29:Sheet1.I29">
            <calcext:condition calcext:apply-style-name="Untitled1" calcext:value="formula-is(ISODD(ROW()))" calcext:base-cell-address="Sheet1.I29"/>
          </calcext:conditional-format>
          <calcext:conditional-format calcext:target-range-address="Sheet1.I29:Sheet1.I29">
            <calcext:condition calcext:apply-style-name="Untitled1" calcext:value="formula-is(ISODD(ROW()))" calcext:base-cell-address="Sheet1.I29"/>
          </calcext:conditional-format>
          <calcext:conditional-format calcext:target-range-address="Sheet1.I29:Sheet1.I29">
            <calcext:condition calcext:apply-style-name="Untitled1" calcext:value="formula-is(ISODD(ROW()))" calcext:base-cell-address="Sheet1.I29"/>
          </calcext:conditional-format>
          <calcext:conditional-format calcext:target-range-address="Sheet1.I29:Sheet1.I29">
            <calcext:condition calcext:apply-style-name="Untitled1" calcext:value="formula-is(ISODD(ROW()))" calcext:base-cell-address="Sheet1.I29"/>
          </calcext:conditional-format>
          <calcext:conditional-format calcext:target-range-address="Sheet1.I29:Sheet1.I29">
            <calcext:condition calcext:apply-style-name="Untitled1" calcext:value="formula-is(ISODD(ROW()))" calcext:base-cell-address="Sheet1.I29"/>
          </calcext:conditional-format>
          <calcext:conditional-format calcext:target-range-address="Sheet1.I29:Sheet1.I29">
            <calcext:condition calcext:apply-style-name="Untitled1" calcext:value="formula-is(ISODD(ROW()))" calcext:base-cell-address="Sheet1.I29"/>
          </calcext:conditional-format>
          <calcext:conditional-format calcext:target-range-address="Sheet1.I29:Sheet1.I29">
            <calcext:condition calcext:apply-style-name="Untitled1" calcext:value="formula-is(ISODD(ROW()))" calcext:base-cell-address="Sheet1.I29"/>
          </calcext:conditional-format>
          <calcext:conditional-format calcext:target-range-address="Sheet1.I29:Sheet1.I29">
            <calcext:condition calcext:apply-style-name="Untitled1" calcext:value="formula-is(ISODD(ROW()))" calcext:base-cell-address="Sheet1.I29"/>
          </calcext:conditional-format>
          <calcext:conditional-format calcext:target-range-address="Sheet1.I29:Sheet1.I29">
            <calcext:condition calcext:apply-style-name="Untitled1" calcext:value="formula-is(ISODD(ROW()))" calcext:base-cell-address="Sheet1.I29"/>
          </calcext:conditional-format>
          <calcext:conditional-format calcext:target-range-address="Sheet1.I29:Sheet1.I29">
            <calcext:condition calcext:apply-style-name="Untitled1" calcext:value="formula-is(ISODD(ROW()))" calcext:base-cell-address="Sheet1.I29"/>
          </calcext:conditional-format>
          <calcext:conditional-format calcext:target-range-address="Sheet1.I29:Sheet1.I29">
            <calcext:condition calcext:apply-style-name="Untitled1" calcext:value="formula-is(ISODD(ROW()))" calcext:base-cell-address="Sheet1.I29"/>
          </calcext:conditional-format>
          <calcext:conditional-format calcext:target-range-address="Sheet1.I29:Sheet1.I29">
            <calcext:condition calcext:apply-style-name="Untitled1" calcext:value="formula-is(ISODD(ROW()))" calcext:base-cell-address="Sheet1.I29"/>
          </calcext:conditional-format>
          <calcext:conditional-format calcext:target-range-address="Sheet1.I29:Sheet1.I29">
            <calcext:condition calcext:apply-style-name="Untitled1" calcext:value="formula-is(ISODD(ROW()))" calcext:base-cell-address="Sheet1.I29"/>
          </calcext:conditional-format>
          <calcext:conditional-format calcext:target-range-address="Sheet1.I29:Sheet1.I29">
            <calcext:condition calcext:apply-style-name="Untitled1" calcext:value="formula-is(ISODD(ROW()))" calcext:base-cell-address="Sheet1.I29"/>
          </calcext:conditional-format>
          <calcext:conditional-format calcext:target-range-address="Sheet1.I29:Sheet1.I29">
            <calcext:condition calcext:apply-style-name="Untitled1" calcext:value="formula-is(ISODD(ROW()))" calcext:base-cell-address="Sheet1.I29"/>
          </calcext:conditional-format>
        </calcext:conditional-formats>
      </table:table>
      <table:table table:name="Sheet2" table:style-name="ta1">
        <table:table-column table:style-name="co10" table:default-cell-style-name="ce228"/>
        <table:table-column table:style-name="co10" table:default-cell-style-name="ce231"/>
        <table:table-column table:style-name="co10" table:default-cell-style-name="ce232"/>
        <table:table-row table:style-name="ro1" table:number-rows-repeated="2">
          <table:table-cell table:style-name="Default" table:number-columns-repeated="3"/>
        </table:table-row>
        <table:table-row table:style-name="ro1">
          <table:table-cell table:style-name="ce148"/>
          <table:table-cell table:style-name="ce42" table:number-columns-repeated="2"/>
        </table:table-row>
        <table:table-row table:style-name="ro1">
          <table:table-cell table:style-name="ce226" office:value-type="string" calcext:value-type="string">
            <text:p>Invoice </text:p>
            <text:p>Date</text:p>
          </table:table-cell>
          <table:table-cell table:style-name="ce230" office:value-type="string" calcext:value-type="string">
            <text:p>Payed </text:p>
            <text:p>Date</text:p>
          </table:table-cell>
          <table:table-cell table:style-name="ce230" office:value-type="string" calcext:value-type="string">
            <text:p>Payed </text:p>
            <text:p>Date</text:p>
          </table:table-cell>
        </table:table-row>
        <table:table-row table:style-name="ro1">
          <table:table-cell table:style-name="ce222" office:value-type="string" calcext:value-type="string">
            <text:p>11.06.2018</text:p>
          </table:table-cell>
          <table:table-cell office:value-type="string" calcext:value-type="string">
            <text:p>21.06.2018</text:p>
          </table:table-cell>
          <table:table-cell table:style-name="ce231" office:value-type="string" calcext:value-type="string">
            <text:p>21.06.2018</text:p>
          </table:table-cell>
        </table:table-row>
        <table:table-row table:style-name="ro1">
          <table:table-cell table:style-name="ce222" office:value-type="string" calcext:value-type="string">
            <text:p>19.06.2018</text:p>
          </table:table-cell>
          <table:table-cell office:value-type="string" calcext:value-type="string">
            <text:p>22.06.2018</text:p>
          </table:table-cell>
          <table:table-cell table:style-name="ce231" office:value-type="string" calcext:value-type="string">
            <text:p>22.06.2018</text:p>
          </table:table-cell>
        </table:table-row>
        <table:table-row table:style-name="ro1">
          <table:table-cell table:style-name="ce222" office:value-type="string" calcext:value-type="string">
            <text:p>01.07.2018</text:p>
          </table:table-cell>
          <table:table-cell/>
          <table:table-cell table:style-name="ce231"/>
        </table:table-row>
        <table:table-row table:style-name="ro1">
          <table:table-cell table:style-name="ce222" office:value-type="string" calcext:value-type="string">
            <text:p>01.07.2018</text:p>
          </table:table-cell>
          <table:table-cell table:number-columns-repeated="2" office:value-type="string" calcext:value-type="string">
            <text:p>05.06.2018</text:p>
          </table:table-cell>
        </table:table-row>
        <table:table-row table:style-name="ro1">
          <table:table-cell table:style-name="ce227" office:value-type="string" calcext:value-type="string">
            <text:p>06.07.2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.07.2018</text:p>
          </table:table-cell>
          <table:table-cell table:number-columns-repeated="2" office:value-type="date" office:date-value="2018-07-23" calcext:value-type="date">
            <text:p>23. 07. 2018</text:p>
          </table:table-cell>
        </table:table-row>
        <table:table-row table:style-name="ro1">
          <table:table-cell office:value-type="string" calcext:value-type="string">
            <text:p>21.07.2018</text:p>
          </table:table-cell>
          <table:table-cell office:value-type="date" office:date-value="2018-07-26" calcext:value-type="date">
            <text:p>26. 07. 2018</text:p>
          </table:table-cell>
          <table:table-cell table:style-name="ce233" office:value-type="date" office:date-value="2018-07-26" calcext:value-type="date">
            <text:p>26. 07. 2018</text:p>
          </table:table-cell>
        </table:table-row>
        <table:table-row table:style-name="ro1" table:number-rows-repeated="12">
          <table:table-cell table:number-columns-repeated="3"/>
        </table:table-row>
        <table:table-row table:style-name="ro1">
          <table:table-cell table:style-name="ce229"/>
          <table:table-cell/>
          <table:table-cell table:style-name="ce231"/>
        </table:table-row>
        <table:table-row table:style-name="ro1">
          <table:table-cell table:style-name="ce148"/>
          <table:table-cell/>
          <table:table-cell table:style-name="ce231"/>
        </table:table-row>
        <table:table-row table:style-name="ro1" table:number-rows-repeated="2">
          <table:table-cell table:style-name="ce148"/>
          <table:table-cell table:style-name="Default"/>
          <table:table-cell table:style-name="ce222"/>
        </table:table-row>
        <table:table-row table:style-name="ro1">
          <table:table-cell table:style-name="Default" table:number-columns-repeated="2"/>
          <table:table-cell table:style-name="ce222"/>
        </table:table-row>
        <table:table-row table:style-name="ro1">
          <table:table-cell table:style-name="Default" table:number-columns-repeated="2"/>
          <table:table-cell table:style-name="ce222"/>
        </table:table-row>
        <calcext:conditional-formats>
          <calcext:conditional-format calcext:target-range-address="Sheet2.A10:Sheet2.A23">
            <calcext:condition calcext:apply-style-name="Untitled1" calcext:value="formula-is(ISODD(ROW()))" calcext:base-cell-address="Sheet2.A10"/>
          </calcext:conditional-format>
          <calcext:conditional-format calcext:target-range-address="Sheet2.A9:Sheet2.A9">
            <calcext:condition calcext:apply-style-name="Untitled1" calcext:value="formula-is(ISODD(ROW()))" calcext:base-cell-address="Sheet2.A9"/>
          </calcext:conditional-format>
          <calcext:conditional-format calcext:target-range-address="Sheet2.C8:Sheet2.C10 Sheet2.C12:Sheet2.C23">
            <calcext:condition calcext:apply-style-name="Untitled1" calcext:value="formula-is(ISODD(ROW()))" calcext:base-cell-address="Sheet2.C8"/>
          </calcext:conditional-format>
          <calcext:conditional-format calcext:target-range-address="Sheet2.C11:Sheet2.C11">
            <calcext:condition calcext:apply-style-name="Untitled1" calcext:value="formula-is(ISODD(ROW()))" calcext:base-cell-address="Sheet2.C11"/>
          </calcext:conditional-format>
          <calcext:conditional-format calcext:target-range-address="Sheet2.C8:Sheet2.C10 Sheet2.C12:Sheet2.C23">
            <calcext:condition calcext:apply-style-name="Untitled1" calcext:value="formula-is(ISODD(ROW()))" calcext:base-cell-address="Sheet2.C8"/>
          </calcext:conditional-format>
        </calcext:conditional-formats>
      </table:table>
      <table:named-expressions>
        <table:named-range table:name="OT_ESS_TS_HSTVW$srt0$0" table:base-cell-address="$Sheet1.$J$32" table:cell-range-address="$Sheet1.$A$89"/>
        <table:named-range table:name="OT_ESS_TS_HSTVW$srt1$0" table:base-cell-address="$Sheet1.$K$32" table:cell-range-address="$Sheet1.$B$89"/>
        <table:named-range table:name="OT_ESS_TS_HSTVW$srt2$0" table:base-cell-address="$Sheet1.$L$32" table:cell-range-address="$Sheet1.$I$33"/>
        <table:named-range table:name="OT_ESS_TS_HSTVW$srt3$0" table:base-cell-address="$Sheet1.$M$32" table:cell-range-address="$Sheet1.$I$33"/>
        <table:named-range table:name="OT_ESS_TS_HSTVW$srt4$0" table:base-cell-address="$Sheet1.$N$32" table:cell-range-address="$Sheet1.$J$33"/>
        <table:named-range table:name="OT_ESS_TS_HSTVW$srt5$0" table:base-cell-address="$Sheet1.$O$32" table:cell-range-address="$Sheet1.$K$33"/>
        <table:named-range table:name="OT_ESS_TS_LINK$0" table:base-cell-address="$Sheet1.$C$33" table:cell-range-address="$Sheet1.$A$91"/>
        <table:named-range table:name="OT_ESS_TS_LINK$1" table:base-cell-address="$Sheet1.$C$34" table:cell-range-address="$Sheet1.$A$92"/>
        <table:named-range table:name="OT_ESS_TS_LINK$10" table:base-cell-address="$Sheet1.$C$43" table:cell-range-address="$Sheet1.$A$101"/>
        <table:named-range table:name="OT_ESS_TS_LINK$11" table:base-cell-address="$Sheet1.$C$44" table:cell-range-address="$Sheet1.$A$102"/>
        <table:named-range table:name="OT_ESS_TS_LINK$12" table:base-cell-address="$Sheet1.$C$45" table:cell-range-address="$Sheet1.$A$103"/>
        <table:named-range table:name="OT_ESS_TS_LINK$13" table:base-cell-address="$Sheet1.$C$46" table:cell-range-address="$Sheet1.$A$104"/>
        <table:named-range table:name="OT_ESS_TS_LINK$14" table:base-cell-address="$Sheet1.$C$47" table:cell-range-address="$Sheet1.$A$105"/>
        <table:named-range table:name="OT_ESS_TS_LINK$15" table:base-cell-address="$Sheet1.$C$48" table:cell-range-address="$Sheet1.$A$106"/>
        <table:named-range table:name="OT_ESS_TS_LINK$16" table:base-cell-address="$Sheet1.$C$49" table:cell-range-address="$Sheet1.$A$107"/>
        <table:named-range table:name="OT_ESS_TS_LINK$2" table:base-cell-address="$Sheet1.$C$35" table:cell-range-address="$Sheet1.$A$93"/>
        <table:named-range table:name="OT_ESS_TS_LINK$3" table:base-cell-address="$Sheet1.$C$36" table:cell-range-address="$Sheet1.$A$94"/>
        <table:named-range table:name="OT_ESS_TS_LINK$4" table:base-cell-address="$Sheet1.$C$37" table:cell-range-address="$Sheet1.$A$95"/>
        <table:named-range table:name="OT_ESS_TS_LINK$5" table:base-cell-address="$Sheet1.$C$38" table:cell-range-address="$Sheet1.$A$96"/>
        <table:named-range table:name="OT_ESS_TS_LINK$6" table:base-cell-address="$Sheet1.$C$39" table:cell-range-address="$Sheet1.$A$97"/>
        <table:named-range table:name="OT_ESS_TS_LINK$7" table:base-cell-address="$Sheet1.$C$40" table:cell-range-address="$Sheet1.$A$98"/>
        <table:named-range table:name="OT_ESS_TS_LINK$8" table:base-cell-address="$Sheet1.$C$41" table:cell-range-address="$Sheet1.$A$99"/>
        <table:named-range table:name="OT_ESS_TS_LINK$9" table:base-cell-address="$Sheet1.$C$42" table:cell-range-address="$Sheet1.$A$10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sl" number:country="SI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0108" number:language="sl" number:country="SI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0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eeeeee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0">00/00/0000</text:date>, <text:time style:data-style-name="N2" text:time-value="17:39:11.5988375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09:45:29.279405834</meta:creation-date>
    <dc:date>2018-12-10T18:40:14.482329054</dc:date>
    <meta:editing-duration>P14DT20H29M56S</meta:editing-duration>
    <meta:editing-cycles>16</meta:editing-cycles>
    <meta:generator>LibreOffice/6.0.6.2$Linux_X86_64 LibreOffice_project/00m0$Build-2</meta:generator>
    <meta:document-statistic meta:table-count="2" meta:cell-count="194" meta:object-count="1"/>
  </office:meta>
</office:document-meta>
</file>